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it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ehicle ID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Travel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4.41">
            <text:p>4,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47">
            <text:p>1847</text:p>
          </table:table-cell>
        </table:table-row>
        <table:table-row table:style-name="ro1">
          <table:table-cell office:value-type="float" office:value="4.42">
            <text:p>4,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4.43">
            <text:p>4,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4.44">
            <text:p>4,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67">
            <text:p>1867</text:p>
          </table:table-cell>
        </table:table-row>
        <table:table-row table:style-name="ro1">
          <table:table-cell office:value-type="float" office:value="4.45">
            <text:p>4,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4.46">
            <text:p>4,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4.47">
            <text:p>4,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4.48">
            <text:p>4,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4.49">
            <text:p>4,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4.51">
            <text:p>4,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4.52">
            <text:p>4,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4.53">
            <text:p>4,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4.54">
            <text:p>4,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4.55">
            <text:p>4,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4.56">
            <text:p>4,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float" office:value="4.57">
            <text:p>4,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float" office:value="4.58">
            <text:p>4,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4.59">
            <text:p>4,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4.61">
            <text:p>4,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4.62">
            <text:p>4,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4.63">
            <text:p>4,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4.64">
            <text:p>4,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4.65">
            <text:p>4,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4.66">
            <text:p>4,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4.67">
            <text:p>4,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4.68">
            <text:p>4,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4.69">
            <text:p>4,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4.71">
            <text:p>4,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4.72">
            <text:p>4,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4.73">
            <text:p>4,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4.74">
            <text:p>4,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4.75">
            <text:p>4,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4.76">
            <text:p>4,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office:value-type="float" office:value="4.77">
            <text:p>4,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4.78">
            <text:p>4,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4.79">
            <text:p>4,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4.81">
            <text:p>4,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4.82">
            <text:p>4,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3">
            <text:p>2093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4.83">
            <text:p>4,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4.84">
            <text:p>4,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4.85">
            <text:p>4,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4.86">
            <text:p>4,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4.87">
            <text:p>4,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4.88">
            <text:p>4,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3">
            <text:p>1973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9">
            <text:p>2229</text:p>
          </table:table-cell>
        </table:table-row>
        <table:table-row table:style-name="ro1">
          <table:table-cell office:value-type="float" office:value="4.89">
            <text:p>4,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4.91">
            <text:p>4,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4.92">
            <text:p>4,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53">
            <text:p>2253</text:p>
          </table:table-cell>
        </table:table-row>
        <table:table-row table:style-name="ro1">
          <table:table-cell office:value-type="float" office:value="4.93">
            <text:p>4,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4.94">
            <text:p>4,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4.95">
            <text:p>4,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4.96">
            <text:p>4,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4.97">
            <text:p>4,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4.98">
            <text:p>4,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4.99">
            <text:p>4,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4.101">
            <text:p>4,1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office:value-type="float" office:value="4.102">
            <text:p>4,1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5">
            <text:p>2055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4.103">
            <text:p>4,1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4.104">
            <text:p>4,1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4.105">
            <text:p>4,1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4.106">
            <text:p>4,1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4.107">
            <text:p>4,1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3.31">
            <text:p>3,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4.108">
            <text:p>4,1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3.32">
            <text:p>3,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4.109">
            <text:p>4,1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3.33">
            <text:p>3,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4.111">
            <text:p>4,1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3.34">
            <text:p>3,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4.112">
            <text:p>4,1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3.35">
            <text:p>3,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4.113">
            <text:p>4,1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4.114">
            <text:p>4,1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4.115">
            <text:p>4,1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3.37">
            <text:p>3,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82">
            <text:p>2382</text:p>
          </table:table-cell>
        </table:table-row>
        <table:table-row table:style-name="ro1">
          <table:table-cell office:value-type="float" office:value="4.116">
            <text:p>4,1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3.38">
            <text:p>3,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4.117">
            <text:p>4,1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.39">
            <text:p>3,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4.118">
            <text:p>4,1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float" office:value="4.119">
            <text:p>4,1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3.41">
            <text:p>3,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4.121">
            <text:p>4,1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float" office:value="3.42">
            <text:p>3,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4.122">
            <text:p>4,1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75">
            <text:p>2175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 office:value-type="float" office:value="4.123">
            <text:p>4,1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3.43">
            <text:p>3,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3.44">
            <text:p>3,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4.124">
            <text:p>4,1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3.45">
            <text:p>3,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4.126">
            <text:p>4,1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3.46">
            <text:p>3,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4.127">
            <text:p>4,1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3.47">
            <text:p>3,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4.128">
            <text:p>4,1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3.48">
            <text:p>3,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float" office:value="4.129">
            <text:p>4,1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3.49">
            <text:p>3,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4.131">
            <text:p>4,1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1.61">
            <text:p>1,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4.132">
            <text:p>4,1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3.51">
            <text:p>3,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float" office:value="4.133">
            <text:p>4,1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6">
            <text:p>2246</text:p>
          </table:table-cell>
        </table:table-row>
        <table:table-row table:style-name="ro1">
          <table:table-cell office:value-type="float" office:value="1.62">
            <text:p>1,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4.134">
            <text:p>4,1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3.52">
            <text:p>3,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3.53">
            <text:p>3,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4.135">
            <text:p>4,1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1.63">
            <text:p>1,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4.136">
            <text:p>4,1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3.54">
            <text:p>3,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4.137">
            <text:p>4,1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1.64">
            <text:p>1,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3.55">
            <text:p>3,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4.138">
            <text:p>4,1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3.56">
            <text:p>3,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4.139">
            <text:p>4,1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.65">
            <text:p>1,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3.57">
            <text:p>3,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1.66">
            <text:p>1,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4.141">
            <text:p>4,1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3.58">
            <text:p>3,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4.142">
            <text:p>4,1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3.59">
            <text:p>3,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4.143">
            <text:p>4,1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1.67">
            <text:p>1,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4.144">
            <text:p>4,1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1.68">
            <text:p>1,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4.145">
            <text:p>4,1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3.61">
            <text:p>3,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4.146">
            <text:p>4,1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3.62">
            <text:p>3,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2.41">
            <text:p>2,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1.69">
            <text:p>1,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float" office:value="4.147">
            <text:p>4,1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3.63">
            <text:p>3,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4.148">
            <text:p>4,1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3">
            <text:p>2333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4.149">
            <text:p>4,1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.42">
            <text:p>2,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float" office:value="3.64">
            <text:p>3,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float" office:value="3.65">
            <text:p>3,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4.151">
            <text:p>4,1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1.71">
            <text:p>1,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4.152">
            <text:p>4,1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3.66">
            <text:p>3,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2.43">
            <text:p>2,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1.72">
            <text:p>1,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3.67">
            <text:p>3,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float" office:value="4.153">
            <text:p>4,1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3.68">
            <text:p>3,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4.154">
            <text:p>4,1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1.73">
            <text:p>1,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4.155">
            <text:p>4,1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3.69">
            <text:p>3,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.44">
            <text:p>2,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1.74">
            <text:p>1,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4.156">
            <text:p>4,1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4.157">
            <text:p>4,1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4.158">
            <text:p>4,1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float" office:value="3.71">
            <text:p>3,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2.45">
            <text:p>2,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4.159">
            <text:p>4,1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3.72">
            <text:p>3,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1.76">
            <text:p>1,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3.73">
            <text:p>3,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4.161">
            <text:p>4,1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3.74">
            <text:p>3,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float" office:value="2.46">
            <text:p>2,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float" office:value="4.162">
            <text:p>4,1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1.77">
            <text:p>1,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float" office:value="3.75">
            <text:p>3,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4.163">
            <text:p>4,1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1.78">
            <text:p>1,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float" office:value="4.164">
            <text:p>4,1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3.76">
            <text:p>3,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float" office:value="2.47">
            <text:p>2,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3.77">
            <text:p>3,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float" office:value="4.165">
            <text:p>4,1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4.166">
            <text:p>4,1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1.79">
            <text:p>1,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4.167">
            <text:p>4,1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3.78">
            <text:p>3,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2.48">
            <text:p>2,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float" office:value="4.168">
            <text:p>4,1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3.79">
            <text:p>3,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4.169">
            <text:p>4,1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1.81">
            <text:p>1,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2.49">
            <text:p>2,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3.81">
            <text:p>3,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4.171">
            <text:p>4,1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1.82">
            <text:p>1,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4.172">
            <text:p>4,1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3.82">
            <text:p>3,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1.83">
            <text:p>1,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4.173">
            <text:p>4,1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float" office:value="3.83">
            <text:p>3,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4.174">
            <text:p>4,1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1.84">
            <text:p>1,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float" office:value="4.175">
            <text:p>4,1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3.84">
            <text:p>3,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2.51">
            <text:p>2,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3.85">
            <text:p>3,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float" office:value="4.176">
            <text:p>4,1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3.86">
            <text:p>3,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float" office:value="4.177">
            <text:p>4,1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3">
            <text:p>2503</text:p>
          </table:table-cell>
        </table:table-row>
        <table:table-row table:style-name="ro1">
          <table:table-cell office:value-type="float" office:value="1.85">
            <text:p>1,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4.178">
            <text:p>4,1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3.87">
            <text:p>3,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float" office:value="2.52">
            <text:p>2,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float" office:value="1.86">
            <text:p>1,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float" office:value="4.179">
            <text:p>4,1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3.88">
            <text:p>3,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1.87">
            <text:p>1,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4.181">
            <text:p>4,1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3.89">
            <text:p>3,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float" office:value="2.53">
            <text:p>2,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4">
            <text:p>2764</text:p>
          </table:table-cell>
        </table:table-row>
        <table:table-row table:style-name="ro1">
          <table:table-cell office:value-type="float" office:value="1.88">
            <text:p>1,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float" office:value="4.182">
            <text:p>4,1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float" office:value="4.183">
            <text:p>4,1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3.91">
            <text:p>3,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4.184">
            <text:p>4,1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1.89">
            <text:p>1,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2.54">
            <text:p>2,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float" office:value="3.92">
            <text:p>3,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4.185">
            <text:p>4,1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4.186">
            <text:p>4,1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56">
            <text:p>2556</text:p>
          </table:table-cell>
        </table:table-row>
        <table:table-row table:style-name="ro1">
          <table:table-cell office:value-type="float" office:value="3.93">
            <text:p>3,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float" office:value="4.187">
            <text:p>4,1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3.94">
            <text:p>3,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2.55">
            <text:p>2,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1.91">
            <text:p>1,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4.188">
            <text:p>4,1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float" office:value="3.95">
            <text:p>3,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4.189">
            <text:p>4,1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float" office:value="1.92">
            <text:p>1,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3.96">
            <text:p>3,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2.56">
            <text:p>2,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float" office:value="3.97">
            <text:p>3,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4.191">
            <text:p>4,1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.93">
            <text:p>1,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float" office:value="4.192">
            <text:p>4,1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3.98">
            <text:p>3,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float" office:value="4.193">
            <text:p>4,1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1.94">
            <text:p>1,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float" office:value="2.57">
            <text:p>2,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7">
            <text:p>2847</text:p>
          </table:table-cell>
        </table:table-row>
        <table:table-row table:style-name="ro1">
          <table:table-cell office:value-type="float" office:value="3.99">
            <text:p>3,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4.194">
            <text:p>4,1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1.95">
            <text:p>1,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4.195">
            <text:p>4,1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4.196">
            <text:p>4,1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float" office:value="1.96">
            <text:p>1,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3.101">
            <text:p>3,1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2.58">
            <text:p>2,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4.197">
            <text:p>4,1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3.102">
            <text:p>3,1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float" office:value="4.198">
            <text:p>4,1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1.97">
            <text:p>1,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3.103">
            <text:p>3,1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4.199">
            <text:p>4,1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1.98">
            <text:p>1,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float" office:value="2.59">
            <text:p>2,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float" office:value="3.104">
            <text:p>3,1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4.201">
            <text:p>4,2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float" office:value="3.105">
            <text:p>3,1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float" office:value="4.202">
            <text:p>4,2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1.99">
            <text:p>1,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3.106">
            <text:p>3,1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30">
            <text:p>2830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4.203">
            <text:p>4,2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3.107">
            <text:p>3,1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float" office:value="4.204">
            <text:p>4,2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2.61">
            <text:p>2,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3.108">
            <text:p>3,1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float" office:value="4.205">
            <text:p>4,2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float" office:value="1.101">
            <text:p>1,1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float" office:value="3.109">
            <text:p>3,1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float" office:value="4.206">
            <text:p>4,2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1.102">
            <text:p>1,1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4.207">
            <text:p>4,2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2.62">
            <text:p>2,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float" office:value="4.208">
            <text:p>4,2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float" office:value="3.111">
            <text:p>3,1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float" office:value="1.103">
            <text:p>1,1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4.209">
            <text:p>4,2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3.112">
            <text:p>3,1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float" office:value="2.63">
            <text:p>2,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1.104">
            <text:p>1,1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float" office:value="3.113">
            <text:p>3,1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8">
            <text:p>2878</text:p>
          </table:table-cell>
        </table:table-row>
        <table:table-row table:style-name="ro1">
          <table:table-cell office:value-type="float" office:value="4.211">
            <text:p>4,2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6">
            <text:p>2716</text:p>
          </table:table-cell>
        </table:table-row>
        <table:table-row table:style-name="ro1">
          <table:table-cell office:value-type="float" office:value="3.114">
            <text:p>3,1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4.212">
            <text:p>4,2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1.105">
            <text:p>1,1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float" office:value="4.213">
            <text:p>4,2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3.115">
            <text:p>3,1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float" office:value="2.64">
            <text:p>2,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float" office:value="1.106">
            <text:p>1,1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office:value-type="float" office:value="4.214">
            <text:p>4,2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float" office:value="3.116">
            <text:p>3,1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float" office:value="4.215">
            <text:p>4,2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float" office:value="4.216">
            <text:p>4,2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float" office:value="3.117">
            <text:p>3,1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float" office:value="2.65">
            <text:p>2,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float" office:value="1.107">
            <text:p>1,1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4.217">
            <text:p>4,2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float" office:value="3.118">
            <text:p>3,1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4.218">
            <text:p>4,2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1.108">
            <text:p>1,1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4.219">
            <text:p>4,2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56">
            <text:p>2756</text:p>
          </table:table-cell>
        </table:table-row>
        <table:table-row table:style-name="ro1">
          <table:table-cell office:value-type="float" office:value="3.119">
            <text:p>3,1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2.66">
            <text:p>2,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1.109">
            <text:p>1,1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44">
            <text:p>3144</text:p>
          </table:table-cell>
        </table:table-row>
        <table:table-row table:style-name="ro1">
          <table:table-cell office:value-type="float" office:value="4.221">
            <text:p>4,2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3.121">
            <text:p>3,1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4.222">
            <text:p>4,2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55">
            <text:p>3155</text:p>
          </table:table-cell>
        </table:table-row>
        <table:table-row table:style-name="ro1">
          <table:table-cell office:value-type="float" office:value="2.67">
            <text:p>2,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float" office:value="3.122">
            <text:p>3,1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4.223">
            <text:p>4,2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3.123">
            <text:p>3,1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4.224">
            <text:p>4,2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1.111">
            <text:p>1,1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office:value-type="float" office:value="4.225">
            <text:p>4,2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94">
            <text:p>2794</text:p>
          </table:table-cell>
        </table:table-row>
        <table:table-row table:style-name="ro1">
          <table:table-cell office:value-type="float" office:value="3.124">
            <text:p>3,1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float" office:value="2.68">
            <text:p>2,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83">
            <text:p>3183</text:p>
          </table:table-cell>
        </table:table-row>
        <table:table-row table:style-name="ro1">
          <table:table-cell office:value-type="float" office:value="4.226">
            <text:p>4,2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float" office:value="4.227">
            <text:p>4,2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1.113">
            <text:p>1,1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93">
            <text:p>3193</text:p>
          </table:table-cell>
        </table:table-row>
        <table:table-row table:style-name="ro1">
          <table:table-cell office:value-type="float" office:value="2.69">
            <text:p>2,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float" office:value="3.126">
            <text:p>3,1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68">
            <text:p>2968</text:p>
          </table:table-cell>
        </table:table-row>
        <table:table-row table:style-name="ro1">
          <table:table-cell office:value-type="float" office:value="4.228">
            <text:p>4,2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float" office:value="1.114">
            <text:p>1,1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float" office:value="4.229">
            <text:p>4,2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3.127">
            <text:p>3,1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3.128">
            <text:p>3,1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float" office:value="3.129">
            <text:p>3,1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4.231">
            <text:p>4,2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39">
            <text:p>2839</text:p>
          </table:table-cell>
        </table:table-row>
        <table:table-row table:style-name="ro1">
          <table:table-cell office:value-type="float" office:value="1.115">
            <text:p>1,1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0">
            <text:p>3230</text:p>
          </table:table-cell>
        </table:table-row>
        <table:table-row table:style-name="ro1">
          <table:table-cell office:value-type="float" office:value="4.232">
            <text:p>4,2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4.233">
            <text:p>4,2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1.116">
            <text:p>1,1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float" office:value="2.71">
            <text:p>2,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23">
            <text:p>3123</text:p>
          </table:table-cell>
        </table:table-row>
        <table:table-row table:style-name="ro1">
          <table:table-cell office:value-type="float" office:value="3.131">
            <text:p>3,1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4.234">
            <text:p>4,2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1.117">
            <text:p>1,1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float" office:value="4.235">
            <text:p>4,2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3.132">
            <text:p>3,1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2.72">
            <text:p>2,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1.118">
            <text:p>1,1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2">
            <text:p>3262</text:p>
          </table:table-cell>
        </table:table-row>
        <table:table-row table:style-name="ro1">
          <table:table-cell office:value-type="float" office:value="4.236">
            <text:p>4,2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3.133">
            <text:p>3,1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4.237">
            <text:p>4,2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float" office:value="3.134">
            <text:p>3,1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float" office:value="4.238">
            <text:p>4,2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float" office:value="1.119">
            <text:p>1,1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7">
            <text:p>3277</text:p>
          </table:table-cell>
        </table:table-row>
        <table:table-row table:style-name="ro1">
          <table:table-cell office:value-type="float" office:value="2.73">
            <text:p>2,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57">
            <text:p>3157</text:p>
          </table:table-cell>
        </table:table-row>
        <table:table-row table:style-name="ro1">
          <table:table-cell office:value-type="float" office:value="3.135">
            <text:p>3,1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float" office:value="4.239">
            <text:p>4,2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3.136">
            <text:p>3,1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float" office:value="4.241">
            <text:p>4,2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1.121">
            <text:p>1,1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float" office:value="2.74">
            <text:p>2,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3.137">
            <text:p>3,1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4.242">
            <text:p>4,2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1.122">
            <text:p>1,1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office:value-type="float" office:value="4.243">
            <text:p>4,2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float" office:value="3.138">
            <text:p>3,1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4.244">
            <text:p>4,2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3.139">
            <text:p>3,1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1.123">
            <text:p>1,1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office:value-type="float" office:value="2.75">
            <text:p>2,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float" office:value="4.245">
            <text:p>4,2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26">
            <text:p>2926</text:p>
          </table:table-cell>
        </table:table-row>
        <table:table-row table:style-name="ro1">
          <table:table-cell office:value-type="float" office:value="1.124">
            <text:p>1,1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float" office:value="4.246">
            <text:p>4,2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float" office:value="4.247">
            <text:p>4,2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float" office:value="3.142">
            <text:p>3,1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74">
            <text:p>3074</text:p>
          </table:table-cell>
        </table:table-row>
        <table:table-row table:style-name="ro1">
          <table:table-cell office:value-type="float" office:value="2.76">
            <text:p>2,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1.125">
            <text:p>1,1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2">
            <text:p>3352</text:p>
          </table:table-cell>
        </table:table-row>
        <table:table-row table:style-name="ro1">
          <table:table-cell office:value-type="float" office:value="4.248">
            <text:p>4,2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float" office:value="3.143">
            <text:p>3,1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float" office:value="4.249">
            <text:p>4,2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1.126">
            <text:p>1,1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float" office:value="3.144">
            <text:p>3,1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91">
            <text:p>3091</text:p>
          </table:table-cell>
        </table:table-row>
        <table:table-row table:style-name="ro1">
          <table:table-cell office:value-type="float" office:value="2.77">
            <text:p>2,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float" office:value="3.145">
            <text:p>3,1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4.251">
            <text:p>4,2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1.127">
            <text:p>1,1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4.252">
            <text:p>4,2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66">
            <text:p>2966</text:p>
          </table:table-cell>
        </table:table-row>
        <table:table-row table:style-name="ro1">
          <table:table-cell office:value-type="float" office:value="3.146">
            <text:p>3,1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float" office:value="4.253">
            <text:p>4,2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1.128">
            <text:p>1,1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float" office:value="2.78">
            <text:p>2,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float" office:value="3.147">
            <text:p>3,1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09">
            <text:p>3109</text:p>
          </table:table-cell>
        </table:table-row>
        <table:table-row table:style-name="ro1">
          <table:table-cell office:value-type="float" office:value="4.254">
            <text:p>4,2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1.129">
            <text:p>1,1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9">
            <text:p>3399</text:p>
          </table:table-cell>
        </table:table-row>
        <table:table-row table:style-name="ro1">
          <table:table-cell office:value-type="float" office:value="4.255">
            <text:p>4,2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float" office:value="3.148">
            <text:p>3,1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office:value-type="float" office:value="2.79">
            <text:p>2,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77">
            <text:p>3277</text:p>
          </table:table-cell>
        </table:table-row>
        <table:table-row table:style-name="ro1">
          <table:table-cell office:value-type="float" office:value="3.149">
            <text:p>3,1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float" office:value="4.256">
            <text:p>4,2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4.257">
            <text:p>4,2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4.258">
            <text:p>4,2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float" office:value="3.151">
            <text:p>3,1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float" office:value="1.131">
            <text:p>1,1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0">
            <text:p>3430</text:p>
          </table:table-cell>
        </table:table-row>
        <table:table-row table:style-name="ro1">
          <table:table-cell office:value-type="float" office:value="3.152">
            <text:p>3,1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float" office:value="4.259">
            <text:p>4,2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1.132">
            <text:p>1,1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float" office:value="3.153">
            <text:p>3,1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44">
            <text:p>3144</text:p>
          </table:table-cell>
        </table:table-row>
        <table:table-row table:style-name="ro1">
          <table:table-cell office:value-type="float" office:value="4.261">
            <text:p>4,2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4.262">
            <text:p>4,2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1.133">
            <text:p>1,1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float" office:value="2.81">
            <text:p>2,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float" office:value="3.154">
            <text:p>3,1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56">
            <text:p>3156</text:p>
          </table:table-cell>
        </table:table-row>
        <table:table-row table:style-name="ro1">
          <table:table-cell office:value-type="float" office:value="4.263">
            <text:p>4,2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float" office:value="1.134">
            <text:p>1,1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office:value-type="float" office:value="4.264">
            <text:p>4,2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37">
            <text:p>3037</text:p>
          </table:table-cell>
        </table:table-row>
        <table:table-row table:style-name="ro1">
          <table:table-cell office:value-type="float" office:value="3.155">
            <text:p>3,1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float" office:value="4.265">
            <text:p>4,2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68">
            <text:p>3168</text:p>
          </table:table-cell>
        </table:table-row>
        <table:table-row table:style-name="ro1">
          <table:table-cell office:value-type="float" office:value="2.82">
            <text:p>2,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office:value-type="float" office:value="1.135">
            <text:p>1,1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0">
            <text:p>3480</text:p>
          </table:table-cell>
        </table:table-row>
        <table:table-row table:style-name="ro1">
          <table:table-cell office:value-type="float" office:value="4.266">
            <text:p>4,2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3.157">
            <text:p>3,1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float" office:value="4.267">
            <text:p>4,2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55">
            <text:p>3055</text:p>
          </table:table-cell>
        </table:table-row>
        <table:table-row table:style-name="ro1">
          <table:table-cell office:value-type="float" office:value="1.136">
            <text:p>1,1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2.83">
            <text:p>2,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60">
            <text:p>3360</text:p>
          </table:table-cell>
        </table:table-row>
        <table:table-row table:style-name="ro1">
          <table:table-cell office:value-type="float" office:value="3.158">
            <text:p>3,1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float" office:value="4.268">
            <text:p>4,2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float" office:value="3.159">
            <text:p>3,1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office:value-type="float" office:value="4.269">
            <text:p>4,2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float" office:value="1.137">
            <text:p>1,1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1">
            <text:p>3511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74">
            <text:p>3074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float" office:value="2.84">
            <text:p>2,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2">
            <text:p>3382</text:p>
          </table:table-cell>
        </table:table-row>
        <table:table-row table:style-name="ro1">
          <table:table-cell office:value-type="float" office:value="1.138">
            <text:p>1,1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4.271">
            <text:p>4,2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86">
            <text:p>3086</text:p>
          </table:table-cell>
        </table:table-row>
        <table:table-row table:style-name="ro1">
          <table:table-cell office:value-type="float" office:value="3.161">
            <text:p>3,1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1.139">
            <text:p>1,1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4.272">
            <text:p>4,2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89">
            <text:p>3089</text:p>
          </table:table-cell>
        </table:table-row>
        <table:table-row table:style-name="ro1">
          <table:table-cell office:value-type="float" office:value="3.162">
            <text:p>3,1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15">
            <text:p>3215</text:p>
          </table:table-cell>
        </table:table-row>
        <table:table-row table:style-name="ro1">
          <table:table-cell office:value-type="float" office:value="4.273">
            <text:p>4,2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2.85">
            <text:p>2,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2">
            <text:p>3542</text:p>
          </table:table-cell>
        </table:table-row>
        <table:table-row table:style-name="ro1">
          <table:table-cell office:value-type="float" office:value="4.274">
            <text:p>4,2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04">
            <text:p>3104</text:p>
          </table:table-cell>
        </table:table-row>
        <table:table-row table:style-name="ro1">
          <table:table-cell office:value-type="float" office:value="3.163">
            <text:p>3,1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23">
            <text:p>3223</text:p>
          </table:table-cell>
        </table:table-row>
        <table:table-row table:style-name="ro1">
          <table:table-cell office:value-type="float" office:value="4.275">
            <text:p>4,2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3.164">
            <text:p>3,1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float" office:value="4.276">
            <text:p>4,2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10">
            <text:p>3110</text:p>
          </table:table-cell>
        </table:table-row>
        <table:table-row table:style-name="ro1">
          <table:table-cell office:value-type="float" office:value="1.141">
            <text:p>1,1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2.86">
            <text:p>2,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3.165">
            <text:p>3,1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33">
            <text:p>3233</text:p>
          </table:table-cell>
        </table:table-row>
        <table:table-row table:style-name="ro1">
          <table:table-cell office:value-type="float" office:value="1.142">
            <text:p>1,1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0">
            <text:p>3570</text:p>
          </table:table-cell>
        </table:table-row>
        <table:table-row table:style-name="ro1">
          <table:table-cell office:value-type="float" office:value="4.277">
            <text:p>4,2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float" office:value="3.166">
            <text:p>3,1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44">
            <text:p>3244</text:p>
          </table:table-cell>
        </table:table-row>
        <table:table-row table:style-name="ro1">
          <table:table-cell office:value-type="float" office:value="4.278">
            <text:p>4,2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3.167">
            <text:p>3,1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float" office:value="4.279">
            <text:p>4,2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1.143">
            <text:p>1,1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7">
            <text:p>3587</text:p>
          </table:table-cell>
        </table:table-row>
        <table:table-row table:style-name="ro1">
          <table:table-cell office:value-type="float" office:value="2.87">
            <text:p>2,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49">
            <text:p>3449</text:p>
          </table:table-cell>
        </table:table-row>
        <table:table-row table:style-name="ro1">
          <table:table-cell office:value-type="float" office:value="3.168">
            <text:p>3,1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55">
            <text:p>3255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45">
            <text:p>3145</text:p>
          </table:table-cell>
        </table:table-row>
        <table:table-row table:style-name="ro1">
          <table:table-cell office:value-type="float" office:value="1.144">
            <text:p>1,1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float" office:value="4.281">
            <text:p>4,2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float" office:value="3.169">
            <text:p>3,1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float" office:value="4.282">
            <text:p>4,2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66">
            <text:p>3266</text:p>
          </table:table-cell>
        </table:table-row>
        <table:table-row table:style-name="ro1">
          <table:table-cell office:value-type="float" office:value="2.88">
            <text:p>2,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1.145">
            <text:p>1,1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4">
            <text:p>3614</text:p>
          </table:table-cell>
        </table:table-row>
        <table:table-row table:style-name="ro1">
          <table:table-cell office:value-type="float" office:value="4.283">
            <text:p>4,2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float" office:value="3.171">
            <text:p>3,1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float" office:value="4.284">
            <text:p>4,2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7">
            <text:p>3167</text:p>
          </table:table-cell>
        </table:table-row>
        <table:table-row table:style-name="ro1">
          <table:table-cell office:value-type="float" office:value="1.146">
            <text:p>1,1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6">
            <text:p>3626</text:p>
          </table:table-cell>
        </table:table-row>
        <table:table-row table:style-name="ro1">
          <table:table-cell office:value-type="float" office:value="2.89">
            <text:p>2,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83">
            <text:p>3483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82">
            <text:p>3282</text:p>
          </table:table-cell>
        </table:table-row>
        <table:table-row table:style-name="ro1">
          <table:table-cell office:value-type="float" office:value="4.285">
            <text:p>4,2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77">
            <text:p>3177</text:p>
          </table:table-cell>
        </table:table-row>
        <table:table-row table:style-name="ro1">
          <table:table-cell office:value-type="float" office:value="3.173">
            <text:p>3,1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float" office:value="4.286">
            <text:p>4,2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float" office:value="1.147">
            <text:p>1,1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4">
            <text:p>3644</text:p>
          </table:table-cell>
        </table:table-row>
        <table:table-row table:style-name="ro1">
          <table:table-cell office:value-type="float" office:value="4.287">
            <text:p>4,2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85">
            <text:p>3185</text:p>
          </table:table-cell>
        </table:table-row>
        <table:table-row table:style-name="ro1">
          <table:table-cell office:value-type="float" office:value="3.174">
            <text:p>3,1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93">
            <text:p>3293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04">
            <text:p>3504</text:p>
          </table:table-cell>
        </table:table-row>
        <table:table-row table:style-name="ro1">
          <table:table-cell office:value-type="float" office:value="1.148">
            <text:p>1,1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4.288">
            <text:p>4,2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float" office:value="3.175">
            <text:p>3,1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01">
            <text:p>3301</text:p>
          </table:table-cell>
        </table:table-row>
        <table:table-row table:style-name="ro1">
          <table:table-cell office:value-type="float" office:value="4.289">
            <text:p>4,2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2">
            <text:p>3202</text:p>
          </table:table-cell>
        </table:table-row>
        <table:table-row table:style-name="ro1">
          <table:table-cell office:value-type="float" office:value="3.176">
            <text:p>3,1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4">
            <text:p>3204</text:p>
          </table:table-cell>
        </table:table-row>
        <table:table-row table:style-name="ro1">
          <table:table-cell office:value-type="float" office:value="1.149">
            <text:p>1,1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2.91">
            <text:p>2,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25">
            <text:p>3525</text:p>
          </table:table-cell>
        </table:table-row>
        <table:table-row table:style-name="ro1">
          <table:table-cell office:value-type="float" office:value="3.177">
            <text:p>3,1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10">
            <text:p>3310</text:p>
          </table:table-cell>
        </table:table-row>
        <table:table-row table:style-name="ro1">
          <table:table-cell office:value-type="float" office:value="4.291">
            <text:p>4,2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4">
            <text:p>3684</text:p>
          </table:table-cell>
        </table:table-row>
        <table:table-row table:style-name="ro1">
          <table:table-cell office:value-type="float" office:value="4.292">
            <text:p>4,2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18">
            <text:p>3218</text:p>
          </table:table-cell>
        </table:table-row>
        <table:table-row table:style-name="ro1">
          <table:table-cell office:value-type="float" office:value="3.178">
            <text:p>3,1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4.293">
            <text:p>4,2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float" office:value="3.179">
            <text:p>3,1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float" office:value="2.92">
            <text:p>2,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45">
            <text:p>3545</text:p>
          </table:table-cell>
        </table:table-row>
        <table:table-row table:style-name="ro1">
          <table:table-cell office:value-type="float" office:value="1.151">
            <text:p>1,1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9">
            <text:p>3699</text:p>
          </table:table-cell>
        </table:table-row>
        <table:table-row table:style-name="ro1">
          <table:table-cell office:value-type="float" office:value="4.294">
            <text:p>4,2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31">
            <text:p>3231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4.295">
            <text:p>4,2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37">
            <text:p>3237</text:p>
          </table:table-cell>
        </table:table-row>
        <table:table-row table:style-name="ro1">
          <table:table-cell office:value-type="float" office:value="1.152">
            <text:p>1,1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10">
            <text:p>3710</text:p>
          </table:table-cell>
        </table:table-row>
        <table:table-row table:style-name="ro1">
          <table:table-cell office:value-type="float" office:value="4.296">
            <text:p>4,2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39">
            <text:p>3239</text:p>
          </table:table-cell>
        </table:table-row>
        <table:table-row table:style-name="ro1">
          <table:table-cell office:value-type="float" office:value="3.181">
            <text:p>3,1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2.93">
            <text:p>2,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 office:value-type="float" office:value="3.182">
            <text:p>3,1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float" office:value="1.153">
            <text:p>1,1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office:value-type="float" office:value="4.297">
            <text:p>4,2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48">
            <text:p>3248</text:p>
          </table:table-cell>
        </table:table-row>
        <table:table-row table:style-name="ro1">
          <table:table-cell office:value-type="float" office:value="3.183">
            <text:p>3,1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4.298">
            <text:p>4,2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53">
            <text:p>3253</text:p>
          </table:table-cell>
        </table:table-row>
        <table:table-row table:style-name="ro1">
          <table:table-cell office:value-type="float" office:value="1.154">
            <text:p>1,1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4.299">
            <text:p>4,2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55">
            <text:p>3255</text:p>
          </table:table-cell>
        </table:table-row>
        <table:table-row table:style-name="ro1">
          <table:table-cell office:value-type="float" office:value="2.94">
            <text:p>2,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3.184">
            <text:p>3,1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66">
            <text:p>3266</text:p>
          </table:table-cell>
        </table:table-row>
        <table:table-row table:style-name="ro1">
          <table:table-cell office:value-type="float" office:value="3.185">
            <text:p>3,1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4.301">
            <text:p>4,3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float" office:value="1.155">
            <text:p>1,1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1">
            <text:p>3751</text:p>
          </table:table-cell>
        </table:table-row>
        <table:table-row table:style-name="ro1">
          <table:table-cell office:value-type="float" office:value="3.186">
            <text:p>3,1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float" office:value="4.302">
            <text:p>4,3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75">
            <text:p>3275</text:p>
          </table:table-cell>
        </table:table-row>
        <table:table-row table:style-name="ro1">
          <table:table-cell office:value-type="float" office:value="1.156">
            <text:p>1,1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62">
            <text:p>3762</text:p>
          </table:table-cell>
        </table:table-row>
        <table:table-row table:style-name="ro1">
          <table:table-cell office:value-type="float" office:value="2.95">
            <text:p>2,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4.303">
            <text:p>4,3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85">
            <text:p>3285</text:p>
          </table:table-cell>
        </table:table-row>
        <table:table-row table:style-name="ro1">
          <table:table-cell office:value-type="float" office:value="3.187">
            <text:p>3,1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4.304">
            <text:p>4,3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float" office:value="1.157">
            <text:p>1,1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float" office:value="4.305">
            <text:p>4,3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91">
            <text:p>3291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83">
            <text:p>3383</text:p>
          </table:table-cell>
        </table:table-row>
        <table:table-row table:style-name="ro1">
          <table:table-cell office:value-type="float" office:value="1.158">
            <text:p>1,1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3">
            <text:p>3783</text:p>
          </table:table-cell>
        </table:table-row>
        <table:table-row table:style-name="ro1">
          <table:table-cell office:value-type="float" office:value="2.96">
            <text:p>2,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26">
            <text:p>3626</text:p>
          </table:table-cell>
        </table:table-row>
        <table:table-row table:style-name="ro1">
          <table:table-cell office:value-type="float" office:value="3.189">
            <text:p>3,1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float" office:value="4.306">
            <text:p>4,3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float" office:value="4.307">
            <text:p>4,3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office:value-type="float" office:value="4.308">
            <text:p>4,3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10">
            <text:p>3310</text:p>
          </table:table-cell>
        </table:table-row>
        <table:table-row table:style-name="ro1">
          <table:table-cell office:value-type="float" office:value="1.159">
            <text:p>1,1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float" office:value="3.191">
            <text:p>3,1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float" office:value="2.97">
            <text:p>2,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office:value-type="float" office:value="4.309">
            <text:p>4,3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float" office:value="3.192">
            <text:p>3,1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12">
            <text:p>3412</text:p>
          </table:table-cell>
        </table:table-row>
        <table:table-row table:style-name="ro1">
          <table:table-cell office:value-type="float" office:value="4.311">
            <text:p>4,3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3.193">
            <text:p>3,1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2.98">
            <text:p>2,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1.161">
            <text:p>1,1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0">
            <text:p>3830</text:p>
          </table:table-cell>
        </table:table-row>
        <table:table-row table:style-name="ro1">
          <table:table-cell office:value-type="float" office:value="4.312">
            <text:p>4,3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float" office:value="3.194">
            <text:p>3,1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23">
            <text:p>3423</text:p>
          </table:table-cell>
        </table:table-row>
        <table:table-row table:style-name="ro1">
          <table:table-cell office:value-type="float" office:value="4.313">
            <text:p>4,3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1.162">
            <text:p>1,1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float" office:value="2.99">
            <text:p>2,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80">
            <text:p>3680</text:p>
          </table:table-cell>
        </table:table-row>
        <table:table-row table:style-name="ro1">
          <table:table-cell office:value-type="float" office:value="3.195">
            <text:p>3,1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31">
            <text:p>3431</text:p>
          </table:table-cell>
        </table:table-row>
        <table:table-row table:style-name="ro1">
          <table:table-cell office:value-type="float" office:value="4.314">
            <text:p>4,3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3.196">
            <text:p>3,1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4.315">
            <text:p>4,3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float" office:value="1.163">
            <text:p>1,1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7">
            <text:p>3857</text:p>
          </table:table-cell>
        </table:table-row>
        <table:table-row table:style-name="ro1">
          <table:table-cell office:value-type="float" office:value="4.316">
            <text:p>4,3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63">
            <text:p>3363</text:p>
          </table:table-cell>
        </table:table-row>
        <table:table-row table:style-name="ro1">
          <table:table-cell office:value-type="float" office:value="3.197">
            <text:p>3,1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41">
            <text:p>3441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02">
            <text:p>3702</text:p>
          </table:table-cell>
        </table:table-row>
        <table:table-row table:style-name="ro1">
          <table:table-cell office:value-type="float" office:value="1.164">
            <text:p>1,1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4.317">
            <text:p>4,3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3.198">
            <text:p>3,1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float" office:value="4.318">
            <text:p>4,3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office:value-type="float" office:value="3.199">
            <text:p>3,1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float" office:value="4.319">
            <text:p>4,3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1.165">
            <text:p>1,1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office:value-type="float" office:value="2.101">
            <text:p>2,1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1.166">
            <text:p>1,1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4.321">
            <text:p>4,3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3.201">
            <text:p>3,2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4.322">
            <text:p>4,3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97">
            <text:p>3397</text:p>
          </table:table-cell>
        </table:table-row>
        <table:table-row table:style-name="ro1">
          <table:table-cell office:value-type="float" office:value="3.202">
            <text:p>3,2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2.102">
            <text:p>2,1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42">
            <text:p>3742</text:p>
          </table:table-cell>
        </table:table-row>
        <table:table-row table:style-name="ro1">
          <table:table-cell office:value-type="float" office:value="1.167">
            <text:p>1,1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4.323">
            <text:p>4,3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float" office:value="3.203">
            <text:p>3,2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79">
            <text:p>3479</text:p>
          </table:table-cell>
        </table:table-row>
        <table:table-row table:style-name="ro1">
          <table:table-cell office:value-type="float" office:value="4.324">
            <text:p>4,3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09">
            <text:p>3409</text:p>
          </table:table-cell>
        </table:table-row>
        <table:table-row table:style-name="ro1">
          <table:table-cell office:value-type="float" office:value="1.168">
            <text:p>1,1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5">
            <text:p>3925</text:p>
          </table:table-cell>
        </table:table-row>
        <table:table-row table:style-name="ro1">
          <table:table-cell office:value-type="float" office:value="4.325">
            <text:p>4,3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15">
            <text:p>3415</text:p>
          </table:table-cell>
        </table:table-row>
        <table:table-row table:style-name="ro1">
          <table:table-cell office:value-type="float" office:value="3.204">
            <text:p>3,2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2.103">
            <text:p>2,1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office:value-type="float" office:value="3.205">
            <text:p>3,2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1.169">
            <text:p>1,1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0">
            <text:p>3940</text:p>
          </table:table-cell>
        </table:table-row>
        <table:table-row table:style-name="ro1">
          <table:table-cell office:value-type="float" office:value="4.326">
            <text:p>4,3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3.206">
            <text:p>3,2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office:value-type="float" office:value="4.327">
            <text:p>4,3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27">
            <text:p>3427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51">
            <text:p>3951</text:p>
          </table:table-cell>
        </table:table-row>
        <table:table-row table:style-name="ro1">
          <table:table-cell office:value-type="float" office:value="2.104">
            <text:p>2,1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76">
            <text:p>3776</text:p>
          </table:table-cell>
        </table:table-row>
        <table:table-row table:style-name="ro1">
          <table:table-cell office:value-type="float" office:value="4.328">
            <text:p>4,3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39">
            <text:p>3439</text:p>
          </table:table-cell>
        </table:table-row>
        <table:table-row table:style-name="ro1">
          <table:table-cell office:value-type="float" office:value="3.207">
            <text:p>3,2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08">
            <text:p>3508</text:p>
          </table:table-cell>
        </table:table-row>
        <table:table-row table:style-name="ro1">
          <table:table-cell office:value-type="float" office:value="4.329">
            <text:p>4,3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41">
            <text:p>3441</text:p>
          </table:table-cell>
        </table:table-row>
        <table:table-row table:style-name="ro1">
          <table:table-cell office:value-type="float" office:value="3.208">
            <text:p>3,2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45">
            <text:p>3445</text:p>
          </table:table-cell>
        </table:table-row>
        <table:table-row table:style-name="ro1">
          <table:table-cell office:value-type="float" office:value="1.171">
            <text:p>1,1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69">
            <text:p>3969</text:p>
          </table:table-cell>
        </table:table-row>
        <table:table-row table:style-name="ro1">
          <table:table-cell office:value-type="float" office:value="2.105">
            <text:p>2,1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96">
            <text:p>3796</text:p>
          </table:table-cell>
        </table:table-row>
        <table:table-row table:style-name="ro1">
          <table:table-cell office:value-type="float" office:value="3.209">
            <text:p>3,2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4.331">
            <text:p>4,3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1.172">
            <text:p>1,1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float" office:value="4.332">
            <text:p>4,3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float" office:value="4.333">
            <text:p>4,3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float" office:value="3.211">
            <text:p>3,2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2.106">
            <text:p>2,1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18">
            <text:p>3818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office:value-type="float" office:value="4.334">
            <text:p>4,3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3.212">
            <text:p>3,2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40">
            <text:p>3540</text:p>
          </table:table-cell>
        </table:table-row>
        <table:table-row table:style-name="ro1">
          <table:table-cell office:value-type="float" office:value="4.335">
            <text:p>4,3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float" office:value="1.174">
            <text:p>1,1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09">
            <text:p>4009</text:p>
          </table:table-cell>
        </table:table-row>
        <table:table-row table:style-name="ro1">
          <table:table-cell office:value-type="float" office:value="4.336">
            <text:p>4,3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3.213">
            <text:p>3,2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48">
            <text:p>3548</text:p>
          </table:table-cell>
        </table:table-row>
        <table:table-row table:style-name="ro1">
          <table:table-cell office:value-type="float" office:value="2.107">
            <text:p>2,1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38">
            <text:p>3838</text:p>
          </table:table-cell>
        </table:table-row>
        <table:table-row table:style-name="ro1">
          <table:table-cell office:value-type="float" office:value="1.175">
            <text:p>1,1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.337">
            <text:p>4,3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float" office:value="3.214">
            <text:p>3,2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57">
            <text:p>3557</text:p>
          </table:table-cell>
        </table:table-row>
        <table:table-row table:style-name="ro1">
          <table:table-cell office:value-type="float" office:value="1.176">
            <text:p>1,1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4.338">
            <text:p>4,3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3.215">
            <text:p>3,2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float" office:value="4.339">
            <text:p>4,3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98">
            <text:p>3498</text:p>
          </table:table-cell>
        </table:table-row>
        <table:table-row table:style-name="ro1">
          <table:table-cell office:value-type="float" office:value="3.216">
            <text:p>3,2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 office:value-type="float" office:value="2.108">
            <text:p>2,1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58">
            <text:p>3858</text:p>
          </table:table-cell>
        </table:table-row>
        <table:table-row table:style-name="ro1">
          <table:table-cell office:value-type="float" office:value="1.177">
            <text:p>1,1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office:value-type="float" office:value="3.217">
            <text:p>3,2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72">
            <text:p>3572</text:p>
          </table:table-cell>
        </table:table-row>
        <table:table-row table:style-name="ro1">
          <table:table-cell office:value-type="float" office:value="4.341">
            <text:p>4,3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office:value-type="float" office:value="4.342">
            <text:p>4,3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15">
            <text:p>3515</text:p>
          </table:table-cell>
        </table:table-row>
        <table:table-row table:style-name="ro1">
          <table:table-cell office:value-type="float" office:value="1.178">
            <text:p>1,1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2.109">
            <text:p>2,1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3.218">
            <text:p>3,2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float" office:value="4.343">
            <text:p>4,3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27">
            <text:p>3527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float" office:value="4.344">
            <text:p>4,3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float" office:value="1.179">
            <text:p>1,1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1">
            <text:p>4071</text:p>
          </table:table-cell>
        </table:table-row>
        <table:table-row table:style-name="ro1">
          <table:table-cell office:value-type="float" office:value="4.345">
            <text:p>4,3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94">
            <text:p>3594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2">
            <text:p>4082</text:p>
          </table:table-cell>
        </table:table-row>
        <table:table-row table:style-name="ro1">
          <table:table-cell office:value-type="float" office:value="4.346">
            <text:p>4,3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43">
            <text:p>3543</text:p>
          </table:table-cell>
        </table:table-row>
        <table:table-row table:style-name="ro1">
          <table:table-cell office:value-type="float" office:value="3.221">
            <text:p>3,2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03">
            <text:p>3603</text:p>
          </table:table-cell>
        </table:table-row>
        <table:table-row table:style-name="ro1">
          <table:table-cell office:value-type="float" office:value="4.347">
            <text:p>4,3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46">
            <text:p>3546</text:p>
          </table:table-cell>
        </table:table-row>
        <table:table-row table:style-name="ro1">
          <table:table-cell office:value-type="float" office:value="3.222">
            <text:p>3,2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04">
            <text:p>3604</text:p>
          </table:table-cell>
        </table:table-row>
        <table:table-row table:style-name="ro1">
          <table:table-cell office:value-type="float" office:value="4.348">
            <text:p>4,3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48">
            <text:p>3548</text:p>
          </table:table-cell>
        </table:table-row>
        <table:table-row table:style-name="ro1">
          <table:table-cell office:value-type="float" office:value="1.181">
            <text:p>1,1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7">
            <text:p>4097</text:p>
          </table:table-cell>
        </table:table-row>
        <table:table-row table:style-name="ro1">
          <table:table-cell office:value-type="float" office:value="3.223">
            <text:p>3,2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08">
            <text:p>3608</text:p>
          </table:table-cell>
        </table:table-row>
        <table:table-row table:style-name="ro1">
          <table:table-cell office:value-type="float" office:value="2.111">
            <text:p>2,1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float" office:value="1.182">
            <text:p>1,1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office:value-type="float" office:value="4.349">
            <text:p>4,3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float" office:value="3.224">
            <text:p>3,2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3">
            <text:p>3563</text:p>
          </table:table-cell>
        </table:table-row>
        <table:table-row table:style-name="ro1">
          <table:table-cell office:value-type="float" office:value="3.225">
            <text:p>3,2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float" office:value="4.351">
            <text:p>4,3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66">
            <text:p>3566</text:p>
          </table:table-cell>
        </table:table-row>
        <table:table-row table:style-name="ro1">
          <table:table-cell office:value-type="float" office:value="1.183">
            <text:p>1,1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2">
            <text:p>4122</text:p>
          </table:table-cell>
        </table:table-row>
        <table:table-row table:style-name="ro1">
          <table:table-cell office:value-type="float" office:value="2.112">
            <text:p>2,1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.226">
            <text:p>3,2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26">
            <text:p>3626</text:p>
          </table:table-cell>
        </table:table-row>
        <table:table-row table:style-name="ro1">
          <table:table-cell office:value-type="float" office:value="4.352">
            <text:p>4,3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78">
            <text:p>3578</text:p>
          </table:table-cell>
        </table:table-row>
        <table:table-row table:style-name="ro1">
          <table:table-cell office:value-type="float" office:value="1.184">
            <text:p>1,1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1">
            <text:p>4131</text:p>
          </table:table-cell>
        </table:table-row>
        <table:table-row table:style-name="ro1">
          <table:table-cell office:value-type="float" office:value="4.353">
            <text:p>4,3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float" office:value="3.227">
            <text:p>3,2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float" office:value="4.354">
            <text:p>4,3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float" office:value="3.228">
            <text:p>3,2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36">
            <text:p>3636</text:p>
          </table:table-cell>
        </table:table-row>
        <table:table-row table:style-name="ro1">
          <table:table-cell office:value-type="float" office:value="2.113">
            <text:p>2,1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office:value-type="float" office:value="1.185">
            <text:p>1,1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office:value-type="float" office:value="4.355">
            <text:p>4,3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95">
            <text:p>3595</text:p>
          </table:table-cell>
        </table:table-row>
        <table:table-row table:style-name="ro1">
          <table:table-cell office:value-type="float" office:value="3.229">
            <text:p>3,2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float" office:value="4.356">
            <text:p>4,3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97">
            <text:p>3597</text:p>
          </table:table-cell>
        </table:table-row>
        <table:table-row table:style-name="ro1">
          <table:table-cell office:value-type="float" office:value="1.186">
            <text:p>1,1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58">
            <text:p>4158</text:p>
          </table:table-cell>
        </table:table-row>
        <table:table-row table:style-name="ro1">
          <table:table-cell office:value-type="float" office:value="4.357">
            <text:p>4,3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2.114">
            <text:p>2,1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office:value-type="float" office:value="3.231">
            <text:p>3,2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4.358">
            <text:p>4,3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11">
            <text:p>3611</text:p>
          </table:table-cell>
        </table:table-row>
        <table:table-row table:style-name="ro1">
          <table:table-cell office:value-type="float" office:value="4.359">
            <text:p>4,3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office:value-type="float" office:value="1.187">
            <text:p>1,1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8">
            <text:p>4178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15">
            <text:p>3615</text:p>
          </table:table-cell>
        </table:table-row>
        <table:table-row table:style-name="ro1">
          <table:table-cell office:value-type="float" office:value="3.232">
            <text:p>3,2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68">
            <text:p>3668</text:p>
          </table:table-cell>
        </table:table-row>
        <table:table-row table:style-name="ro1">
          <table:table-cell office:value-type="float" office:value="2.115">
            <text:p>2,1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office:value-type="float" office:value="1.188">
            <text:p>1,1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9">
            <text:p>4189</text:p>
          </table:table-cell>
        </table:table-row>
        <table:table-row table:style-name="ro1">
          <table:table-cell office:value-type="float" office:value="3.233">
            <text:p>3,2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4.361">
            <text:p>4,3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28">
            <text:p>3628</text:p>
          </table:table-cell>
        </table:table-row>
        <table:table-row table:style-name="ro1">
          <table:table-cell office:value-type="float" office:value="3.234">
            <text:p>3,2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77">
            <text:p>3677</text:p>
          </table:table-cell>
        </table:table-row>
        <table:table-row table:style-name="ro1">
          <table:table-cell office:value-type="float" office:value="4.362">
            <text:p>4,3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office:value-type="float" office:value="4.363">
            <text:p>4,3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office:value-type="float" office:value="1.189">
            <text:p>1,1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5">
            <text:p>4205</text:p>
          </table:table-cell>
        </table:table-row>
        <table:table-row table:style-name="ro1">
          <table:table-cell office:value-type="float" office:value="2.116">
            <text:p>2,1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84">
            <text:p>3684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float" office:value="4.364">
            <text:p>4,3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46">
            <text:p>3646</text:p>
          </table:table-cell>
        </table:table-row>
        <table:table-row table:style-name="ro1">
          <table:table-cell office:value-type="float" office:value="3.236">
            <text:p>3,2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float" office:value="4.365">
            <text:p>4,3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office:value-type="float" office:value="1.191">
            <text:p>1,1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6">
            <text:p>4226</text:p>
          </table:table-cell>
        </table:table-row>
        <table:table-row table:style-name="ro1">
          <table:table-cell office:value-type="float" office:value="4.366">
            <text:p>4,3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51">
            <text:p>3651</text:p>
          </table:table-cell>
        </table:table-row>
        <table:table-row table:style-name="ro1">
          <table:table-cell office:value-type="float" office:value="3.237">
            <text:p>3,2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float" office:value="2.117">
            <text:p>2,1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1.192">
            <text:p>1,1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7">
            <text:p>4237</text:p>
          </table:table-cell>
        </table:table-row>
        <table:table-row table:style-name="ro1">
          <table:table-cell office:value-type="float" office:value="4.367">
            <text:p>4,3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office:value-type="float" office:value="3.238">
            <text:p>3,2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11">
            <text:p>3711</text:p>
          </table:table-cell>
        </table:table-row>
        <table:table-row table:style-name="ro1">
          <table:table-cell office:value-type="float" office:value="4.368">
            <text:p>4,3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65">
            <text:p>3665</text:p>
          </table:table-cell>
        </table:table-row>
        <table:table-row table:style-name="ro1">
          <table:table-cell office:value-type="float" office:value="3.239">
            <text:p>3,2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10">
            <text:p>3710</text:p>
          </table:table-cell>
        </table:table-row>
        <table:table-row table:style-name="ro1">
          <table:table-cell office:value-type="float" office:value="4.369">
            <text:p>4,3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68">
            <text:p>3668</text:p>
          </table:table-cell>
        </table:table-row>
        <table:table-row table:style-name="ro1">
          <table:table-cell office:value-type="float" office:value="1.193">
            <text:p>1,1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18">
            <text:p>3718</text:p>
          </table:table-cell>
        </table:table-row>
        <table:table-row table:style-name="ro1">
          <table:table-cell office:value-type="float" office:value="2.118">
            <text:p>2,1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1.194">
            <text:p>1,1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4.371">
            <text:p>4,3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81">
            <text:p>3681</text:p>
          </table:table-cell>
        </table:table-row>
        <table:table-row table:style-name="ro1">
          <table:table-cell office:value-type="float" office:value="3.241">
            <text:p>3,2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25">
            <text:p>3725</text:p>
          </table:table-cell>
        </table:table-row>
        <table:table-row table:style-name="ro1">
          <table:table-cell office:value-type="float" office:value="4.372">
            <text:p>4,3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84">
            <text:p>3684</text:p>
          </table:table-cell>
        </table:table-row>
        <table:table-row table:style-name="ro1">
          <table:table-cell office:value-type="float" office:value="2.119">
            <text:p>2,1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76">
            <text:p>4076</text:p>
          </table:table-cell>
        </table:table-row>
        <table:table-row table:style-name="ro1">
          <table:table-cell office:value-type="float" office:value="3.242">
            <text:p>3,2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28">
            <text:p>3728</text:p>
          </table:table-cell>
        </table:table-row>
        <table:table-row table:style-name="ro1">
          <table:table-cell office:value-type="float" office:value="4.373">
            <text:p>4,3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1.195">
            <text:p>1,1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0">
            <text:p>4280</text:p>
          </table:table-cell>
        </table:table-row>
        <table:table-row table:style-name="ro1">
          <table:table-cell office:value-type="float" office:value="3.243">
            <text:p>3,2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4.374">
            <text:p>4,3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99">
            <text:p>3699</text:p>
          </table:table-cell>
        </table:table-row>
        <table:table-row table:style-name="ro1">
          <table:table-cell office:value-type="float" office:value="1.196">
            <text:p>1,1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92">
            <text:p>4292</text:p>
          </table:table-cell>
        </table:table-row>
        <table:table-row table:style-name="ro1">
          <table:table-cell office:value-type="float" office:value="4.375">
            <text:p>4,3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float" office:value="3.244">
            <text:p>3,2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46">
            <text:p>3746</text:p>
          </table:table-cell>
        </table:table-row>
        <table:table-row table:style-name="ro1">
          <table:table-cell office:value-type="float" office:value="4.376">
            <text:p>4,3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09">
            <text:p>3709</text:p>
          </table:table-cell>
        </table:table-row>
        <table:table-row table:style-name="ro1">
          <table:table-cell office:value-type="float" office:value="3.245">
            <text:p>3,2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office:value-type="float" office:value="1.197">
            <text:p>1,1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09">
            <text:p>4309</text:p>
          </table:table-cell>
        </table:table-row>
        <table:table-row table:style-name="ro1">
          <table:table-cell office:value-type="float" office:value="4.377">
            <text:p>4,3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20">
            <text:p>3720</text:p>
          </table:table-cell>
        </table:table-row>
        <table:table-row table:style-name="ro1">
          <table:table-cell office:value-type="float" office:value="3.246">
            <text:p>3,2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4.378">
            <text:p>4,3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24">
            <text:p>3724</text:p>
          </table:table-cell>
        </table:table-row>
        <table:table-row table:style-name="ro1">
          <table:table-cell office:value-type="float" office:value="4.379">
            <text:p>4,3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28">
            <text:p>3728</text:p>
          </table:table-cell>
        </table:table-row>
        <table:table-row table:style-name="ro1">
          <table:table-cell office:value-type="float" office:value="1.198">
            <text:p>1,1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3">
            <text:p>4323</text:p>
          </table:table-cell>
        </table:table-row>
        <table:table-row table:style-name="ro1">
          <table:table-cell office:value-type="float" office:value="2.121">
            <text:p>2,1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29">
            <text:p>4129</text:p>
          </table:table-cell>
        </table:table-row>
        <table:table-row table:style-name="ro1">
          <table:table-cell office:value-type="float" office:value="3.247">
            <text:p>3,2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float" office:value="3.248">
            <text:p>3,2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71">
            <text:p>3771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float" office:value="1.199">
            <text:p>1,1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39">
            <text:p>4339</text:p>
          </table:table-cell>
        </table:table-row>
        <table:table-row table:style-name="ro1">
          <table:table-cell office:value-type="float" office:value="4.381">
            <text:p>4,3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42">
            <text:p>3742</text:p>
          </table:table-cell>
        </table:table-row>
        <table:table-row table:style-name="ro1">
          <table:table-cell office:value-type="float" office:value="3.249">
            <text:p>3,2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79">
            <text:p>3779</text:p>
          </table:table-cell>
        </table:table-row>
        <table:table-row table:style-name="ro1">
          <table:table-cell office:value-type="float" office:value="2.122">
            <text:p>2,1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50">
            <text:p>4350</text:p>
          </table:table-cell>
        </table:table-row>
        <table:table-row table:style-name="ro1">
          <table:table-cell office:value-type="float" office:value="4.382">
            <text:p>4,3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4.383">
            <text:p>4,3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57">
            <text:p>3757</text:p>
          </table:table-cell>
        </table:table-row>
        <table:table-row table:style-name="ro1">
          <table:table-cell office:value-type="float" office:value="3.251">
            <text:p>3,2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4.384">
            <text:p>4,3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58">
            <text:p>3758</text:p>
          </table:table-cell>
        </table:table-row>
        <table:table-row table:style-name="ro1">
          <table:table-cell office:value-type="float" office:value="1.201">
            <text:p>1,2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66">
            <text:p>4366</text:p>
          </table:table-cell>
        </table:table-row>
        <table:table-row table:style-name="ro1">
          <table:table-cell office:value-type="float" office:value="2.123">
            <text:p>2,1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3">
            <text:p>4163</text:p>
          </table:table-cell>
        </table:table-row>
        <table:table-row table:style-name="ro1">
          <table:table-cell office:value-type="float" office:value="3.252">
            <text:p>3,2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99">
            <text:p>3799</text:p>
          </table:table-cell>
        </table:table-row>
        <table:table-row table:style-name="ro1">
          <table:table-cell office:value-type="float" office:value="4.385">
            <text:p>4,3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69">
            <text:p>3769</text:p>
          </table:table-cell>
        </table:table-row>
        <table:table-row table:style-name="ro1">
          <table:table-cell office:value-type="float" office:value="1.202">
            <text:p>1,2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8">
            <text:p>4378</text:p>
          </table:table-cell>
        </table:table-row>
        <table:table-row table:style-name="ro1">
          <table:table-cell office:value-type="float" office:value="4.386">
            <text:p>4,3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float" office:value="3.253">
            <text:p>3,2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07">
            <text:p>3807</text:p>
          </table:table-cell>
        </table:table-row>
        <table:table-row table:style-name="ro1">
          <table:table-cell office:value-type="float" office:value="4.387">
            <text:p>4,3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76">
            <text:p>3776</text:p>
          </table:table-cell>
        </table:table-row>
        <table:table-row table:style-name="ro1">
          <table:table-cell office:value-type="float" office:value="2.124">
            <text:p>2,1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2">
            <text:p>4182</text:p>
          </table:table-cell>
        </table:table-row>
        <table:table-row table:style-name="ro1">
          <table:table-cell office:value-type="float" office:value="3.254">
            <text:p>3,2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11">
            <text:p>3811</text:p>
          </table:table-cell>
        </table:table-row>
        <table:table-row table:style-name="ro1">
          <table:table-cell office:value-type="float" office:value="4.388">
            <text:p>4,3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88">
            <text:p>3788</text:p>
          </table:table-cell>
        </table:table-row>
        <table:table-row table:style-name="ro1">
          <table:table-cell office:value-type="float" office:value="1.203">
            <text:p>1,2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.389">
            <text:p>4,3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3.255">
            <text:p>3,2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18">
            <text:p>3818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1.204">
            <text:p>1,2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08">
            <text:p>4408</text:p>
          </table:table-cell>
        </table:table-row>
        <table:table-row table:style-name="ro1">
          <table:table-cell office:value-type="float" office:value="2.125">
            <text:p>2,1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2">
            <text:p>4202</text:p>
          </table:table-cell>
        </table:table-row>
        <table:table-row table:style-name="ro1">
          <table:table-cell office:value-type="float" office:value="3.256">
            <text:p>3,2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4.391">
            <text:p>4,3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06">
            <text:p>3806</text:p>
          </table:table-cell>
        </table:table-row>
        <table:table-row table:style-name="ro1">
          <table:table-cell office:value-type="float" office:value="3.257">
            <text:p>3,2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4.392">
            <text:p>4,3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09">
            <text:p>3809</text:p>
          </table:table-cell>
        </table:table-row>
        <table:table-row table:style-name="ro1">
          <table:table-cell office:value-type="float" office:value="1.205">
            <text:p>1,2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26">
            <text:p>4426</text:p>
          </table:table-cell>
        </table:table-row>
        <table:table-row table:style-name="ro1">
          <table:table-cell office:value-type="float" office:value="4.393">
            <text:p>4,3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13">
            <text:p>3813</text:p>
          </table:table-cell>
        </table:table-row>
        <table:table-row table:style-name="ro1">
          <table:table-cell office:value-type="float" office:value="3.258">
            <text:p>3,2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39">
            <text:p>3839</text:p>
          </table:table-cell>
        </table:table-row>
        <table:table-row table:style-name="ro1">
          <table:table-cell office:value-type="float" office:value="2.126">
            <text:p>2,1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office:value-type="float" office:value="1.206">
            <text:p>1,2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38">
            <text:p>4438</text:p>
          </table:table-cell>
        </table:table-row>
        <table:table-row table:style-name="ro1">
          <table:table-cell office:value-type="float" office:value="4.394">
            <text:p>4,3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3.259">
            <text:p>3,2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48">
            <text:p>3848</text:p>
          </table:table-cell>
        </table:table-row>
        <table:table-row table:style-name="ro1">
          <table:table-cell office:value-type="float" office:value="4.395">
            <text:p>4,3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27">
            <text:p>3827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office:value-type="float" office:value="4.396">
            <text:p>4,3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30">
            <text:p>3830</text:p>
          </table:table-cell>
        </table:table-row>
        <table:table-row table:style-name="ro1">
          <table:table-cell office:value-type="float" office:value="1.207">
            <text:p>1,2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54">
            <text:p>4454</text:p>
          </table:table-cell>
        </table:table-row>
        <table:table-row table:style-name="ro1">
          <table:table-cell office:value-type="float" office:value="2.127">
            <text:p>2,1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3.261">
            <text:p>3,2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59">
            <text:p>3859</text:p>
          </table:table-cell>
        </table:table-row>
        <table:table-row table:style-name="ro1">
          <table:table-cell office:value-type="float" office:value="4.397">
            <text:p>4,3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41">
            <text:p>3841</text:p>
          </table:table-cell>
        </table:table-row>
        <table:table-row table:style-name="ro1">
          <table:table-cell office:value-type="float" office:value="1.208">
            <text:p>1,2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66">
            <text:p>4466</text:p>
          </table:table-cell>
        </table:table-row>
        <table:table-row table:style-name="ro1">
          <table:table-cell office:value-type="float" office:value="4.398">
            <text:p>4,3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float" office:value="3.262">
            <text:p>3,2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4.399">
            <text:p>4,3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46">
            <text:p>3846</text:p>
          </table:table-cell>
        </table:table-row>
        <table:table-row table:style-name="ro1">
          <table:table-cell office:value-type="float" office:value="3.263">
            <text:p>3,2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2.128">
            <text:p>2,1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1.209">
            <text:p>1,2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82">
            <text:p>4482</text:p>
          </table:table-cell>
        </table:table-row>
        <table:table-row table:style-name="ro1">
          <table:table-cell office:value-type="float" office:value="2.129">
            <text:p>2,1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office:value-type="float" office:value="3.264">
            <text:p>3,2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1">
            <text:p>4261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95">
            <text:p>4495</text:p>
          </table:table-cell>
        </table:table-row>
        <table:table-row table:style-name="ro1">
          <table:table-cell office:value-type="float" office:value="2.131">
            <text:p>2,1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9">
            <text:p>4259</text:p>
          </table:table-cell>
        </table:table-row>
        <table:table-row table:style-name="ro1">
          <table:table-cell office:value-type="float" office:value="3.265">
            <text:p>3,2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2.132">
            <text:p>2,1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3.266">
            <text:p>3,2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2.133">
            <text:p>2,1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1.211">
            <text:p>1,2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2.134">
            <text:p>2,1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5">
            <text:p>4255</text:p>
          </table:table-cell>
        </table:table-row>
        <table:table-row table:style-name="ro1">
          <table:table-cell office:value-type="float" office:value="3.267">
            <text:p>3,2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01">
            <text:p>3901</text:p>
          </table:table-cell>
        </table:table-row>
        <table:table-row table:style-name="ro1">
          <table:table-cell office:value-type="float" office:value="2.135">
            <text:p>2,1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4">
            <text:p>4254</text:p>
          </table:table-cell>
        </table:table-row>
        <table:table-row table:style-name="ro1">
          <table:table-cell office:value-type="float" office:value="1.212">
            <text:p>1,2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24">
            <text:p>4524</text:p>
          </table:table-cell>
        </table:table-row>
        <table:table-row table:style-name="ro1">
          <table:table-cell office:value-type="float" office:value="2.136">
            <text:p>2,1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3.268">
            <text:p>3,2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2.137">
            <text:p>2,1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1">
            <text:p>4251</text:p>
          </table:table-cell>
        </table:table-row>
        <table:table-row table:style-name="ro1">
          <table:table-cell office:value-type="float" office:value="1.213">
            <text:p>1,2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32">
            <text:p>4532</text:p>
          </table:table-cell>
        </table:table-row>
        <table:table-row table:style-name="ro1">
          <table:table-cell office:value-type="float" office:value="2.138">
            <text:p>2,1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9">
            <text:p>4249</text:p>
          </table:table-cell>
        </table:table-row>
        <table:table-row table:style-name="ro1">
          <table:table-cell office:value-type="float" office:value="3.269">
            <text:p>3,2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26">
            <text:p>3926</text:p>
          </table:table-cell>
        </table:table-row>
        <table:table-row table:style-name="ro1">
          <table:table-cell office:value-type="float" office:value="2.139">
            <text:p>2,1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6">
            <text:p>4246</text:p>
          </table:table-cell>
        </table:table-row>
        <table:table-row table:style-name="ro1">
          <table:table-cell office:value-type="float" office:value="1.214">
            <text:p>1,2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45">
            <text:p>4545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39">
            <text:p>3939</text:p>
          </table:table-cell>
        </table:table-row>
        <table:table-row table:style-name="ro1">
          <table:table-cell office:value-type="float" office:value="2.141">
            <text:p>2,1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3.271">
            <text:p>3,2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2.142">
            <text:p>2,1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2">
            <text:p>4242</text:p>
          </table:table-cell>
        </table:table-row>
        <table:table-row table:style-name="ro1">
          <table:table-cell office:value-type="float" office:value="1.215">
            <text:p>1,2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2.143">
            <text:p>2,1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office:value-type="float" office:value="3.272">
            <text:p>3,2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53">
            <text:p>3953</text:p>
          </table:table-cell>
        </table:table-row>
        <table:table-row table:style-name="ro1">
          <table:table-cell office:value-type="float" office:value="2.144">
            <text:p>2,1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8">
            <text:p>4238</text:p>
          </table:table-cell>
        </table:table-row>
        <table:table-row table:style-name="ro1">
          <table:table-cell office:value-type="float" office:value="1.216">
            <text:p>1,2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71">
            <text:p>4571</text:p>
          </table:table-cell>
        </table:table-row>
        <table:table-row table:style-name="ro1">
          <table:table-cell office:value-type="float" office:value="2.145">
            <text:p>2,1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8">
            <text:p>4238</text:p>
          </table:table-cell>
        </table:table-row>
        <table:table-row table:style-name="ro1">
          <table:table-cell office:value-type="float" office:value="3.273">
            <text:p>3,2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64">
            <text:p>3964</text:p>
          </table:table-cell>
        </table:table-row>
        <table:table-row table:style-name="ro1">
          <table:table-cell office:value-type="float" office:value="2.146">
            <text:p>2,1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6">
            <text:p>4236</text:p>
          </table:table-cell>
        </table:table-row>
        <table:table-row table:style-name="ro1">
          <table:table-cell office:value-type="float" office:value="3.274">
            <text:p>3,2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69">
            <text:p>3969</text:p>
          </table:table-cell>
        </table:table-row>
        <table:table-row table:style-name="ro1">
          <table:table-cell office:value-type="float" office:value="2.147">
            <text:p>2,1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float" office:value="1.217">
            <text:p>1,2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86">
            <text:p>4586</text:p>
          </table:table-cell>
        </table:table-row>
        <table:table-row table:style-name="ro1">
          <table:table-cell office:value-type="float" office:value="3.275">
            <text:p>3,2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office:value-type="float" office:value="2.148">
            <text:p>2,1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4">
            <text:p>4234</text:p>
          </table:table-cell>
        </table:table-row>
        <table:table-row table:style-name="ro1">
          <table:table-cell office:value-type="float" office:value="2.149">
            <text:p>2,1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office:value-type="float" office:value="1.218">
            <text:p>1,2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98">
            <text:p>4598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30">
            <text:p>4230</text:p>
          </table:table-cell>
        </table:table-row>
        <table:table-row table:style-name="ro1">
          <table:table-cell office:value-type="float" office:value="3.276">
            <text:p>3,2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92">
            <text:p>3992</text:p>
          </table:table-cell>
        </table:table-row>
        <table:table-row table:style-name="ro1">
          <table:table-cell office:value-type="float" office:value="2.151">
            <text:p>2,1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9">
            <text:p>4229</text:p>
          </table:table-cell>
        </table:table-row>
        <table:table-row table:style-name="ro1">
          <table:table-cell office:value-type="float" office:value="3.277">
            <text:p>3,2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96">
            <text:p>3996</text:p>
          </table:table-cell>
        </table:table-row>
        <table:table-row table:style-name="ro1">
          <table:table-cell office:value-type="float" office:value="2.152">
            <text:p>2,1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7">
            <text:p>4227</text:p>
          </table:table-cell>
        </table:table-row>
        <table:table-row table:style-name="ro1">
          <table:table-cell office:value-type="float" office:value="1.219">
            <text:p>1,2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14">
            <text:p>4614</text:p>
          </table:table-cell>
        </table:table-row>
        <table:table-row table:style-name="ro1">
          <table:table-cell office:value-type="float" office:value="3.278">
            <text:p>3,2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06">
            <text:p>4006</text:p>
          </table:table-cell>
        </table:table-row>
        <table:table-row table:style-name="ro1">
          <table:table-cell office:value-type="float" office:value="2.153">
            <text:p>2,1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office:value-type="float" office:value="2.154">
            <text:p>2,1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3.279">
            <text:p>3,2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2.155">
            <text:p>2,1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1">
            <text:p>4221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22">
            <text:p>4022</text:p>
          </table:table-cell>
        </table:table-row>
        <table:table-row table:style-name="ro1">
          <table:table-cell office:value-type="float" office:value="2.156">
            <text:p>2,1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9">
            <text:p>4219</text:p>
          </table:table-cell>
        </table:table-row>
        <table:table-row table:style-name="ro1">
          <table:table-cell office:value-type="float" office:value="1.221">
            <text:p>1,2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39">
            <text:p>4639</text:p>
          </table:table-cell>
        </table:table-row>
        <table:table-row table:style-name="ro1">
          <table:table-cell office:value-type="float" office:value="2.157">
            <text:p>2,1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float" office:value="3.281">
            <text:p>3,2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2.158">
            <text:p>2,1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office:value-type="float" office:value="1.222">
            <text:p>1,2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50">
            <text:p>4650</text:p>
          </table:table-cell>
        </table:table-row>
        <table:table-row table:style-name="ro1">
          <table:table-cell office:value-type="float" office:value="2.159">
            <text:p>2,1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4">
            <text:p>4214</text:p>
          </table:table-cell>
        </table:table-row>
        <table:table-row table:style-name="ro1">
          <table:table-cell office:value-type="float" office:value="3.282">
            <text:p>3,2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3">
            <text:p>4213</text:p>
          </table:table-cell>
        </table:table-row>
        <table:table-row table:style-name="ro1">
          <table:table-cell office:value-type="float" office:value="3.283">
            <text:p>3,2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2.161">
            <text:p>2,1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1">
            <text:p>4211</text:p>
          </table:table-cell>
        </table:table-row>
        <table:table-row table:style-name="ro1">
          <table:table-cell office:value-type="float" office:value="1.223">
            <text:p>1,2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68">
            <text:p>4668</text:p>
          </table:table-cell>
        </table:table-row>
        <table:table-row table:style-name="ro1">
          <table:table-cell office:value-type="float" office:value="2.162">
            <text:p>2,1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0">
            <text:p>4210</text:p>
          </table:table-cell>
        </table:table-row>
        <table:table-row table:style-name="ro1">
          <table:table-cell office:value-type="float" office:value="3.284">
            <text:p>3,2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2.163">
            <text:p>2,1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9">
            <text:p>4209</text:p>
          </table:table-cell>
        </table:table-row>
        <table:table-row table:style-name="ro1">
          <table:table-cell office:value-type="float" office:value="1.224">
            <text:p>1,2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79">
            <text:p>4679</text:p>
          </table:table-cell>
        </table:table-row>
        <table:table-row table:style-name="ro1">
          <table:table-cell office:value-type="float" office:value="2.164">
            <text:p>2,1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office:value-type="float" office:value="3.285">
            <text:p>3,2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73">
            <text:p>4073</text:p>
          </table:table-cell>
        </table:table-row>
        <table:table-row table:style-name="ro1">
          <table:table-cell office:value-type="float" office:value="2.165">
            <text:p>2,1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5">
            <text:p>4205</text:p>
          </table:table-cell>
        </table:table-row>
        <table:table-row table:style-name="ro1">
          <table:table-cell office:value-type="float" office:value="3.286">
            <text:p>3,2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78">
            <text:p>4078</text:p>
          </table:table-cell>
        </table:table-row>
        <table:table-row table:style-name="ro1">
          <table:table-cell office:value-type="float" office:value="2.166">
            <text:p>2,1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3">
            <text:p>4203</text:p>
          </table:table-cell>
        </table:table-row>
        <table:table-row table:style-name="ro1">
          <table:table-cell office:value-type="float" office:value="1.225">
            <text:p>1,2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2.167">
            <text:p>2,1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01">
            <text:p>4201</text:p>
          </table:table-cell>
        </table:table-row>
        <table:table-row table:style-name="ro1">
          <table:table-cell office:value-type="float" office:value="3.287">
            <text:p>3,2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89">
            <text:p>4089</text:p>
          </table:table-cell>
        </table:table-row>
        <table:table-row table:style-name="ro1">
          <table:table-cell office:value-type="float" office:value="2.168">
            <text:p>2,1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9">
            <text:p>4199</text:p>
          </table:table-cell>
        </table:table-row>
        <table:table-row table:style-name="ro1">
          <table:table-cell office:value-type="float" office:value="2.169">
            <text:p>2,1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7">
            <text:p>4197</text:p>
          </table:table-cell>
        </table:table-row>
        <table:table-row table:style-name="ro1">
          <table:table-cell office:value-type="float" office:value="1.226">
            <text:p>1,2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08">
            <text:p>4708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3.288">
            <text:p>3,2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office:value-type="float" office:value="2.171">
            <text:p>2,1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3">
            <text:p>4193</text:p>
          </table:table-cell>
        </table:table-row>
        <table:table-row table:style-name="ro1">
          <table:table-cell office:value-type="float" office:value="3.289">
            <text:p>3,2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office:value-type="float" office:value="2.172">
            <text:p>2,1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1">
            <text:p>4191</text:p>
          </table:table-cell>
        </table:table-row>
        <table:table-row table:style-name="ro1">
          <table:table-cell office:value-type="float" office:value="1.227">
            <text:p>1,2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24">
            <text:p>4724</text:p>
          </table:table-cell>
        </table:table-row>
        <table:table-row table:style-name="ro1">
          <table:table-cell office:value-type="float" office:value="2.173">
            <text:p>2,1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float" office:value="2.174">
            <text:p>2,1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office:value-type="float" office:value="1.228">
            <text:p>1,2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35">
            <text:p>4735</text:p>
          </table:table-cell>
        </table:table-row>
        <table:table-row table:style-name="ro1">
          <table:table-cell office:value-type="float" office:value="2.175">
            <text:p>2,1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5">
            <text:p>4185</text:p>
          </table:table-cell>
        </table:table-row>
        <table:table-row table:style-name="ro1">
          <table:table-cell office:value-type="float" office:value="3.291">
            <text:p>3,2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29">
            <text:p>4129</text:p>
          </table:table-cell>
        </table:table-row>
        <table:table-row table:style-name="ro1">
          <table:table-cell office:value-type="float" office:value="3.292">
            <text:p>3,2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33">
            <text:p>4133</text:p>
          </table:table-cell>
        </table:table-row>
        <table:table-row table:style-name="ro1">
          <table:table-cell office:value-type="float" office:value="2.176">
            <text:p>2,1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1.229">
            <text:p>1,2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52">
            <text:p>4752</text:p>
          </table:table-cell>
        </table:table-row>
        <table:table-row table:style-name="ro1">
          <table:table-cell office:value-type="float" office:value="2.177">
            <text:p>2,1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3">
            <text:p>4183</text:p>
          </table:table-cell>
        </table:table-row>
        <table:table-row table:style-name="ro1">
          <table:table-cell office:value-type="float" office:value="3.293">
            <text:p>3,2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45">
            <text:p>4145</text:p>
          </table:table-cell>
        </table:table-row>
        <table:table-row table:style-name="ro1">
          <table:table-cell office:value-type="float" office:value="2.178">
            <text:p>2,1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1">
            <text:p>4181</text:p>
          </table:table-cell>
        </table:table-row>
        <table:table-row table:style-name="ro1">
          <table:table-cell office:value-type="float" office:value="2.179">
            <text:p>2,1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0">
            <text:p>4180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65">
            <text:p>4765</text:p>
          </table:table-cell>
        </table:table-row>
        <table:table-row table:style-name="ro1">
          <table:table-cell office:value-type="float" office:value="3.294">
            <text:p>3,2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58">
            <text:p>4158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8">
            <text:p>4178</text:p>
          </table:table-cell>
        </table:table-row>
        <table:table-row table:style-name="ro1">
          <table:table-cell office:value-type="float" office:value="2.181">
            <text:p>2,1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1.231">
            <text:p>1,2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74">
            <text:p>4774</text:p>
          </table:table-cell>
        </table:table-row>
        <table:table-row table:style-name="ro1">
          <table:table-cell office:value-type="float" office:value="2.182">
            <text:p>2,1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3.295">
            <text:p>3,2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70">
            <text:p>4170</text:p>
          </table:table-cell>
        </table:table-row>
        <table:table-row table:style-name="ro1">
          <table:table-cell office:value-type="float" office:value="2.183">
            <text:p>2,1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3">
            <text:p>4173</text:p>
          </table:table-cell>
        </table:table-row>
        <table:table-row table:style-name="ro1">
          <table:table-cell office:value-type="float" office:value="1.232">
            <text:p>1,2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85">
            <text:p>4785</text:p>
          </table:table-cell>
        </table:table-row>
        <table:table-row table:style-name="ro1">
          <table:table-cell office:value-type="float" office:value="3.296">
            <text:p>3,2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79">
            <text:p>4179</text:p>
          </table:table-cell>
        </table:table-row>
        <table:table-row table:style-name="ro1">
          <table:table-cell office:value-type="float" office:value="2.184">
            <text:p>2,1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1">
            <text:p>4171</text:p>
          </table:table-cell>
        </table:table-row>
        <table:table-row table:style-name="ro1">
          <table:table-cell office:value-type="float" office:value="3.297">
            <text:p>3,2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83">
            <text:p>4183</text:p>
          </table:table-cell>
        </table:table-row>
        <table:table-row table:style-name="ro1">
          <table:table-cell office:value-type="float" office:value="2.185">
            <text:p>2,1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float" office:value="1.233">
            <text:p>1,2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98">
            <text:p>4798</text:p>
          </table:table-cell>
        </table:table-row>
        <table:table-row table:style-name="ro1">
          <table:table-cell office:value-type="float" office:value="2.186">
            <text:p>2,1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7">
            <text:p>4167</text:p>
          </table:table-cell>
        </table:table-row>
        <table:table-row table:style-name="ro1">
          <table:table-cell office:value-type="float" office:value="2.187">
            <text:p>2,1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5">
            <text:p>4165</text:p>
          </table:table-cell>
        </table:table-row>
        <table:table-row table:style-name="ro1">
          <table:table-cell office:value-type="float" office:value="3.298">
            <text:p>3,2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1.234">
            <text:p>1,2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2.188">
            <text:p>2,1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4">
            <text:p>4164</text:p>
          </table:table-cell>
        </table:table-row>
        <table:table-row table:style-name="ro1">
          <table:table-cell office:value-type="float" office:value="3.299">
            <text:p>3,2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05">
            <text:p>4205</text:p>
          </table:table-cell>
        </table:table-row>
        <table:table-row table:style-name="ro1">
          <table:table-cell office:value-type="float" office:value="2.189">
            <text:p>2,1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2">
            <text:p>4162</text:p>
          </table:table-cell>
        </table:table-row>
        <table:table-row table:style-name="ro1">
          <table:table-cell office:value-type="float" office:value="1.235">
            <text:p>1,2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17">
            <text:p>4817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2">
            <text:p>4162</text:p>
          </table:table-cell>
        </table:table-row>
        <table:table-row table:style-name="ro1">
          <table:table-cell office:value-type="float" office:value="1.236">
            <text:p>1,2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2">
            <text:p>4822</text:p>
          </table:table-cell>
        </table:table-row>
        <table:table-row table:style-name="ro1">
          <table:table-cell office:value-type="float" office:value="2.191">
            <text:p>2,1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61">
            <text:p>4161</text:p>
          </table:table-cell>
        </table:table-row>
        <table:table-row table:style-name="ro1">
          <table:table-cell office:value-type="float" office:value="1.237">
            <text:p>1,2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4">
            <text:p>4824</text:p>
          </table:table-cell>
        </table:table-row>
        <table:table-row table:style-name="ro1">
          <table:table-cell office:value-type="float" office:value="2.192">
            <text:p>2,1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59">
            <text:p>4159</text:p>
          </table:table-cell>
        </table:table-row>
        <table:table-row table:style-name="ro1">
          <table:table-cell office:value-type="float" office:value="1.238">
            <text:p>1,2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2.193">
            <text:p>2,1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59">
            <text:p>4159</text:p>
          </table:table-cell>
        </table:table-row>
        <table:table-row table:style-name="ro1">
          <table:table-cell office:value-type="float" office:value="1.239">
            <text:p>1,2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1.241">
            <text:p>1,2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36">
            <text:p>4836</text:p>
          </table:table-cell>
        </table:table-row>
        <table:table-row table:style-name="ro1">
          <table:table-cell office:value-type="float" office:value="2.194">
            <text:p>2,1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72">
            <text:p>4172</text:p>
          </table:table-cell>
        </table:table-row>
        <table:table-row table:style-name="ro1">
          <table:table-cell office:value-type="float" office:value="1.242">
            <text:p>1,2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1">
            <text:p>4841</text:p>
          </table:table-cell>
        </table:table-row>
        <table:table-row table:style-name="ro1">
          <table:table-cell office:value-type="float" office:value="1.243">
            <text:p>1,2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2">
            <text:p>4842</text:p>
          </table:table-cell>
        </table:table-row>
        <table:table-row table:style-name="ro1">
          <table:table-cell office:value-type="float" office:value="2.195">
            <text:p>2,1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1">
            <text:p>4181</text:p>
          </table:table-cell>
        </table:table-row>
        <table:table-row table:style-name="ro1">
          <table:table-cell office:value-type="float" office:value="1.244">
            <text:p>1,2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1.245">
            <text:p>1,2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1.246">
            <text:p>1,2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2.196">
            <text:p>2,1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1.247">
            <text:p>1,2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1.248">
            <text:p>1,2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1.249">
            <text:p>1,2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1">
            <text:p>4861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4">
            <text:p>4864</text:p>
          </table:table-cell>
        </table:table-row>
        <table:table-row table:style-name="ro1">
          <table:table-cell office:value-type="float" office:value="2.197">
            <text:p>2,1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12">
            <text:p>4212</text:p>
          </table:table-cell>
        </table:table-row>
        <table:table-row table:style-name="ro1">
          <table:table-cell office:value-type="float" office:value="1.251">
            <text:p>1,2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66">
            <text:p>4866</text:p>
          </table:table-cell>
        </table:table-row>
        <table:table-row table:style-name="ro1">
          <table:table-cell office:value-type="float" office:value="1.252">
            <text:p>1,2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1">
            <text:p>4871</text:p>
          </table:table-cell>
        </table:table-row>
        <table:table-row table:style-name="ro1">
          <table:table-cell office:value-type="float" office:value="1.253">
            <text:p>1,2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1">
            <text:p>4871</text:p>
          </table:table-cell>
        </table:table-row>
        <table:table-row table:style-name="ro1">
          <table:table-cell office:value-type="float" office:value="2.198">
            <text:p>2,1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1.254">
            <text:p>1,2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1.255">
            <text:p>1,2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1.256">
            <text:p>1,2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82">
            <text:p>4882</text:p>
          </table:table-cell>
        </table:table-row>
        <table:table-row table:style-name="ro1">
          <table:table-cell office:value-type="float" office:value="2.199">
            <text:p>2,1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41">
            <text:p>4241</text:p>
          </table:table-cell>
        </table:table-row>
        <table:table-row table:style-name="ro1">
          <table:table-cell office:value-type="float" office:value="1.257">
            <text:p>1,2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1.258">
            <text:p>1,2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89">
            <text:p>4889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50">
            <text:p>4250</text:p>
          </table:table-cell>
        </table:table-row>
        <table:table-row table:style-name="ro1">
          <table:table-cell office:value-type="float" office:value="1.259">
            <text:p>1,2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1">
            <text:p>4891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1.261">
            <text:p>1,2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2.201">
            <text:p>2,2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1">
            <text:p>4261</text:p>
          </table:table-cell>
        </table:table-row>
        <table:table-row table:style-name="ro1">
          <table:table-cell office:value-type="float" office:value="1.262">
            <text:p>1,2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8">
            <text:p>4898</text:p>
          </table:table-cell>
        </table:table-row>
        <table:table-row table:style-name="ro1">
          <table:table-cell office:value-type="float" office:value="1.263">
            <text:p>1,2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99">
            <text:p>4899</text:p>
          </table:table-cell>
        </table:table-row>
        <table:table-row table:style-name="ro1">
          <table:table-cell office:value-type="float" office:value="1.264">
            <text:p>1,2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1.265">
            <text:p>1,2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2.202">
            <text:p>2,2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77">
            <text:p>4277</text:p>
          </table:table-cell>
        </table:table-row>
        <table:table-row table:style-name="ro1">
          <table:table-cell office:value-type="float" office:value="1.266">
            <text:p>1,2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1.267">
            <text:p>1,2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1.268">
            <text:p>1,2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2.203">
            <text:p>2,2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90">
            <text:p>4290</text:p>
          </table:table-cell>
        </table:table-row>
        <table:table-row table:style-name="ro1">
          <table:table-cell office:value-type="float" office:value="1.269">
            <text:p>1,2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2.204">
            <text:p>2,2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96">
            <text:p>4296</text:p>
          </table:table-cell>
        </table:table-row>
        <table:table-row table:style-name="ro1">
          <table:table-cell office:value-type="float" office:value="1.271">
            <text:p>1,2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2">
            <text:p>4922</text:p>
          </table:table-cell>
        </table:table-row>
        <table:table-row table:style-name="ro1">
          <table:table-cell office:value-type="float" office:value="1.272">
            <text:p>1,2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6">
            <text:p>4926</text:p>
          </table:table-cell>
        </table:table-row>
        <table:table-row table:style-name="ro1">
          <table:table-cell office:value-type="float" office:value="1.273">
            <text:p>1,2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26">
            <text:p>4926</text:p>
          </table:table-cell>
        </table:table-row>
        <table:table-row table:style-name="ro1">
          <table:table-cell office:value-type="float" office:value="1.274">
            <text:p>1,2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0">
            <text:p>4930</text:p>
          </table:table-cell>
        </table:table-row>
        <table:table-row table:style-name="ro1">
          <table:table-cell office:value-type="float" office:value="2.205">
            <text:p>2,2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14">
            <text:p>4314</text:p>
          </table:table-cell>
        </table:table-row>
        <table:table-row table:style-name="ro1">
          <table:table-cell office:value-type="float" office:value="1.275">
            <text:p>1,2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1.276">
            <text:p>1,2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6">
            <text:p>4936</text:p>
          </table:table-cell>
        </table:table-row>
        <table:table-row table:style-name="ro1">
          <table:table-cell office:value-type="float" office:value="2.206">
            <text:p>2,2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21">
            <text:p>4321</text:p>
          </table:table-cell>
        </table:table-row>
        <table:table-row table:style-name="ro1">
          <table:table-cell office:value-type="float" office:value="1.277">
            <text:p>1,2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37">
            <text:p>4937</text:p>
          </table:table-cell>
        </table:table-row>
        <table:table-row table:style-name="ro1">
          <table:table-cell office:value-type="float" office:value="1.278">
            <text:p>1,2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1.279">
            <text:p>1,2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2">
            <text:p>4942</text:p>
          </table:table-cell>
        </table:table-row>
        <table:table-row table:style-name="ro1">
          <table:table-cell office:value-type="float" office:value="2.207">
            <text:p>2,2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37">
            <text:p>4337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6">
            <text:p>4946</text:p>
          </table:table-cell>
        </table:table-row>
        <table:table-row table:style-name="ro1">
          <table:table-cell office:value-type="float" office:value="1.281">
            <text:p>1,2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46">
            <text:p>4946</text:p>
          </table:table-cell>
        </table:table-row>
        <table:table-row table:style-name="ro1">
          <table:table-cell office:value-type="float" office:value="1.282">
            <text:p>1,2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1.283">
            <text:p>1,2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2.208">
            <text:p>2,2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50">
            <text:p>4350</text:p>
          </table:table-cell>
        </table:table-row>
        <table:table-row table:style-name="ro1">
          <table:table-cell office:value-type="float" office:value="1.284">
            <text:p>1,2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6">
            <text:p>4956</text:p>
          </table:table-cell>
        </table:table-row>
        <table:table-row table:style-name="ro1">
          <table:table-cell office:value-type="float" office:value="1.285">
            <text:p>1,2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57">
            <text:p>4957</text:p>
          </table:table-cell>
        </table:table-row>
        <table:table-row table:style-name="ro1">
          <table:table-cell office:value-type="float" office:value="1.286">
            <text:p>1,2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1">
            <text:p>4961</text:p>
          </table:table-cell>
        </table:table-row>
        <table:table-row table:style-name="ro1">
          <table:table-cell office:value-type="float" office:value="2.209">
            <text:p>2,2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65">
            <text:p>4365</text:p>
          </table:table-cell>
        </table:table-row>
        <table:table-row table:style-name="ro1">
          <table:table-cell office:value-type="float" office:value="1.287">
            <text:p>1,2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3">
            <text:p>4963</text:p>
          </table:table-cell>
        </table:table-row>
        <table:table-row table:style-name="ro1">
          <table:table-cell office:value-type="float" office:value="1.288">
            <text:p>1,2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6">
            <text:p>4966</text:p>
          </table:table-cell>
        </table:table-row>
        <table:table-row table:style-name="ro1">
          <table:table-cell office:value-type="float" office:value="1.289">
            <text:p>1,2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67">
            <text:p>4967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72">
            <text:p>4972</text:p>
          </table:table-cell>
        </table:table-row>
        <table:table-row table:style-name="ro1">
          <table:table-cell office:value-type="float" office:value="1.291">
            <text:p>1,2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2.211">
            <text:p>2,2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84">
            <text:p>4384</text:p>
          </table:table-cell>
        </table:table-row>
        <table:table-row table:style-name="ro1">
          <table:table-cell office:value-type="float" office:value="1.292">
            <text:p>1,2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77">
            <text:p>4977</text:p>
          </table:table-cell>
        </table:table-row>
        <table:table-row table:style-name="ro1">
          <table:table-cell office:value-type="float" office:value="1.293">
            <text:p>1,2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78">
            <text:p>4978</text:p>
          </table:table-cell>
        </table:table-row>
        <table:table-row table:style-name="ro1">
          <table:table-cell office:value-type="float" office:value="1.294">
            <text:p>1,2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1.295">
            <text:p>1,2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2.212">
            <text:p>2,2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98">
            <text:p>4398</text:p>
          </table:table-cell>
        </table:table-row>
        <table:table-row table:style-name="ro1">
          <table:table-cell office:value-type="float" office:value="1.296">
            <text:p>1,2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1.298">
            <text:p>1,2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office:value-type="float" office:value="2.213">
            <text:p>2,2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office:value-type="float" office:value="1.299">
            <text:p>1,2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2.214">
            <text:p>2,2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23">
            <text:p>4423</text:p>
          </table:table-cell>
        </table:table-row>
        <table:table-row table:style-name="ro1">
          <table:table-cell office:value-type="float" office:value="1.301">
            <text:p>1,3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1.302">
            <text:p>1,3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03">
            <text:p>5003</text:p>
          </table:table-cell>
        </table:table-row>
        <table:table-row table:style-name="ro1">
          <table:table-cell office:value-type="float" office:value="1.303">
            <text:p>1,3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1.304">
            <text:p>1,3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09">
            <text:p>5009</text:p>
          </table:table-cell>
        </table:table-row>
        <table:table-row table:style-name="ro1">
          <table:table-cell office:value-type="float" office:value="2.215">
            <text:p>2,2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42">
            <text:p>4442</text:p>
          </table:table-cell>
        </table:table-row>
        <table:table-row table:style-name="ro1">
          <table:table-cell office:value-type="float" office:value="1.305">
            <text:p>1,3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09">
            <text:p>5009</text:p>
          </table:table-cell>
        </table:table-row>
        <table:table-row table:style-name="ro1">
          <table:table-cell office:value-type="float" office:value="1.306">
            <text:p>1,3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2">
            <text:p>5012</text:p>
          </table:table-cell>
        </table:table-row>
        <table:table-row table:style-name="ro1">
          <table:table-cell office:value-type="float" office:value="1.307">
            <text:p>1,3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4">
            <text:p>5014</text:p>
          </table:table-cell>
        </table:table-row>
        <table:table-row table:style-name="ro1">
          <table:table-cell office:value-type="float" office:value="2.216">
            <text:p>2,2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1.308">
            <text:p>1,3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19">
            <text:p>5019</text:p>
          </table:table-cell>
        </table:table-row>
        <table:table-row table:style-name="ro1">
          <table:table-cell office:value-type="float" office:value="1.309">
            <text:p>1,3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0">
            <text:p>5020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4">
            <text:p>5024</text:p>
          </table:table-cell>
        </table:table-row>
        <table:table-row table:style-name="ro1">
          <table:table-cell office:value-type="float" office:value="2.217">
            <text:p>2,2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68">
            <text:p>4468</text:p>
          </table:table-cell>
        </table:table-row>
        <table:table-row table:style-name="ro1">
          <table:table-cell office:value-type="float" office:value="1.311">
            <text:p>1,3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1.312">
            <text:p>1,3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2">
            <text:p>5032</text:p>
          </table:table-cell>
        </table:table-row>
        <table:table-row table:style-name="ro1">
          <table:table-cell office:value-type="float" office:value="2.218">
            <text:p>2,2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81">
            <text:p>4481</text:p>
          </table:table-cell>
        </table:table-row>
        <table:table-row table:style-name="ro1">
          <table:table-cell office:value-type="float" office:value="1.314">
            <text:p>1,3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 office:value-type="float" office:value="1.315">
            <text:p>1,3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1.316">
            <text:p>1,3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2.219">
            <text:p>2,2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495">
            <text:p>4495</text:p>
          </table:table-cell>
        </table:table-row>
        <table:table-row table:style-name="ro1">
          <table:table-cell office:value-type="float" office:value="1.317">
            <text:p>1,3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1.318">
            <text:p>1,3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47">
            <text:p>5047</text:p>
          </table:table-cell>
        </table:table-row>
        <table:table-row table:style-name="ro1">
          <table:table-cell office:value-type="float" office:value="1.319">
            <text:p>1,3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09">
            <text:p>4509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1.321">
            <text:p>1,3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1.322">
            <text:p>1,3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59">
            <text:p>5059</text:p>
          </table:table-cell>
        </table:table-row>
        <table:table-row table:style-name="ro1">
          <table:table-cell office:value-type="float" office:value="2.221">
            <text:p>2,2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17">
            <text:p>4517</text:p>
          </table:table-cell>
        </table:table-row>
        <table:table-row table:style-name="ro1">
          <table:table-cell office:value-type="float" office:value="1.323">
            <text:p>1,3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1.324">
            <text:p>1,3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1.325">
            <text:p>1,3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5">
            <text:p>5065</text:p>
          </table:table-cell>
        </table:table-row>
        <table:table-row table:style-name="ro1">
          <table:table-cell office:value-type="float" office:value="1.326">
            <text:p>1,3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2.222">
            <text:p>2,2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33">
            <text:p>4533</text:p>
          </table:table-cell>
        </table:table-row>
        <table:table-row table:style-name="ro1">
          <table:table-cell office:value-type="float" office:value="1.327">
            <text:p>1,3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1">
            <text:p>5071</text:p>
          </table:table-cell>
        </table:table-row>
        <table:table-row table:style-name="ro1">
          <table:table-cell office:value-type="float" office:value="1.328">
            <text:p>1,3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6">
            <text:p>5076</text:p>
          </table:table-cell>
        </table:table-row>
        <table:table-row table:style-name="ro1">
          <table:table-cell office:value-type="float" office:value="2.223">
            <text:p>2,2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45">
            <text:p>4545</text:p>
          </table:table-cell>
        </table:table-row>
        <table:table-row table:style-name="ro1">
          <table:table-cell office:value-type="float" office:value="1.329">
            <text:p>1,3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77">
            <text:p>5077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1.331">
            <text:p>1,3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5">
            <text:p>5085</text:p>
          </table:table-cell>
        </table:table-row>
        <table:table-row table:style-name="ro1">
          <table:table-cell office:value-type="float" office:value="2.224">
            <text:p>2,2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56">
            <text:p>4556</text:p>
          </table:table-cell>
        </table:table-row>
        <table:table-row table:style-name="ro1">
          <table:table-cell office:value-type="float" office:value="1.332">
            <text:p>1,3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89">
            <text:p>5089</text:p>
          </table:table-cell>
        </table:table-row>
        <table:table-row table:style-name="ro1">
          <table:table-cell office:value-type="float" office:value="1.333">
            <text:p>1,3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1.334">
            <text:p>1,3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94">
            <text:p>5094</text:p>
          </table:table-cell>
        </table:table-row>
        <table:table-row table:style-name="ro1">
          <table:table-cell office:value-type="float" office:value="1.335">
            <text:p>1,3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2.225">
            <text:p>2,2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76">
            <text:p>4576</text:p>
          </table:table-cell>
        </table:table-row>
        <table:table-row table:style-name="ro1">
          <table:table-cell office:value-type="float" office:value="1.336">
            <text:p>1,3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1.337">
            <text:p>1,3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2.226">
            <text:p>2,2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1.338">
            <text:p>1,3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7">
            <text:p>5107</text:p>
          </table:table-cell>
        </table:table-row>
        <table:table-row table:style-name="ro1">
          <table:table-cell office:value-type="float" office:value="1.339">
            <text:p>1,3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2.227">
            <text:p>2,2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598">
            <text:p>4598</text:p>
          </table:table-cell>
        </table:table-row>
        <table:table-row table:style-name="ro1">
          <table:table-cell office:value-type="float" office:value="1.341">
            <text:p>1,3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1.342">
            <text:p>1,3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1.343">
            <text:p>1,3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1">
            <text:p>5121</text:p>
          </table:table-cell>
        </table:table-row>
        <table:table-row table:style-name="ro1">
          <table:table-cell office:value-type="float" office:value="2.228">
            <text:p>2,2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13">
            <text:p>4613</text:p>
          </table:table-cell>
        </table:table-row>
        <table:table-row table:style-name="ro1">
          <table:table-cell office:value-type="float" office:value="1.344">
            <text:p>1,3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1.345">
            <text:p>1,3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27">
            <text:p>5127</text:p>
          </table:table-cell>
        </table:table-row>
        <table:table-row table:style-name="ro1">
          <table:table-cell office:value-type="float" office:value="1.346">
            <text:p>1,3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2.229">
            <text:p>2,2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27">
            <text:p>4627</text:p>
          </table:table-cell>
        </table:table-row>
        <table:table-row table:style-name="ro1">
          <table:table-cell office:value-type="float" office:value="1.347">
            <text:p>1,3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1.348">
            <text:p>1,3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5">
            <text:p>5135</text:p>
          </table:table-cell>
        </table:table-row>
        <table:table-row table:style-name="ro1">
          <table:table-cell office:value-type="float" office:value="1.349">
            <text:p>1,3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36">
            <text:p>5136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1.351">
            <text:p>1,3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1">
            <text:p>5141</text:p>
          </table:table-cell>
        </table:table-row>
        <table:table-row table:style-name="ro1">
          <table:table-cell office:value-type="float" office:value="1.352">
            <text:p>1,3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5">
            <text:p>5145</text:p>
          </table:table-cell>
        </table:table-row>
        <table:table-row table:style-name="ro1">
          <table:table-cell office:value-type="float" office:value="2.231">
            <text:p>2,2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52">
            <text:p>4652</text:p>
          </table:table-cell>
        </table:table-row>
        <table:table-row table:style-name="ro1">
          <table:table-cell office:value-type="float" office:value="1.353">
            <text:p>1,3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5">
            <text:p>5145</text:p>
          </table:table-cell>
        </table:table-row>
        <table:table-row table:style-name="ro1">
          <table:table-cell office:value-type="float" office:value="1.354">
            <text:p>1,3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49">
            <text:p>5149</text:p>
          </table:table-cell>
        </table:table-row>
        <table:table-row table:style-name="ro1">
          <table:table-cell office:value-type="float" office:value="1.355">
            <text:p>1,3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0">
            <text:p>5150</text:p>
          </table:table-cell>
        </table:table-row>
        <table:table-row table:style-name="ro1">
          <table:table-cell office:value-type="float" office:value="2.232">
            <text:p>2,2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64">
            <text:p>4664</text:p>
          </table:table-cell>
        </table:table-row>
        <table:table-row table:style-name="ro1">
          <table:table-cell office:value-type="float" office:value="1.356">
            <text:p>1,3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1.357">
            <text:p>1,3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1.358">
            <text:p>1,3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2.233">
            <text:p>2,2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1.359">
            <text:p>1,3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1.361">
            <text:p>1,3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2.234">
            <text:p>2,2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687">
            <text:p>4687</text:p>
          </table:table-cell>
        </table:table-row>
        <table:table-row table:style-name="ro1">
          <table:table-cell office:value-type="float" office:value="1.362">
            <text:p>1,3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363">
            <text:p>1,3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364">
            <text:p>1,3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2.235">
            <text:p>2,2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1.365">
            <text:p>1,3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1.366">
            <text:p>1,3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1.367">
            <text:p>1,3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2.236">
            <text:p>2,2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11">
            <text:p>4711</text:p>
          </table:table-cell>
        </table:table-row>
        <table:table-row table:style-name="ro1">
          <table:table-cell office:value-type="float" office:value="1.368">
            <text:p>1,3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1.369">
            <text:p>1,3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2.237">
            <text:p>2,2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1.371">
            <text:p>1,3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1.372">
            <text:p>1,3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2.238">
            <text:p>2,2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1.373">
            <text:p>1,3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2">
            <text:p>5202</text:p>
          </table:table-cell>
        </table:table-row>
        <table:table-row table:style-name="ro1">
          <table:table-cell office:value-type="float" office:value="1.374">
            <text:p>1,3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07">
            <text:p>5207</text:p>
          </table:table-cell>
        </table:table-row>
        <table:table-row table:style-name="ro1">
          <table:table-cell office:value-type="float" office:value="1.376">
            <text:p>1,3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2">
            <text:p>5212</text:p>
          </table:table-cell>
        </table:table-row>
        <table:table-row table:style-name="ro1">
          <table:table-cell office:value-type="float" office:value="2.239">
            <text:p>2,2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55">
            <text:p>4755</text:p>
          </table:table-cell>
        </table:table-row>
        <table:table-row table:style-name="ro1">
          <table:table-cell office:value-type="float" office:value="1.377">
            <text:p>1,3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1.378">
            <text:p>1,3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7">
            <text:p>5217</text:p>
          </table:table-cell>
        </table:table-row>
        <table:table-row table:style-name="ro1">
          <table:table-cell office:value-type="float" office:value="1.379">
            <text:p>1,3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19">
            <text:p>5219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65">
            <text:p>4765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1.381">
            <text:p>1,3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5">
            <text:p>5225</text:p>
          </table:table-cell>
        </table:table-row>
        <table:table-row table:style-name="ro1">
          <table:table-cell office:value-type="float" office:value="1.382">
            <text:p>1,3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1.383">
            <text:p>1,3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31">
            <text:p>5231</text:p>
          </table:table-cell>
        </table:table-row>
        <table:table-row table:style-name="ro1">
          <table:table-cell office:value-type="float" office:value="2.241">
            <text:p>2,2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84">
            <text:p>4784</text:p>
          </table:table-cell>
        </table:table-row>
        <table:table-row table:style-name="ro1">
          <table:table-cell office:value-type="float" office:value="1.384">
            <text:p>1,3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1.385">
            <text:p>1,3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2.242">
            <text:p>2,2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794">
            <text:p>4794</text:p>
          </table:table-cell>
        </table:table-row>
        <table:table-row table:style-name="ro1">
          <table:table-cell office:value-type="float" office:value="1.386">
            <text:p>1,3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1">
            <text:p>5241</text:p>
          </table:table-cell>
        </table:table-row>
        <table:table-row table:style-name="ro1">
          <table:table-cell office:value-type="float" office:value="1.387">
            <text:p>1,3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1.388">
            <text:p>1,3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7">
            <text:p>5247</text:p>
          </table:table-cell>
        </table:table-row>
        <table:table-row table:style-name="ro1">
          <table:table-cell office:value-type="float" office:value="2.243">
            <text:p>2,2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06">
            <text:p>4806</text:p>
          </table:table-cell>
        </table:table-row>
        <table:table-row table:style-name="ro1">
          <table:table-cell office:value-type="float" office:value="1.389">
            <text:p>1,3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47">
            <text:p>5247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2">
            <text:p>5252</text:p>
          </table:table-cell>
        </table:table-row>
        <table:table-row table:style-name="ro1">
          <table:table-cell office:value-type="float" office:value="1.391">
            <text:p>1,3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3">
            <text:p>5253</text:p>
          </table:table-cell>
        </table:table-row>
        <table:table-row table:style-name="ro1">
          <table:table-cell office:value-type="float" office:value="1.392">
            <text:p>1,3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7">
            <text:p>5257</text:p>
          </table:table-cell>
        </table:table-row>
        <table:table-row table:style-name="ro1">
          <table:table-cell office:value-type="float" office:value="2.244">
            <text:p>2,2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1.393">
            <text:p>1,3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58">
            <text:p>5258</text:p>
          </table:table-cell>
        </table:table-row>
        <table:table-row table:style-name="ro1">
          <table:table-cell office:value-type="float" office:value="1.394">
            <text:p>1,3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2">
            <text:p>5262</text:p>
          </table:table-cell>
        </table:table-row>
        <table:table-row table:style-name="ro1">
          <table:table-cell office:value-type="float" office:value="2.245">
            <text:p>2,2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1.395">
            <text:p>1,3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1.396">
            <text:p>1,3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1.397">
            <text:p>1,3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70">
            <text:p>5270</text:p>
          </table:table-cell>
        </table:table-row>
        <table:table-row table:style-name="ro1">
          <table:table-cell office:value-type="float" office:value="1.398">
            <text:p>1,3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2.246">
            <text:p>2,2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1.399">
            <text:p>1,3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0">
            <text:p>5280</text:p>
          </table:table-cell>
        </table:table-row>
        <table:table-row table:style-name="ro1">
          <table:table-cell office:value-type="float" office:value="1.401">
            <text:p>1,4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2.247">
            <text:p>2,2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61">
            <text:p>4861</text:p>
          </table:table-cell>
        </table:table-row>
        <table:table-row table:style-name="ro1">
          <table:table-cell office:value-type="float" office:value="1.402">
            <text:p>1,4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1.403">
            <text:p>1,4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87">
            <text:p>5287</text:p>
          </table:table-cell>
        </table:table-row>
        <table:table-row table:style-name="ro1">
          <table:table-cell office:value-type="float" office:value="1.404">
            <text:p>1,4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1">
            <text:p>5291</text:p>
          </table:table-cell>
        </table:table-row>
        <table:table-row table:style-name="ro1">
          <table:table-cell office:value-type="float" office:value="2.248">
            <text:p>2,2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1.405">
            <text:p>1,4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2">
            <text:p>5292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2.249">
            <text:p>2,2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85">
            <text:p>4885</text:p>
          </table:table-cell>
        </table:table-row>
        <table:table-row table:style-name="ro1">
          <table:table-cell office:value-type="float" office:value="1.407">
            <text:p>1,4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299">
            <text:p>5299</text:p>
          </table:table-cell>
        </table:table-row>
        <table:table-row table:style-name="ro1">
          <table:table-cell office:value-type="float" office:value="1.408">
            <text:p>1,4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1.409">
            <text:p>1,4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5">
            <text:p>5305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897">
            <text:p>4897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1.411">
            <text:p>1,4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11">
            <text:p>5311</text:p>
          </table:table-cell>
        </table:table-row>
        <table:table-row table:style-name="ro1">
          <table:table-cell office:value-type="float" office:value="1.412">
            <text:p>1,4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2.251">
            <text:p>2,2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1.413">
            <text:p>1,4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1.414">
            <text:p>1,4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1.415">
            <text:p>1,4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2.252">
            <text:p>2,2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1.416">
            <text:p>1,4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29">
            <text:p>5329</text:p>
          </table:table-cell>
        </table:table-row>
        <table:table-row table:style-name="ro1">
          <table:table-cell office:value-type="float" office:value="1.417">
            <text:p>1,4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2.253">
            <text:p>2,2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1.418">
            <text:p>1,4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6">
            <text:p>5336</text:p>
          </table:table-cell>
        </table:table-row>
        <table:table-row table:style-name="ro1">
          <table:table-cell office:value-type="float" office:value="1.419">
            <text:p>1,4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2.254">
            <text:p>2,2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47">
            <text:p>4947</text:p>
          </table:table-cell>
        </table:table-row>
        <table:table-row table:style-name="ro1">
          <table:table-cell office:value-type="float" office:value="1.421">
            <text:p>1,4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6">
            <text:p>5346</text:p>
          </table:table-cell>
        </table:table-row>
        <table:table-row table:style-name="ro1">
          <table:table-cell office:value-type="float" office:value="1.423">
            <text:p>1,4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2.255">
            <text:p>2,2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57">
            <text:p>4957</text:p>
          </table:table-cell>
        </table:table-row>
        <table:table-row table:style-name="ro1">
          <table:table-cell office:value-type="float" office:value="1.424">
            <text:p>1,4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3">
            <text:p>5353</text:p>
          </table:table-cell>
        </table:table-row>
        <table:table-row table:style-name="ro1">
          <table:table-cell office:value-type="float" office:value="1.425">
            <text:p>1,4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1.426">
            <text:p>1,4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59">
            <text:p>5359</text:p>
          </table:table-cell>
        </table:table-row>
        <table:table-row table:style-name="ro1">
          <table:table-cell office:value-type="float" office:value="1.427">
            <text:p>1,4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1">
            <text:p>5361</text:p>
          </table:table-cell>
        </table:table-row>
        <table:table-row table:style-name="ro1">
          <table:table-cell office:value-type="float" office:value="2.256">
            <text:p>2,2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76">
            <text:p>4976</text:p>
          </table:table-cell>
        </table:table-row>
        <table:table-row table:style-name="ro1">
          <table:table-cell office:value-type="float" office:value="1.428">
            <text:p>1,4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1.429">
            <text:p>1,4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2.257">
            <text:p>2,2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72">
            <text:p>5372</text:p>
          </table:table-cell>
        </table:table-row>
        <table:table-row table:style-name="ro1">
          <table:table-cell office:value-type="float" office:value="1.431">
            <text:p>1,4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1.432">
            <text:p>1,4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2.258">
            <text:p>2,2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1.433">
            <text:p>1,4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1.434">
            <text:p>1,4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1.435">
            <text:p>1,4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5">
            <text:p>5385</text:p>
          </table:table-cell>
        </table:table-row>
        <table:table-row table:style-name="ro1">
          <table:table-cell office:value-type="float" office:value="2.259">
            <text:p>2,2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12">
            <text:p>5012</text:p>
          </table:table-cell>
        </table:table-row>
        <table:table-row table:style-name="ro1">
          <table:table-cell office:value-type="float" office:value="1.436">
            <text:p>1,4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90">
            <text:p>5390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95">
            <text:p>5395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1.439">
            <text:p>1,4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1.441">
            <text:p>1,4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2.261">
            <text:p>2,2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1.442">
            <text:p>1,4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1.443">
            <text:p>1,4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1.444">
            <text:p>1,4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2.262">
            <text:p>2,2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1.445">
            <text:p>1,4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2">
            <text:p>5412</text:p>
          </table:table-cell>
        </table:table-row>
        <table:table-row table:style-name="ro1">
          <table:table-cell office:value-type="float" office:value="1.446">
            <text:p>1,4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1.447">
            <text:p>1,4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1.448">
            <text:p>1,4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2.263">
            <text:p>2,2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1.449">
            <text:p>1,4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1.451">
            <text:p>1,4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2.264">
            <text:p>2,2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1.452">
            <text:p>1,4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2.265">
            <text:p>2,2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1.454">
            <text:p>1,4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5">
            <text:p>5435</text:p>
          </table:table-cell>
        </table:table-row>
        <table:table-row table:style-name="ro1">
          <table:table-cell office:value-type="float" office:value="1.455">
            <text:p>1,4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36">
            <text:p>5436</text:p>
          </table:table-cell>
        </table:table-row>
        <table:table-row table:style-name="ro1">
          <table:table-cell office:value-type="float" office:value="1.456">
            <text:p>1,4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0">
            <text:p>5440</text:p>
          </table:table-cell>
        </table:table-row>
        <table:table-row table:style-name="ro1">
          <table:table-cell office:value-type="float" office:value="1.457">
            <text:p>1,4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0">
            <text:p>5440</text:p>
          </table:table-cell>
        </table:table-row>
        <table:table-row table:style-name="ro1">
          <table:table-cell office:value-type="float" office:value="2.266">
            <text:p>2,2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05">
            <text:p>5105</text:p>
          </table:table-cell>
        </table:table-row>
        <table:table-row table:style-name="ro1">
          <table:table-cell office:value-type="float" office:value="1.458">
            <text:p>1,4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5">
            <text:p>5445</text:p>
          </table:table-cell>
        </table:table-row>
        <table:table-row table:style-name="ro1">
          <table:table-cell office:value-type="float" office:value="1.459">
            <text:p>1,4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47">
            <text:p>5447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2.267">
            <text:p>2,2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1.461">
            <text:p>1,4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1.462">
            <text:p>1,4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7">
            <text:p>5457</text:p>
          </table:table-cell>
        </table:table-row>
        <table:table-row table:style-name="ro1">
          <table:table-cell office:value-type="float" office:value="1.463">
            <text:p>1,4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59">
            <text:p>5459</text:p>
          </table:table-cell>
        </table:table-row>
        <table:table-row table:style-name="ro1">
          <table:table-cell office:value-type="float" office:value="2.268">
            <text:p>2,2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1.464">
            <text:p>1,4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1.465">
            <text:p>1,4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66">
            <text:p>5466</text:p>
          </table:table-cell>
        </table:table-row>
        <table:table-row table:style-name="ro1">
          <table:table-cell office:value-type="float" office:value="1.466">
            <text:p>1,4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2.269">
            <text:p>2,2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49">
            <text:p>5149</text:p>
          </table:table-cell>
        </table:table-row>
        <table:table-row table:style-name="ro1">
          <table:table-cell office:value-type="float" office:value="1.467">
            <text:p>1,4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1.468">
            <text:p>1,4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6">
            <text:p>5476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7">
            <text:p>5477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2">
            <text:p>5482</text:p>
          </table:table-cell>
        </table:table-row>
        <table:table-row table:style-name="ro1">
          <table:table-cell office:value-type="float" office:value="1.471">
            <text:p>1,4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4">
            <text:p>5484</text:p>
          </table:table-cell>
        </table:table-row>
        <table:table-row table:style-name="ro1">
          <table:table-cell office:value-type="float" office:value="1.472">
            <text:p>1,4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8">
            <text:p>5488</text:p>
          </table:table-cell>
        </table:table-row>
        <table:table-row table:style-name="ro1">
          <table:table-cell office:value-type="float" office:value="2.271">
            <text:p>2,2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1.473">
            <text:p>1,4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1.474">
            <text:p>1,4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3">
            <text:p>5493</text:p>
          </table:table-cell>
        </table:table-row>
        <table:table-row table:style-name="ro1">
          <table:table-cell office:value-type="float" office:value="1.475">
            <text:p>1,4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2.272">
            <text:p>2,2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476">
            <text:p>1,4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9">
            <text:p>5499</text:p>
          </table:table-cell>
        </table:table-row>
        <table:table-row table:style-name="ro1">
          <table:table-cell office:value-type="float" office:value="1.477">
            <text:p>1,4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1.478">
            <text:p>1,4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.273">
            <text:p>2,2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1.479">
            <text:p>1,4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2.274">
            <text:p>2,2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1.481">
            <text:p>1,4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9">
            <text:p>5509</text:p>
          </table:table-cell>
        </table:table-row>
        <table:table-row table:style-name="ro1">
          <table:table-cell office:value-type="float" office:value="1.482">
            <text:p>1,4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3">
            <text:p>5513</text:p>
          </table:table-cell>
        </table:table-row>
        <table:table-row table:style-name="ro1">
          <table:table-cell office:value-type="float" office:value="1.483">
            <text:p>1,4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4">
            <text:p>5514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2.275">
            <text:p>2,2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1.485">
            <text:p>1,4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9">
            <text:p>5519</text:p>
          </table:table-cell>
        </table:table-row>
        <table:table-row table:style-name="ro1">
          <table:table-cell office:value-type="float" office:value="1.486">
            <text:p>1,4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office:value-type="float" office:value="1.487">
            <text:p>1,4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2.276">
            <text:p>2,2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1.488">
            <text:p>1,4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1.489">
            <text:p>1,4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2.277">
            <text:p>2,2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1.491">
            <text:p>1,4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6">
            <text:p>5536</text:p>
          </table:table-cell>
        </table:table-row>
        <table:table-row table:style-name="ro1">
          <table:table-cell office:value-type="float" office:value="1.492">
            <text:p>1,4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2">
            <text:p>5542</text:p>
          </table:table-cell>
        </table:table-row>
        <table:table-row table:style-name="ro1">
          <table:table-cell office:value-type="float" office:value="2.278">
            <text:p>2,2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1.493">
            <text:p>1,4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 office:value-type="float" office:value="1.494">
            <text:p>1,4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1.495">
            <text:p>1,4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2.279">
            <text:p>2,2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1.496">
            <text:p>1,4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5">
            <text:p>5555</text:p>
          </table:table-cell>
        </table:table-row>
        <table:table-row table:style-name="ro1">
          <table:table-cell office:value-type="float" office:value="1.497">
            <text:p>1,4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6">
            <text:p>5556</text:p>
          </table:table-cell>
        </table:table-row>
        <table:table-row table:style-name="ro1">
          <table:table-cell office:value-type="float" office:value="1.498">
            <text:p>1,4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0">
            <text:p>5560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1.499">
            <text:p>1,4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5">
            <text:p>5565</text:p>
          </table:table-cell>
        </table:table-row>
        <table:table-row table:style-name="ro1">
          <table:table-cell office:value-type="float" office:value="1.501">
            <text:p>1,5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6">
            <text:p>5566</text:p>
          </table:table-cell>
        </table:table-row>
        <table:table-row table:style-name="ro1">
          <table:table-cell office:value-type="float" office:value="1.502">
            <text:p>1,5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float" office:value="2.281">
            <text:p>2,2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1.503">
            <text:p>1,5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float" office:value="1.504">
            <text:p>1,5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3">
            <text:p>5573</text:p>
          </table:table-cell>
        </table:table-row>
        <table:table-row table:style-name="ro1">
          <table:table-cell office:value-type="float" office:value="2.282">
            <text:p>2,2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1.505">
            <text:p>1,5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4">
            <text:p>5574</text:p>
          </table:table-cell>
        </table:table-row>
        <table:table-row table:style-name="ro1">
          <table:table-cell office:value-type="float" office:value="1.506">
            <text:p>1,5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9">
            <text:p>5579</text:p>
          </table:table-cell>
        </table:table-row>
        <table:table-row table:style-name="ro1">
          <table:table-cell office:value-type="float" office:value="1.507">
            <text:p>1,5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1">
            <text:p>5581</text:p>
          </table:table-cell>
        </table:table-row>
        <table:table-row table:style-name="ro1">
          <table:table-cell office:value-type="float" office:value="2.283">
            <text:p>2,2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1.508">
            <text:p>1,5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1.509">
            <text:p>1,5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5">
            <text:p>5585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1.511">
            <text:p>1,5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2.284">
            <text:p>2,2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1.512">
            <text:p>1,5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4">
            <text:p>5594</text:p>
          </table:table-cell>
        </table:table-row>
        <table:table-row table:style-name="ro1">
          <table:table-cell office:value-type="float" office:value="1.513">
            <text:p>1,5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2.285">
            <text:p>2,2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2">
            <text:p>5162</text:p>
          </table:table-cell>
        </table:table-row>
        <table:table-row table:style-name="ro1">
          <table:table-cell office:value-type="float" office:value="1.514">
            <text:p>1,5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1.515">
            <text:p>1,5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3">
            <text:p>5603</text:p>
          </table:table-cell>
        </table:table-row>
        <table:table-row table:style-name="ro1">
          <table:table-cell office:value-type="float" office:value="1.516">
            <text:p>1,5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1.517">
            <text:p>1,5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2.286">
            <text:p>2,2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18">
            <text:p>1,5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1">
            <text:p>5611</text:p>
          </table:table-cell>
        </table:table-row>
        <table:table-row table:style-name="ro1">
          <table:table-cell office:value-type="float" office:value="1.519">
            <text:p>1,5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6">
            <text:p>5616</text:p>
          </table:table-cell>
        </table:table-row>
        <table:table-row table:style-name="ro1">
          <table:table-cell office:value-type="float" office:value="2.287">
            <text:p>2,2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21">
            <text:p>1,5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7">
            <text:p>5617</text:p>
          </table:table-cell>
        </table:table-row>
        <table:table-row table:style-name="ro1">
          <table:table-cell office:value-type="float" office:value="1.522">
            <text:p>1,5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2">
            <text:p>5622</text:p>
          </table:table-cell>
        </table:table-row>
        <table:table-row table:style-name="ro1">
          <table:table-cell office:value-type="float" office:value="1.523">
            <text:p>1,5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3">
            <text:p>5623</text:p>
          </table:table-cell>
        </table:table-row>
        <table:table-row table:style-name="ro1">
          <table:table-cell office:value-type="float" office:value="2.288">
            <text:p>2,2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24">
            <text:p>1,5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7">
            <text:p>5627</text:p>
          </table:table-cell>
        </table:table-row>
        <table:table-row table:style-name="ro1">
          <table:table-cell office:value-type="float" office:value="1.525">
            <text:p>1,5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9">
            <text:p>5629</text:p>
          </table:table-cell>
        </table:table-row>
        <table:table-row table:style-name="ro1">
          <table:table-cell office:value-type="float" office:value="1.526">
            <text:p>1,5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2.289">
            <text:p>2,2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27">
            <text:p>1,5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6">
            <text:p>5636</text:p>
          </table:table-cell>
        </table:table-row>
        <table:table-row table:style-name="ro1">
          <table:table-cell office:value-type="float" office:value="1.528">
            <text:p>1,5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1.529">
            <text:p>1,5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1.531">
            <text:p>1,5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1.532">
            <text:p>1,5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0">
            <text:p>5650</text:p>
          </table:table-cell>
        </table:table-row>
        <table:table-row table:style-name="ro1">
          <table:table-cell office:value-type="float" office:value="2.291">
            <text:p>2,2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1.533">
            <text:p>1,5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3">
            <text:p>5653</text:p>
          </table:table-cell>
        </table:table-row>
        <table:table-row table:style-name="ro1">
          <table:table-cell office:value-type="float" office:value="1.534">
            <text:p>1,5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1.535">
            <text:p>1,5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8">
            <text:p>5658</text:p>
          </table:table-cell>
        </table:table-row>
        <table:table-row table:style-name="ro1">
          <table:table-cell office:value-type="float" office:value="2.292">
            <text:p>2,2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1.536">
            <text:p>1,5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1.537">
            <text:p>1,5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1.538">
            <text:p>1,5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8">
            <text:p>5668</text:p>
          </table:table-cell>
        </table:table-row>
        <table:table-row table:style-name="ro1">
          <table:table-cell office:value-type="float" office:value="2.293">
            <text:p>2,2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1.539">
            <text:p>1,5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9">
            <text:p>5669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73">
            <text:p>5673</text:p>
          </table:table-cell>
        </table:table-row>
        <table:table-row table:style-name="ro1">
          <table:table-cell office:value-type="float" office:value="1.541">
            <text:p>1,5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74">
            <text:p>5674</text:p>
          </table:table-cell>
        </table:table-row>
        <table:table-row table:style-name="ro1">
          <table:table-cell office:value-type="float" office:value="2.294">
            <text:p>2,2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1.542">
            <text:p>1,5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78">
            <text:p>5678</text:p>
          </table:table-cell>
        </table:table-row>
        <table:table-row table:style-name="ro1">
          <table:table-cell office:value-type="float" office:value="1.543">
            <text:p>1,5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73">
            <text:p>5673</text:p>
          </table:table-cell>
        </table:table-row>
        <table:table-row table:style-name="ro1">
          <table:table-cell office:value-type="float" office:value="1.544">
            <text:p>1,5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73">
            <text:p>5673</text:p>
          </table:table-cell>
        </table:table-row>
        <table:table-row table:style-name="ro1">
          <table:table-cell office:value-type="float" office:value="2.295">
            <text:p>2,2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1.545">
            <text:p>1,5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1.546">
            <text:p>1,5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5">
            <text:p>5665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9">
            <text:p>5659</text:p>
          </table:table-cell>
        </table:table-row>
        <table:table-row table:style-name="ro1">
          <table:table-cell office:value-type="float" office:value="2.296">
            <text:p>2,2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1.548">
            <text:p>1,5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60">
            <text:p>5660</text:p>
          </table:table-cell>
        </table:table-row>
        <table:table-row table:style-name="ro1">
          <table:table-cell office:value-type="float" office:value="1.549">
            <text:p>1,5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2.297">
            <text:p>2,2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1.551">
            <text:p>1,5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1.552">
            <text:p>1,5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 office:value-type="float" office:value="1.553">
            <text:p>1,5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7">
            <text:p>5637</text:p>
          </table:table-cell>
        </table:table-row>
        <table:table-row table:style-name="ro1">
          <table:table-cell office:value-type="float" office:value="2.298">
            <text:p>2,2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2">
            <text:p>5162</text:p>
          </table:table-cell>
        </table:table-row>
        <table:table-row table:style-name="ro1">
          <table:table-cell office:value-type="float" office:value="1.554">
            <text:p>1,5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1.555">
            <text:p>1,5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0">
            <text:p>5630</text:p>
          </table:table-cell>
        </table:table-row>
        <table:table-row table:style-name="ro1">
          <table:table-cell office:value-type="float" office:value="1.556">
            <text:p>1,5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31">
            <text:p>5631</text:p>
          </table:table-cell>
        </table:table-row>
        <table:table-row table:style-name="ro1">
          <table:table-cell office:value-type="float" office:value="2.299">
            <text:p>2,2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2">
            <text:p>5162</text:p>
          </table:table-cell>
        </table:table-row>
        <table:table-row table:style-name="ro1">
          <table:table-cell office:value-type="float" office:value="1.557">
            <text:p>1,5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1.558">
            <text:p>1,5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1.559">
            <text:p>1,5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2.301">
            <text:p>2,3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2.302">
            <text:p>2,3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1.561">
            <text:p>1,5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3">
            <text:p>5613</text:p>
          </table:table-cell>
        </table:table-row>
        <table:table-row table:style-name="ro1">
          <table:table-cell office:value-type="float" office:value="2.303">
            <text:p>2,3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1.562">
            <text:p>1,5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1.563">
            <text:p>1,5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2.304">
            <text:p>2,3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564">
            <text:p>1,5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2.305">
            <text:p>2,3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565">
            <text:p>1,5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600">
            <text:p>5600</text:p>
          </table:table-cell>
        </table:table-row>
        <table:table-row table:style-name="ro1">
          <table:table-cell office:value-type="float" office:value="2.306">
            <text:p>2,3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566">
            <text:p>1,5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2.307">
            <text:p>2,3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1.567">
            <text:p>1,5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2.308">
            <text:p>2,3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1.568">
            <text:p>1,5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2.309">
            <text:p>2,3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4">
            <text:p>5174</text:p>
          </table:table-cell>
        </table:table-row>
        <table:table-row table:style-name="ro1">
          <table:table-cell office:value-type="float" office:value="1.569">
            <text:p>1,5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571">
            <text:p>1,5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9">
            <text:p>5569</text:p>
          </table:table-cell>
        </table:table-row>
        <table:table-row table:style-name="ro1">
          <table:table-cell office:value-type="float" office:value="2.311">
            <text:p>2,3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1.572">
            <text:p>1,5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9">
            <text:p>5569</text:p>
          </table:table-cell>
        </table:table-row>
        <table:table-row table:style-name="ro1">
          <table:table-cell office:value-type="float" office:value="2.312">
            <text:p>2,3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1.573">
            <text:p>1,5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2.313">
            <text:p>2,3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1.574">
            <text:p>1,5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64">
            <text:p>5564</text:p>
          </table:table-cell>
        </table:table-row>
        <table:table-row table:style-name="ro1">
          <table:table-cell office:value-type="float" office:value="2.314">
            <text:p>2,3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575">
            <text:p>1,5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6">
            <text:p>5556</text:p>
          </table:table-cell>
        </table:table-row>
        <table:table-row table:style-name="ro1">
          <table:table-cell office:value-type="float" office:value="2.315">
            <text:p>2,3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1.576">
            <text:p>1,5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8">
            <text:p>5558</text:p>
          </table:table-cell>
        </table:table-row>
        <table:table-row table:style-name="ro1">
          <table:table-cell office:value-type="float" office:value="2.316">
            <text:p>2,3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1.577">
            <text:p>1,5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2.317">
            <text:p>2,3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53">
            <text:p>5553</text:p>
          </table:table-cell>
        </table:table-row>
        <table:table-row table:style-name="ro1">
          <table:table-cell office:value-type="float" office:value="2.318">
            <text:p>2,3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1.579">
            <text:p>1,5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 office:value-type="float" office:value="2.319">
            <text:p>2,3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43">
            <text:p>5543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1">
            <text:p>1,5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2.321">
            <text:p>2,3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82">
            <text:p>1,5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2.322">
            <text:p>2,3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3">
            <text:p>1,5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1">
            <text:p>5531</text:p>
          </table:table-cell>
        </table:table-row>
        <table:table-row table:style-name="ro1">
          <table:table-cell office:value-type="float" office:value="2.323">
            <text:p>2,3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4">
            <text:p>1,5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2.324">
            <text:p>2,3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85">
            <text:p>1,5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2.325">
            <text:p>2,3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6">
            <text:p>1,5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office:value-type="float" office:value="2.326">
            <text:p>2,3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7">
            <text:p>1,5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5">
            <text:p>5515</text:p>
          </table:table-cell>
        </table:table-row>
        <table:table-row table:style-name="ro1">
          <table:table-cell office:value-type="float" office:value="2.327">
            <text:p>2,3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88">
            <text:p>1,5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7">
            <text:p>5517</text:p>
          </table:table-cell>
        </table:table-row>
        <table:table-row table:style-name="ro1">
          <table:table-cell office:value-type="float" office:value="2.328">
            <text:p>2,3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89">
            <text:p>1,5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1">
            <text:p>5511</text:p>
          </table:table-cell>
        </table:table-row>
        <table:table-row table:style-name="ro1">
          <table:table-cell office:value-type="float" office:value="2.329">
            <text:p>2,3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11">
            <text:p>5511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91">
            <text:p>1,5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.331">
            <text:p>2,3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92">
            <text:p>1,5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.332">
            <text:p>2,3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93">
            <text:p>1,5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9">
            <text:p>5499</text:p>
          </table:table-cell>
        </table:table-row>
        <table:table-row table:style-name="ro1">
          <table:table-cell office:value-type="float" office:value="2.333">
            <text:p>2,3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9">
            <text:p>5499</text:p>
          </table:table-cell>
        </table:table-row>
        <table:table-row table:style-name="ro1">
          <table:table-cell office:value-type="float" office:value="2.334">
            <text:p>2,3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1.595">
            <text:p>1,5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2.335">
            <text:p>2,3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1.596">
            <text:p>1,5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2.336">
            <text:p>2,3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1.597">
            <text:p>1,5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0">
            <text:p>5480</text:p>
          </table:table-cell>
        </table:table-row>
        <table:table-row table:style-name="ro1">
          <table:table-cell office:value-type="float" office:value="2.337">
            <text:p>2,3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1.598">
            <text:p>1,5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80">
            <text:p>5480</text:p>
          </table:table-cell>
        </table:table-row>
        <table:table-row table:style-name="ro1">
          <table:table-cell office:value-type="float" office:value="2.338">
            <text:p>2,3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1.599">
            <text:p>1,5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5474">
            <text:p>5474</text:p>
          </table:table-cell>
        </table:table-row>
        <table:table-row table:style-name="ro1">
          <table:table-cell office:value-type="float" office:value="2.339">
            <text:p>2,3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41">
            <text:p>2,3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42">
            <text:p>2,3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2.343">
            <text:p>2,3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44">
            <text:p>2,3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5">
            <text:p>2,3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46">
            <text:p>2,3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47">
            <text:p>2,3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48">
            <text:p>2,3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49">
            <text:p>2,3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51">
            <text:p>2,3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52">
            <text:p>2,3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53">
            <text:p>2,3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54">
            <text:p>2,3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55">
            <text:p>2,3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56">
            <text:p>2,3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57">
            <text:p>2,3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58">
            <text:p>2,3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59">
            <text:p>2,3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61">
            <text:p>2,3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62">
            <text:p>2,3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63">
            <text:p>2,3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4">
            <text:p>2,3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2.365">
            <text:p>2,3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2.366">
            <text:p>2,3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67">
            <text:p>2,3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68">
            <text:p>2,3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69">
            <text:p>2,3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71">
            <text:p>2,3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72">
            <text:p>2,3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73">
            <text:p>2,3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74">
            <text:p>2,3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75">
            <text:p>2,3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2.376">
            <text:p>2,3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77">
            <text:p>2,3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2.378">
            <text:p>2,3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79">
            <text:p>2,3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81">
            <text:p>2,3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82">
            <text:p>2,3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83">
            <text:p>2,3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84">
            <text:p>2,3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2.385">
            <text:p>2,3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1">
            <text:p>5191</text:p>
          </table:table-cell>
        </table:table-row>
        <table:table-row table:style-name="ro1">
          <table:table-cell office:value-type="float" office:value="2.386">
            <text:p>2,3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2.387">
            <text:p>2,3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2.388">
            <text:p>2,3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2.389">
            <text:p>2,3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2.391">
            <text:p>2,3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2.392">
            <text:p>2,3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2.393">
            <text:p>2,3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6">
            <text:p>5196</text:p>
          </table:table-cell>
        </table:table-row>
        <table:table-row table:style-name="ro1">
          <table:table-cell office:value-type="float" office:value="2.394">
            <text:p>2,3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6">
            <text:p>5196</text:p>
          </table:table-cell>
        </table:table-row>
        <table:table-row table:style-name="ro1">
          <table:table-cell office:value-type="float" office:value="2.395">
            <text:p>2,3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2.396">
            <text:p>2,3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3">
            <text:p>5193</text:p>
          </table:table-cell>
        </table:table-row>
        <table:table-row table:style-name="ro1">
          <table:table-cell office:value-type="float" office:value="2.397">
            <text:p>2,3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2.398">
            <text:p>2,3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2.399">
            <text:p>2,3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5193">
            <text:p>5193</text:p>
          </table:table-cell>
        </table:table-row>
      </table:table>
      <table:table table:name="it10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ehicle ID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Travel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690">
            <text:p>169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4.41">
            <text:p>4,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float" office:value="4.42">
            <text:p>4,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4.43">
            <text:p>4,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4.44">
            <text:p>4,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4.45">
            <text:p>4,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73">
            <text:p>1873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4.46">
            <text:p>4,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4.47">
            <text:p>4,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4.48">
            <text:p>4,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4.49">
            <text:p>4,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4.51">
            <text:p>4,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4.52">
            <text:p>4,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4.53">
            <text:p>4,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4.54">
            <text:p>4,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4.55">
            <text:p>4,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4.56">
            <text:p>4,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4.57">
            <text:p>4,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4.58">
            <text:p>4,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4.59">
            <text:p>4,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4.61">
            <text:p>4,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4.62">
            <text:p>4,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4.63">
            <text:p>4,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73">
            <text:p>1973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4.64">
            <text:p>4,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4.65">
            <text:p>4,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4.66">
            <text:p>4,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4.67">
            <text:p>4,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4.68">
            <text:p>4,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4.69">
            <text:p>4,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4.71">
            <text:p>4,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4.72">
            <text:p>4,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float" office:value="4.73">
            <text:p>4,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4.74">
            <text:p>4,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53">
            <text:p>2153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4.75">
            <text:p>4,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.76">
            <text:p>4,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4.77">
            <text:p>4,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4.78">
            <text:p>4,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4.79">
            <text:p>4,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4.81">
            <text:p>4,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4.82">
            <text:p>4,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4.83">
            <text:p>4,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4.84">
            <text:p>4,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4.85">
            <text:p>4,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4.86">
            <text:p>4,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4.87">
            <text:p>4,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4.88">
            <text:p>4,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4.89">
            <text:p>4,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4.91">
            <text:p>4,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4.92">
            <text:p>4,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4.93">
            <text:p>4,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4.94">
            <text:p>4,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4.95">
            <text:p>4,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4.96">
            <text:p>4,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4.97">
            <text:p>4,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4.98">
            <text:p>4,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47">
            <text:p>2047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float" office:value="4.99">
            <text:p>4,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4.101">
            <text:p>4,1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4.102">
            <text:p>4,1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4.103">
            <text:p>4,1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4.104">
            <text:p>4,1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4.105">
            <text:p>4,1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3.31">
            <text:p>3,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4.106">
            <text:p>4,1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3.32">
            <text:p>3,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4.107">
            <text:p>4,1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94">
            <text:p>2094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4.108">
            <text:p>4,1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3.33">
            <text:p>3,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4.109">
            <text:p>4,1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3.34">
            <text:p>3,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4.11">
            <text:p>4,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3.35">
            <text:p>3,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4.111">
            <text:p>4,1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4.112">
            <text:p>4,1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4.113">
            <text:p>4,1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4.114">
            <text:p>4,1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3.37">
            <text:p>3,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3.38">
            <text:p>3,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4.115">
            <text:p>4,1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4.116">
            <text:p>4,1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3.39">
            <text:p>3,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float" office:value="4.117">
            <text:p>4,1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4.118">
            <text:p>4,1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64">
            <text:p>2164</text:p>
          </table:table-cell>
        </table:table-row>
        <table:table-row table:style-name="ro1">
          <table:table-cell office:value-type="float" office:value="3.41">
            <text:p>3,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4.119">
            <text:p>4,1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4.12">
            <text:p>4,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3.42">
            <text:p>3,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4.121">
            <text:p>4,1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3.43">
            <text:p>3,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4.122">
            <text:p>4,1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3.44">
            <text:p>3,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4.123">
            <text:p>4,1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3.45">
            <text:p>3,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4.124">
            <text:p>4,1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4.125">
            <text:p>4,1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3.46">
            <text:p>3,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3.47">
            <text:p>3,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4.126">
            <text:p>4,1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4.127">
            <text:p>4,1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3.48">
            <text:p>3,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4.128">
            <text:p>4,1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3.49">
            <text:p>3,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 office:value-type="float" office:value="4.129">
            <text:p>4,1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29">
            <text:p>2229</text:p>
          </table:table-cell>
        </table:table-row>
        <table:table-row table:style-name="ro1">
          <table:table-cell office:value-type="float" office:value="1.61">
            <text:p>1,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4.13">
            <text:p>4,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4.131">
            <text:p>4,1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1.62">
            <text:p>1,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3.51">
            <text:p>3,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4.132">
            <text:p>4,1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4.133">
            <text:p>4,1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3.52">
            <text:p>3,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4.134">
            <text:p>4,1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1.63">
            <text:p>1,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3.53">
            <text:p>3,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4.135">
            <text:p>4,1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1.64">
            <text:p>1,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4.136">
            <text:p>4,1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3.54">
            <text:p>3,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4.137">
            <text:p>4,1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3.55">
            <text:p>3,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float" office:value="1.65">
            <text:p>1,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4.138">
            <text:p>4,1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3.56">
            <text:p>3,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4.139">
            <text:p>4,1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1.66">
            <text:p>1,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4.14">
            <text:p>4,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3.57">
            <text:p>3,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.67">
            <text:p>1,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float" office:value="4.141">
            <text:p>4,1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3.58">
            <text:p>3,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4.142">
            <text:p>4,1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float" office:value="1.68">
            <text:p>1,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4.143">
            <text:p>4,1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3.59">
            <text:p>3,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2.41">
            <text:p>2,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1.69">
            <text:p>1,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float" office:value="4.144">
            <text:p>4,1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3.61">
            <text:p>3,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4.145">
            <text:p>4,1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2.42">
            <text:p>2,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3.62">
            <text:p>3,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float" office:value="4.146">
            <text:p>4,1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.63">
            <text:p>3,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4.147">
            <text:p>4,1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1.71">
            <text:p>1,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4.148">
            <text:p>4,1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3.64">
            <text:p>3,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2.43">
            <text:p>2,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1.72">
            <text:p>1,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float" office:value="4.149">
            <text:p>4,1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3.65">
            <text:p>3,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4.15">
            <text:p>4,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3.66">
            <text:p>3,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4.151">
            <text:p>4,1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1.73">
            <text:p>1,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27">
            <text:p>2627</text:p>
          </table:table-cell>
        </table:table-row>
        <table:table-row table:style-name="ro1">
          <table:table-cell office:value-type="float" office:value="2.44">
            <text:p>2,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3.67">
            <text:p>3,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4.152">
            <text:p>4,1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1.74">
            <text:p>1,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4.153">
            <text:p>4,1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3.68">
            <text:p>3,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4.154">
            <text:p>4,1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74">
            <text:p>2374</text:p>
          </table:table-cell>
        </table:table-row>
        <table:table-row table:style-name="ro1">
          <table:table-cell office:value-type="float" office:value="3.69">
            <text:p>3,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2.45">
            <text:p>2,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float" office:value="4.155">
            <text:p>4,1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4.156">
            <text:p>4,1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1.76">
            <text:p>1,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float" office:value="2.46">
            <text:p>2,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3.71">
            <text:p>3,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4.157">
            <text:p>4,1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.77">
            <text:p>1,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float" office:value="4.158">
            <text:p>4,1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4.159">
            <text:p>4,1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3.72">
            <text:p>3,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4.16">
            <text:p>4,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1.78">
            <text:p>1,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float" office:value="2.47">
            <text:p>2,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float" office:value="3.73">
            <text:p>3,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float" office:value="4.161">
            <text:p>4,1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float" office:value="3.74">
            <text:p>3,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float" office:value="4.162">
            <text:p>4,1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1.79">
            <text:p>1,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4.163">
            <text:p>4,1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3.75">
            <text:p>3,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2.48">
            <text:p>2,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4.164">
            <text:p>4,1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3.76">
            <text:p>3,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4.165">
            <text:p>4,1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3.77">
            <text:p>3,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float" office:value="2.49">
            <text:p>2,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float" office:value="1.81">
            <text:p>1,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float" office:value="3.78">
            <text:p>3,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4.166">
            <text:p>4,1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4.167">
            <text:p>4,1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1.82">
            <text:p>1,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4.168">
            <text:p>4,1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3.79">
            <text:p>3,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office:value-type="float" office:value="4.169">
            <text:p>4,1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1.83">
            <text:p>1,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3.81">
            <text:p>3,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float" office:value="4.17">
            <text:p>4,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1.84">
            <text:p>1,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4.227">
            <text:p>4,2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3.82">
            <text:p>3,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float" office:value="4.171">
            <text:p>4,1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float" office:value="2.98">
            <text:p>2,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3.83">
            <text:p>3,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float" office:value="4.172">
            <text:p>4,1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1.85">
            <text:p>1,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float" office:value="4.173">
            <text:p>4,1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float" office:value="3.84">
            <text:p>3,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float" office:value="2.99">
            <text:p>2,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1.86">
            <text:p>1,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4.174">
            <text:p>4,1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3.85">
            <text:p>3,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4.175">
            <text:p>4,1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3.86">
            <text:p>3,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2.51">
            <text:p>2,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1.87">
            <text:p>1,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float" office:value="4.176">
            <text:p>4,1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3.87">
            <text:p>3,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1.88">
            <text:p>1,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31">
            <text:p>2831</text:p>
          </table:table-cell>
        </table:table-row>
        <table:table-row table:style-name="ro1">
          <table:table-cell office:value-type="float" office:value="4.177">
            <text:p>4,1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float" office:value="3.88">
            <text:p>3,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float" office:value="4.228">
            <text:p>4,2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3.89">
            <text:p>3,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4.178">
            <text:p>4,1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1.89">
            <text:p>1,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4.229">
            <text:p>4,2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float" office:value="4.179">
            <text:p>4,1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float" office:value="2.101">
            <text:p>2,1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float" office:value="3.91">
            <text:p>3,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4.18">
            <text:p>4,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float" office:value="3.92">
            <text:p>3,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1.91">
            <text:p>1,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float" office:value="2.52">
            <text:p>2,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3.93">
            <text:p>3,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4.181">
            <text:p>4,1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1.92">
            <text:p>1,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float" office:value="2.102">
            <text:p>2,1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3.94">
            <text:p>3,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4">
            <text:p>2754</text:p>
          </table:table-cell>
        </table:table-row>
        <table:table-row table:style-name="ro1">
          <table:table-cell office:value-type="float" office:value="4.182">
            <text:p>4,1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3.95">
            <text:p>3,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2.103">
            <text:p>2,1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1.93">
            <text:p>1,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float" office:value="4.183">
            <text:p>4,1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3.96">
            <text:p>3,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4.23">
            <text:p>4,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float" office:value="1.94">
            <text:p>1,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4.184">
            <text:p>4,1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3.97">
            <text:p>3,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float" office:value="2.53">
            <text:p>2,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float" office:value="3.98">
            <text:p>3,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float" office:value="4.185">
            <text:p>4,1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23">
            <text:p>2623</text:p>
          </table:table-cell>
        </table:table-row>
        <table:table-row table:style-name="ro1">
          <table:table-cell office:value-type="float" office:value="1.95">
            <text:p>1,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2.104">
            <text:p>2,1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3.99">
            <text:p>3,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4.186">
            <text:p>4,1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float" office:value="1.96">
            <text:p>1,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2.105">
            <text:p>2,1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4.187">
            <text:p>4,1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float" office:value="3.101">
            <text:p>3,1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2.54">
            <text:p>2,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1.97">
            <text:p>1,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4.188">
            <text:p>4,1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57">
            <text:p>2657</text:p>
          </table:table-cell>
        </table:table-row>
        <table:table-row table:style-name="ro1">
          <table:table-cell office:value-type="float" office:value="3.102">
            <text:p>3,1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float" office:value="2.106">
            <text:p>2,1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1.98">
            <text:p>1,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float" office:value="4.189">
            <text:p>4,1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float" office:value="3.103">
            <text:p>3,1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2.55">
            <text:p>2,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1.99">
            <text:p>1,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4.19">
            <text:p>4,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float" office:value="3.104">
            <text:p>3,1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float" office:value="2.107">
            <text:p>2,1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float" office:value="4.191">
            <text:p>4,1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float" office:value="3.105">
            <text:p>3,1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4.231">
            <text:p>4,2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3.106">
            <text:p>3,1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33">
            <text:p>2833</text:p>
          </table:table-cell>
        </table:table-row>
        <table:table-row table:style-name="ro1">
          <table:table-cell office:value-type="float" office:value="4.192">
            <text:p>4,1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.101">
            <text:p>1,1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float" office:value="4.232">
            <text:p>4,2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3.107">
            <text:p>3,1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4.193">
            <text:p>4,1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office:value-type="float" office:value="2.108">
            <text:p>2,1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1.102">
            <text:p>1,1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4.194">
            <text:p>4,1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3.108">
            <text:p>3,1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float" office:value="2.56">
            <text:p>2,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85">
            <text:p>2985</text:p>
          </table:table-cell>
        </table:table-row>
        <table:table-row table:style-name="ro1">
          <table:table-cell office:value-type="float" office:value="3.109">
            <text:p>3,1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float" office:value="4.195">
            <text:p>4,1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float" office:value="1.103">
            <text:p>1,1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2.109">
            <text:p>2,1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3.11">
            <text:p>3,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4.196">
            <text:p>4,1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1.104">
            <text:p>1,1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2.58">
            <text:p>2,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95">
            <text:p>2995</text:p>
          </table:table-cell>
        </table:table-row>
        <table:table-row table:style-name="ro1">
          <table:table-cell office:value-type="float" office:value="3.111">
            <text:p>3,1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float" office:value="4.197">
            <text:p>4,1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3.112">
            <text:p>3,1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2.11">
            <text:p>2,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1.105">
            <text:p>1,1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float" office:value="4.198">
            <text:p>4,1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3.113">
            <text:p>3,1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2.111">
            <text:p>2,1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float" office:value="1.106">
            <text:p>1,1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79">
            <text:p>3079</text:p>
          </table:table-cell>
        </table:table-row>
        <table:table-row table:style-name="ro1">
          <table:table-cell office:value-type="float" office:value="4.199">
            <text:p>4,1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3.114">
            <text:p>3,1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4.233">
            <text:p>4,2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float" office:value="3.115">
            <text:p>3,1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91">
            <text:p>2891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float" office:value="1.107">
            <text:p>1,1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095">
            <text:p>3095</text:p>
          </table:table-cell>
        </table:table-row>
        <table:table-row table:style-name="ro1">
          <table:table-cell office:value-type="float" office:value="2.59">
            <text:p>2,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8">
            <text:p>3048</text:p>
          </table:table-cell>
        </table:table-row>
        <table:table-row table:style-name="ro1">
          <table:table-cell office:value-type="float" office:value="3.116">
            <text:p>3,1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float" office:value="4.201">
            <text:p>4,2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1.108">
            <text:p>1,1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2.112">
            <text:p>2,1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3.117">
            <text:p>3,1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float" office:value="4.202">
            <text:p>4,2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09">
            <text:p>2809</text:p>
          </table:table-cell>
        </table:table-row>
        <table:table-row table:style-name="ro1">
          <table:table-cell office:value-type="float" office:value="3.118">
            <text:p>3,1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2.113">
            <text:p>2,1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1.109">
            <text:p>1,1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float" office:value="4.203">
            <text:p>4,2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float" office:value="3.119">
            <text:p>3,1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float" office:value="2.114">
            <text:p>2,1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31">
            <text:p>3131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4.204">
            <text:p>4,2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3.121">
            <text:p>3,1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float" office:value="4.234">
            <text:p>4,2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4.205">
            <text:p>4,2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float" office:value="1.111">
            <text:p>1,1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2">
            <text:p>3112</text:p>
          </table:table-cell>
        </table:table-row>
        <table:table-row table:style-name="ro1">
          <table:table-cell office:value-type="float" office:value="3.122">
            <text:p>3,1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float" office:value="4.206">
            <text:p>4,2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59">
            <text:p>3159</text:p>
          </table:table-cell>
        </table:table-row>
        <table:table-row table:style-name="ro1">
          <table:table-cell office:value-type="float" office:value="3.123">
            <text:p>3,1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4.235">
            <text:p>4,2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float" office:value="3.124">
            <text:p>3,1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float" office:value="4.207">
            <text:p>4,2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1.113">
            <text:p>1,1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float" office:value="2.115">
            <text:p>2,1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float" office:value="4.208">
            <text:p>4,2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1.114">
            <text:p>1,1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float" office:value="2.61">
            <text:p>2,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float" office:value="3.126">
            <text:p>3,1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64">
            <text:p>2964</text:p>
          </table:table-cell>
        </table:table-row>
        <table:table-row table:style-name="ro1">
          <table:table-cell office:value-type="float" office:value="4.209">
            <text:p>4,2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float" office:value="3.127">
            <text:p>3,1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65">
            <text:p>2965</text:p>
          </table:table-cell>
        </table:table-row>
        <table:table-row table:style-name="ro1">
          <table:table-cell office:value-type="float" office:value="2.116">
            <text:p>2,1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1.115">
            <text:p>1,1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02">
            <text:p>3202</text:p>
          </table:table-cell>
        </table:table-row>
        <table:table-row table:style-name="ro1">
          <table:table-cell office:value-type="float" office:value="4.21">
            <text:p>4,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3.128">
            <text:p>3,1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float" office:value="2.62">
            <text:p>2,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1.116">
            <text:p>1,1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2.57">
            <text:p>2,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3.129">
            <text:p>3,1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82">
            <text:p>2982</text:p>
          </table:table-cell>
        </table:table-row>
        <table:table-row table:style-name="ro1">
          <table:table-cell office:value-type="float" office:value="4.211">
            <text:p>4,2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float" office:value="1.117">
            <text:p>1,1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2.117">
            <text:p>2,1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float" office:value="3.13">
            <text:p>3,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94">
            <text:p>2994</text:p>
          </table:table-cell>
        </table:table-row>
        <table:table-row table:style-name="ro1">
          <table:table-cell office:value-type="float" office:value="4.212">
            <text:p>4,2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1.118">
            <text:p>1,1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float" office:value="4.236">
            <text:p>4,2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float" office:value="4.213">
            <text:p>4,2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3.131">
            <text:p>3,1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float" office:value="2.118">
            <text:p>2,1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3.132">
            <text:p>3,1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float" office:value="1.119">
            <text:p>1,1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4.214">
            <text:p>4,2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float" office:value="2.85">
            <text:p>2,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3.133">
            <text:p>3,1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2.63">
            <text:p>2,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2">
            <text:p>3262</text:p>
          </table:table-cell>
        </table:table-row>
        <table:table-row table:style-name="ro1">
          <table:table-cell office:value-type="float" office:value="3.134">
            <text:p>3,1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4.215">
            <text:p>4,2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65">
            <text:p>2965</text:p>
          </table:table-cell>
        </table:table-row>
        <table:table-row table:style-name="ro1">
          <table:table-cell office:value-type="float" office:value="2.119">
            <text:p>2,1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3.135">
            <text:p>3,1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1.121">
            <text:p>1,1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float" office:value="4.216">
            <text:p>4,2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3.136">
            <text:p>3,1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float" office:value="2.12">
            <text:p>2,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5">
            <text:p>2745</text:p>
          </table:table-cell>
        </table:table-row>
        <table:table-row table:style-name="ro1">
          <table:table-cell office:value-type="float" office:value="1.122">
            <text:p>1,1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4.217">
            <text:p>4,2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3.137">
            <text:p>3,1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float" office:value="4.237">
            <text:p>4,2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float" office:value="3.138">
            <text:p>3,1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float" office:value="4.218">
            <text:p>4,2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float" office:value="1.164">
            <text:p>1,1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21">
            <text:p>3121</text:p>
          </table:table-cell>
        </table:table-row>
        <table:table-row table:style-name="ro1">
          <table:table-cell office:value-type="float" office:value="2.125">
            <text:p>2,1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float" office:value="1.123">
            <text:p>1,1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4">
            <text:p>3314</text:p>
          </table:table-cell>
        </table:table-row>
        <table:table-row table:style-name="ro1">
          <table:table-cell office:value-type="float" office:value="2.64">
            <text:p>2,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91">
            <text:p>3291</text:p>
          </table:table-cell>
        </table:table-row>
        <table:table-row table:style-name="ro1">
          <table:table-cell office:value-type="float" office:value="3.139">
            <text:p>3,1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float" office:value="4.219">
            <text:p>4,2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float" office:value="1.165">
            <text:p>1,1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4.238">
            <text:p>4,2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1.124">
            <text:p>1,1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float" office:value="2.126">
            <text:p>2,1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float" office:value="1.166">
            <text:p>1,1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float" office:value="4.22">
            <text:p>4,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3.14">
            <text:p>3,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float" office:value="2.121">
            <text:p>2,1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float" office:value="2.127">
            <text:p>2,1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1.167">
            <text:p>1,1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65">
            <text:p>3165</text:p>
          </table:table-cell>
        </table:table-row>
        <table:table-row table:style-name="ro1">
          <table:table-cell office:value-type="float" office:value="4.221">
            <text:p>4,2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55">
            <text:p>3055</text:p>
          </table:table-cell>
        </table:table-row>
        <table:table-row table:style-name="ro1">
          <table:table-cell office:value-type="float" office:value="1.125">
            <text:p>1,1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2">
            <text:p>3362</text:p>
          </table:table-cell>
        </table:table-row>
        <table:table-row table:style-name="ro1">
          <table:table-cell office:value-type="float" office:value="2.65">
            <text:p>2,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office:value-type="float" office:value="1.168">
            <text:p>1,1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float" office:value="4.222">
            <text:p>4,2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float" office:value="3.142">
            <text:p>3,1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05">
            <text:p>3105</text:p>
          </table:table-cell>
        </table:table-row>
        <table:table-row table:style-name="ro1">
          <table:table-cell office:value-type="float" office:value="2.128">
            <text:p>2,1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1.169">
            <text:p>1,1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84">
            <text:p>3184</text:p>
          </table:table-cell>
        </table:table-row>
        <table:table-row table:style-name="ro1">
          <table:table-cell office:value-type="float" office:value="2.122">
            <text:p>2,1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7">
            <text:p>2847</text:p>
          </table:table-cell>
        </table:table-row>
        <table:table-row table:style-name="ro1">
          <table:table-cell office:value-type="float" office:value="1.126">
            <text:p>1,1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float" office:value="4.223">
            <text:p>4,2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87">
            <text:p>3087</text:p>
          </table:table-cell>
        </table:table-row>
        <table:table-row table:style-name="ro1">
          <table:table-cell office:value-type="float" office:value="1.17">
            <text:p>1,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float" office:value="2.123">
            <text:p>2,1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float" office:value="3.143">
            <text:p>3,1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26">
            <text:p>3126</text:p>
          </table:table-cell>
        </table:table-row>
        <table:table-row table:style-name="ro1">
          <table:table-cell office:value-type="float" office:value="2.129">
            <text:p>2,1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3.144">
            <text:p>3,1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29">
            <text:p>3129</text:p>
          </table:table-cell>
        </table:table-row>
        <table:table-row table:style-name="ro1">
          <table:table-cell office:value-type="float" office:value="4.224">
            <text:p>4,2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04">
            <text:p>3104</text:p>
          </table:table-cell>
        </table:table-row>
        <table:table-row table:style-name="ro1">
          <table:table-cell office:value-type="float" office:value="1.171">
            <text:p>1,1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float" office:value="4.239">
            <text:p>4,2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1.127">
            <text:p>1,1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float" office:value="4.225">
            <text:p>4,2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14">
            <text:p>3114</text:p>
          </table:table-cell>
        </table:table-row>
        <table:table-row table:style-name="ro1">
          <table:table-cell office:value-type="float" office:value="1.172">
            <text:p>1,1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float" office:value="2.13">
            <text:p>2,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3.145">
            <text:p>3,1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float" office:value="2.66">
            <text:p>2,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1.128">
            <text:p>1,1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4.226">
            <text:p>4,2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33">
            <text:p>3133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38">
            <text:p>3238</text:p>
          </table:table-cell>
        </table:table-row>
        <table:table-row table:style-name="ro1">
          <table:table-cell office:value-type="float" office:value="2.124">
            <text:p>2,1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float" office:value="3.146">
            <text:p>3,1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float" office:value="2.131">
            <text:p>2,1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5">
            <text:p>2845</text:p>
          </table:table-cell>
        </table:table-row>
        <table:table-row table:style-name="ro1">
          <table:table-cell office:value-type="float" office:value="1.174">
            <text:p>1,1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float" office:value="2.67">
            <text:p>2,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34">
            <text:p>3434</text:p>
          </table:table-cell>
        </table:table-row>
        <table:table-row table:style-name="ro1">
          <table:table-cell office:value-type="float" office:value="3.147">
            <text:p>3,1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float" office:value="4.24">
            <text:p>4,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float" office:value="1.175">
            <text:p>1,1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float" office:value="4.241">
            <text:p>4,2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office:value-type="float" office:value="1.129">
            <text:p>1,1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2.132">
            <text:p>2,1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3.148">
            <text:p>3,1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float" office:value="2.68">
            <text:p>2,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1.176">
            <text:p>1,1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float" office:value="2.69">
            <text:p>2,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53">
            <text:p>3453</text:p>
          </table:table-cell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5">
            <text:p>3495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float" office:value="1.177">
            <text:p>1,1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float" office:value="2.133">
            <text:p>2,1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float" office:value="3.149">
            <text:p>3,1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float" office:value="4.242">
            <text:p>4,2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1.178">
            <text:p>1,1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float" office:value="2.71">
            <text:p>2,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6">
            <text:p>3466</text:p>
          </table:table-cell>
        </table:table-row>
        <table:table-row table:style-name="ro1">
          <table:table-cell office:value-type="float" office:value="1.131">
            <text:p>1,1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9">
            <text:p>3519</text:p>
          </table:table-cell>
        </table:table-row>
        <table:table-row table:style-name="ro1">
          <table:table-cell office:value-type="float" office:value="2.134">
            <text:p>2,1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1.179">
            <text:p>1,1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2.72">
            <text:p>2,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71">
            <text:p>3471</text:p>
          </table:table-cell>
        </table:table-row>
        <table:table-row table:style-name="ro1">
          <table:table-cell office:value-type="float" office:value="3.15">
            <text:p>3,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4.243">
            <text:p>4,2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1.18">
            <text:p>1,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office:value-type="float" office:value="4.244">
            <text:p>4,2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float" office:value="1.132">
            <text:p>1,1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6">
            <text:p>3546</text:p>
          </table:table-cell>
        </table:table-row>
        <table:table-row table:style-name="ro1">
          <table:table-cell office:value-type="float" office:value="2.135">
            <text:p>2,1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3.151">
            <text:p>3,1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260">
            <text:p>3260</text:p>
          </table:table-cell>
        </table:table-row>
        <table:table-row table:style-name="ro1">
          <table:table-cell office:value-type="float" office:value="2.73">
            <text:p>2,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1.181">
            <text:p>1,1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float" office:value="4.245">
            <text:p>4,2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80">
            <text:p>3180</text:p>
          </table:table-cell>
        </table:table-row>
        <table:table-row table:style-name="ro1">
          <table:table-cell office:value-type="float" office:value="1.197">
            <text:p>1,1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9">
            <text:p>3269</text:p>
          </table:table-cell>
        </table:table-row>
        <table:table-row table:style-name="ro1">
          <table:table-cell office:value-type="float" office:value="2.74">
            <text:p>2,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1.182">
            <text:p>1,1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float" office:value="2.136">
            <text:p>2,1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1.133">
            <text:p>1,1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float" office:value="4.246">
            <text:p>4,2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float" office:value="1.183">
            <text:p>1,1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1.198">
            <text:p>1,1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float" office:value="4.247">
            <text:p>4,2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01">
            <text:p>3201</text:p>
          </table:table-cell>
        </table:table-row>
        <table:table-row table:style-name="ro1">
          <table:table-cell office:value-type="float" office:value="2.137">
            <text:p>2,1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55">
            <text:p>2955</text:p>
          </table:table-cell>
        </table:table-row>
        <table:table-row table:style-name="ro1">
          <table:table-cell office:value-type="float" office:value="1.184">
            <text:p>1,1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6">
            <text:p>3366</text:p>
          </table:table-cell>
        </table:table-row>
        <table:table-row table:style-name="ro1">
          <table:table-cell office:value-type="float" office:value="2.75">
            <text:p>2,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24">
            <text:p>3524</text:p>
          </table:table-cell>
        </table:table-row>
        <table:table-row table:style-name="ro1">
          <table:table-cell office:value-type="float" office:value="1.134">
            <text:p>1,1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float" office:value="2.189">
            <text:p>2,1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1.185">
            <text:p>1,1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2.138">
            <text:p>2,1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1.199">
            <text:p>1,1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4.248">
            <text:p>4,2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30">
            <text:p>323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2">
            <text:p>3322</text:p>
          </table:table-cell>
        </table:table-row>
        <table:table-row table:style-name="ro1">
          <table:table-cell office:value-type="float" office:value="2.19">
            <text:p>2,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1.186">
            <text:p>1,1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2.139">
            <text:p>2,1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1.135">
            <text:p>1,1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office:value-type="float" office:value="2.76">
            <text:p>2,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57">
            <text:p>3557</text:p>
          </table:table-cell>
        </table:table-row>
        <table:table-row table:style-name="ro1">
          <table:table-cell office:value-type="float" office:value="1.187">
            <text:p>1,1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9">
            <text:p>3399</text:p>
          </table:table-cell>
        </table:table-row>
        <table:table-row table:style-name="ro1">
          <table:table-cell office:value-type="float" office:value="3.152">
            <text:p>3,1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361">
            <text:p>3361</text:p>
          </table:table-cell>
        </table:table-row>
        <table:table-row table:style-name="ro1">
          <table:table-cell office:value-type="float" office:value="2.14">
            <text:p>2,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85">
            <text:p>2985</text:p>
          </table:table-cell>
        </table:table-row>
        <table:table-row table:style-name="ro1">
          <table:table-cell office:value-type="float" office:value="1.188">
            <text:p>1,1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float" office:value="4.249">
            <text:p>4,2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float" office:value="1.136">
            <text:p>1,1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2.191">
            <text:p>2,1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1.201">
            <text:p>1,2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float" office:value="2.141">
            <text:p>2,1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float" office:value="1.202">
            <text:p>1,2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8">
            <text:p>3368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80">
            <text:p>3280</text:p>
          </table:table-cell>
        </table:table-row>
        <table:table-row table:style-name="ro1">
          <table:table-cell office:value-type="float" office:value="1.189">
            <text:p>1,1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2.192">
            <text:p>2,1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1.137">
            <text:p>1,1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7">
            <text:p>3677</text:p>
          </table:table-cell>
        </table:table-row>
        <table:table-row table:style-name="ro1">
          <table:table-cell office:value-type="float" office:value="2.142">
            <text:p>2,1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1.19">
            <text:p>1,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4">
            <text:p>3444</text:p>
          </table:table-cell>
        </table:table-row>
        <table:table-row table:style-name="ro1">
          <table:table-cell office:value-type="float" office:value="4.251">
            <text:p>4,2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1.203">
            <text:p>1,2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float" office:value="2.143">
            <text:p>2,1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float" office:value="1.191">
            <text:p>1,1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4">
            <text:p>3454</text:p>
          </table:table-cell>
        </table:table-row>
        <table:table-row table:style-name="ro1">
          <table:table-cell office:value-type="float" office:value="2.77">
            <text:p>2,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24">
            <text:p>3624</text:p>
          </table:table-cell>
        </table:table-row>
        <table:table-row table:style-name="ro1">
          <table:table-cell office:value-type="float" office:value="1.138">
            <text:p>1,1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05">
            <text:p>3705</text:p>
          </table:table-cell>
        </table:table-row>
        <table:table-row table:style-name="ro1">
          <table:table-cell office:value-type="float" office:value="2.193">
            <text:p>2,1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1.192">
            <text:p>1,1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6">
            <text:p>3466</text:p>
          </table:table-cell>
        </table:table-row>
        <table:table-row table:style-name="ro1">
          <table:table-cell office:value-type="float" office:value="4.252">
            <text:p>4,2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office:value-type="float" office:value="1.204">
            <text:p>1,2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float" office:value="2.144">
            <text:p>2,1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float" office:value="1.205">
            <text:p>1,2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float" office:value="2.78">
            <text:p>2,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44">
            <text:p>3644</text:p>
          </table:table-cell>
        </table:table-row>
        <table:table-row table:style-name="ro1">
          <table:table-cell office:value-type="float" office:value="1.215">
            <text:p>1,2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1.193">
            <text:p>1,1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2">
            <text:p>3482</text:p>
          </table:table-cell>
        </table:table-row>
        <table:table-row table:style-name="ro1">
          <table:table-cell office:value-type="float" office:value="2.145">
            <text:p>2,1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1.216">
            <text:p>1,2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5">
            <text:p>3385</text:p>
          </table:table-cell>
        </table:table-row>
        <table:table-row table:style-name="ro1">
          <table:table-cell office:value-type="float" office:value="1.139">
            <text:p>1,1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4.253">
            <text:p>4,2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48">
            <text:p>3348</text:p>
          </table:table-cell>
        </table:table-row>
        <table:table-row table:style-name="ro1">
          <table:table-cell office:value-type="float" office:value="1.194">
            <text:p>1,1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float" office:value="1.217">
            <text:p>1,2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float" office:value="2.194">
            <text:p>2,1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float" office:value="1.206">
            <text:p>1,2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float" office:value="2.146">
            <text:p>2,1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1.14">
            <text:p>1,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float" office:value="1.218">
            <text:p>1,2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4">
            <text:p>3404</text:p>
          </table:table-cell>
        </table:table-row>
        <table:table-row table:style-name="ro1">
          <table:table-cell office:value-type="float" office:value="2.79">
            <text:p>2,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1.195">
            <text:p>1,1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1">
            <text:p>3511</text:p>
          </table:table-cell>
        </table:table-row>
        <table:table-row table:style-name="ro1">
          <table:table-cell office:value-type="float" office:value="1.219">
            <text:p>1,2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float" office:value="4.254">
            <text:p>4,2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float" office:value="3.153">
            <text:p>3,1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office:value-type="float" office:value="2.147">
            <text:p>2,1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float" office:value="1.207">
            <text:p>1,2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1.22">
            <text:p>1,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8">
            <text:p>3418</text:p>
          </table:table-cell>
        </table:table-row>
        <table:table-row table:style-name="ro1">
          <table:table-cell office:value-type="float" office:value="2.195">
            <text:p>2,1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1.196">
            <text:p>1,1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2.196">
            <text:p>2,1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1.141">
            <text:p>1,1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1.221">
            <text:p>1,2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2.148">
            <text:p>2,1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87">
            <text:p>3087</text:p>
          </table:table-cell>
        </table:table-row>
        <table:table-row table:style-name="ro1">
          <table:table-cell office:value-type="float" office:value="1.208">
            <text:p>1,2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1.222">
            <text:p>1,2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31">
            <text:p>3431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13">
            <text:p>3713</text:p>
          </table:table-cell>
        </table:table-row>
        <table:table-row table:style-name="ro1">
          <table:table-cell office:value-type="float" office:value="1.142">
            <text:p>1,1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98">
            <text:p>3798</text:p>
          </table:table-cell>
        </table:table-row>
        <table:table-row table:style-name="ro1">
          <table:table-cell office:value-type="float" office:value="2.149">
            <text:p>2,1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float" office:value="1.209">
            <text:p>1,2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office:value-type="float" office:value="2.197">
            <text:p>2,1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1.143">
            <text:p>1,1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7">
            <text:p>3807</text:p>
          </table:table-cell>
        </table:table-row>
        <table:table-row table:style-name="ro1">
          <table:table-cell office:value-type="float" office:value="2.198">
            <text:p>2,1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1.21">
            <text:p>1,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office:value-type="float" office:value="1.223">
            <text:p>1,2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2.15">
            <text:p>2,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float" office:value="1.144">
            <text:p>1,1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8">
            <text:p>3818</text:p>
          </table:table-cell>
        </table:table-row>
        <table:table-row table:style-name="ro1">
          <table:table-cell office:value-type="float" office:value="1.224">
            <text:p>1,2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float" office:value="4.255">
            <text:p>4,2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44">
            <text:p>3444</text:p>
          </table:table-cell>
        </table:table-row>
        <table:table-row table:style-name="ro1">
          <table:table-cell office:value-type="float" office:value="1.211">
            <text:p>1,2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2">
            <text:p>3522</text:p>
          </table:table-cell>
        </table:table-row>
        <table:table-row table:style-name="ro1">
          <table:table-cell office:value-type="float" office:value="4.256">
            <text:p>4,2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float" office:value="1.212">
            <text:p>1,2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float" office:value="1.225">
            <text:p>1,2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2.151">
            <text:p>2,1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office:value-type="float" office:value="1.145">
            <text:p>1,1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6">
            <text:p>3836</text:p>
          </table:table-cell>
        </table:table-row>
        <table:table-row table:style-name="ro1">
          <table:table-cell office:value-type="float" office:value="2.81">
            <text:p>2,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office:value-type="float" office:value="1.213">
            <text:p>1,2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5">
            <text:p>3535</text:p>
          </table:table-cell>
        </table:table-row>
        <table:table-row table:style-name="ro1">
          <table:table-cell office:value-type="float" office:value="1.226">
            <text:p>1,2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4.257">
            <text:p>4,2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.146">
            <text:p>1,1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1.227">
            <text:p>1,2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4">
            <text:p>3484</text:p>
          </table:table-cell>
        </table:table-row>
        <table:table-row table:style-name="ro1">
          <table:table-cell office:value-type="float" office:value="2.152">
            <text:p>2,1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4">
            <text:p>3134</text:p>
          </table:table-cell>
        </table:table-row>
        <table:table-row table:style-name="ro1">
          <table:table-cell office:value-type="float" office:value="1.214">
            <text:p>1,2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float" office:value="2.82">
            <text:p>2,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1.147">
            <text:p>1,1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float" office:value="1.228">
            <text:p>1,2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float" office:value="4.258">
            <text:p>4,2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3.154">
            <text:p>3,1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2.83">
            <text:p>2,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83">
            <text:p>3783</text:p>
          </table:table-cell>
        </table:table-row>
        <table:table-row table:style-name="ro1">
          <table:table-cell office:value-type="float" office:value="1.148">
            <text:p>1,1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2.153">
            <text:p>2,1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1.149">
            <text:p>1,1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8">
            <text:p>3868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2">
            <text:p>3872</text:p>
          </table:table-cell>
        </table:table-row>
        <table:table-row table:style-name="ro1">
          <table:table-cell office:value-type="float" office:value="4.259">
            <text:p>4,2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office:value-type="float" office:value="1.229">
            <text:p>1,2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6">
            <text:p>3516</text:p>
          </table:table-cell>
        </table:table-row>
        <table:table-row table:style-name="ro1">
          <table:table-cell office:value-type="float" office:value="1.151">
            <text:p>1,1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3">
            <text:p>3873</text:p>
          </table:table-cell>
        </table:table-row>
        <table:table-row table:style-name="ro1">
          <table:table-cell office:value-type="float" office:value="2.154">
            <text:p>2,1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1.23">
            <text:p>1,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1.152">
            <text:p>1,1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7">
            <text:p>3877</text:p>
          </table:table-cell>
        </table:table-row>
        <table:table-row table:style-name="ro1">
          <table:table-cell office:value-type="float" office:value="2.209">
            <text:p>2,2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1.153">
            <text:p>1,1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8">
            <text:p>3878</text:p>
          </table:table-cell>
        </table:table-row>
        <table:table-row table:style-name="ro1">
          <table:table-cell office:value-type="float" office:value="2.84">
            <text:p>2,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1.231">
            <text:p>1,2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7">
            <text:p>3527</text:p>
          </table:table-cell>
        </table:table-row>
        <table:table-row table:style-name="ro1">
          <table:table-cell office:value-type="float" office:value="3.155">
            <text:p>3,1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60">
            <text:p>3660</text:p>
          </table:table-cell>
        </table:table-row>
        <table:table-row table:style-name="ro1">
          <table:table-cell office:value-type="float" office:value="2.155">
            <text:p>2,1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1.232">
            <text:p>1,2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office:value-type="float" office:value="1.154">
            <text:p>1,1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2.21">
            <text:p>2,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1.155">
            <text:p>1,1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2.211">
            <text:p>2,2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1.233">
            <text:p>1,2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1.156">
            <text:p>1,1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3">
            <text:p>3893</text:p>
          </table:table-cell>
        </table:table-row>
        <table:table-row table:style-name="ro1">
          <table:table-cell office:value-type="float" office:value="2.156">
            <text:p>2,1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float" office:value="1.157">
            <text:p>1,1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float" office:value="1.234">
            <text:p>1,2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4.26">
            <text:p>4,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55">
            <text:p>3555</text:p>
          </table:table-cell>
        </table:table-row>
        <table:table-row table:style-name="ro1">
          <table:table-cell office:value-type="float" office:value="1.158">
            <text:p>1,1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1">
            <text:p>3901</text:p>
          </table:table-cell>
        </table:table-row>
        <table:table-row table:style-name="ro1">
          <table:table-cell office:value-type="float" office:value="2.86">
            <text:p>2,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38">
            <text:p>3838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2.157">
            <text:p>2,1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float" office:value="1.159">
            <text:p>1,1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float" office:value="2.212">
            <text:p>2,2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1.235">
            <text:p>1,2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7">
            <text:p>3567</text:p>
          </table:table-cell>
        </table:table-row>
        <table:table-row table:style-name="ro1">
          <table:table-cell office:value-type="float" office:value="1.16">
            <text:p>1,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float" office:value="1.236">
            <text:p>1,2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1">
            <text:p>3571</text:p>
          </table:table-cell>
        </table:table-row>
        <table:table-row table:style-name="ro1">
          <table:table-cell office:value-type="float" office:value="2.158">
            <text:p>2,1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float" office:value="1.161">
            <text:p>1,1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2.87">
            <text:p>2,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57">
            <text:p>3857</text:p>
          </table:table-cell>
        </table:table-row>
        <table:table-row table:style-name="ro1">
          <table:table-cell office:value-type="float" office:value="1.237">
            <text:p>1,2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3">
            <text:p>3573</text:p>
          </table:table-cell>
        </table:table-row>
        <table:table-row table:style-name="ro1">
          <table:table-cell office:value-type="float" office:value="1.162">
            <text:p>1,1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float" office:value="2.213">
            <text:p>2,2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1.238">
            <text:p>1,2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8">
            <text:p>3578</text:p>
          </table:table-cell>
        </table:table-row>
        <table:table-row table:style-name="ro1">
          <table:table-cell office:value-type="float" office:value="3.157">
            <text:p>3,1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2.159">
            <text:p>2,1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7">
            <text:p>3217</text:p>
          </table:table-cell>
        </table:table-row>
        <table:table-row table:style-name="ro1">
          <table:table-cell office:value-type="float" office:value="1.239">
            <text:p>1,2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9">
            <text:p>3579</text:p>
          </table:table-cell>
        </table:table-row>
        <table:table-row table:style-name="ro1">
          <table:table-cell office:value-type="float" office:value="1.163">
            <text:p>1,1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7">
            <text:p>3927</text:p>
          </table:table-cell>
        </table:table-row>
        <table:table-row table:style-name="ro1">
          <table:table-cell office:value-type="float" office:value="2.214">
            <text:p>2,2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float" office:value="1.24">
            <text:p>1,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3.158">
            <text:p>3,1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4.261">
            <text:p>4,2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13">
            <text:p>3613</text:p>
          </table:table-cell>
        </table:table-row>
        <table:table-row table:style-name="ro1">
          <table:table-cell office:value-type="float" office:value="1.271">
            <text:p>1,2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3">
            <text:p>3453</text:p>
          </table:table-cell>
        </table:table-row>
        <table:table-row table:style-name="ro1">
          <table:table-cell office:value-type="float" office:value="2.16">
            <text:p>2,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30">
            <text:p>3230</text:p>
          </table:table-cell>
        </table:table-row>
        <table:table-row table:style-name="ro1">
          <table:table-cell office:value-type="float" office:value="1.241">
            <text:p>1,2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2">
            <text:p>3592</text:p>
          </table:table-cell>
        </table:table-row>
        <table:table-row table:style-name="ro1">
          <table:table-cell office:value-type="float" office:value="1.272">
            <text:p>1,2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7">
            <text:p>3457</text:p>
          </table:table-cell>
        </table:table-row>
        <table:table-row table:style-name="ro1">
          <table:table-cell office:value-type="float" office:value="1.242">
            <text:p>1,2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5">
            <text:p>3595</text:p>
          </table:table-cell>
        </table:table-row>
        <table:table-row table:style-name="ro1">
          <table:table-cell office:value-type="float" office:value="2.88">
            <text:p>2,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float" office:value="1.273">
            <text:p>1,2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8">
            <text:p>3458</text:p>
          </table:table-cell>
        </table:table-row>
        <table:table-row table:style-name="ro1">
          <table:table-cell office:value-type="float" office:value="4.262">
            <text:p>4,2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float" office:value="1.243">
            <text:p>1,2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7">
            <text:p>3597</text:p>
          </table:table-cell>
        </table:table-row>
        <table:table-row table:style-name="ro1">
          <table:table-cell office:value-type="float" office:value="3.159">
            <text:p>3,1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float" office:value="1.244">
            <text:p>1,2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1">
            <text:p>3601</text:p>
          </table:table-cell>
        </table:table-row>
        <table:table-row table:style-name="ro1">
          <table:table-cell office:value-type="float" office:value="2.161">
            <text:p>2,1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float" office:value="1.274">
            <text:p>1,2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office:value-type="float" office:value="1.245">
            <text:p>1,2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1">
            <text:p>3601</text:p>
          </table:table-cell>
        </table:table-row>
        <table:table-row table:style-name="ro1">
          <table:table-cell office:value-type="float" office:value="2.215">
            <text:p>2,2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1.275">
            <text:p>1,2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1">
            <text:p>3471</text:p>
          </table:table-cell>
        </table:table-row>
        <table:table-row table:style-name="ro1">
          <table:table-cell office:value-type="float" office:value="1.246">
            <text:p>1,2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float" office:value="2.162">
            <text:p>2,1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1.276">
            <text:p>1,2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6">
            <text:p>3476</text:p>
          </table:table-cell>
        </table:table-row>
        <table:table-row table:style-name="ro1">
          <table:table-cell office:value-type="float" office:value="2.216">
            <text:p>2,2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float" office:value="1.247">
            <text:p>1,2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1">
            <text:p>3611</text:p>
          </table:table-cell>
        </table:table-row>
        <table:table-row table:style-name="ro1">
          <table:table-cell office:value-type="float" office:value="1.277">
            <text:p>1,2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79">
            <text:p>3479</text:p>
          </table:table-cell>
        </table:table-row>
        <table:table-row table:style-name="ro1">
          <table:table-cell office:value-type="float" office:value="4.263">
            <text:p>4,2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64">
            <text:p>3664</text:p>
          </table:table-cell>
        </table:table-row>
        <table:table-row table:style-name="ro1">
          <table:table-cell office:value-type="float" office:value="1.248">
            <text:p>1,2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6">
            <text:p>3616</text:p>
          </table:table-cell>
        </table:table-row>
        <table:table-row table:style-name="ro1">
          <table:table-cell office:value-type="float" office:value="1.278">
            <text:p>1,2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4">
            <text:p>3484</text:p>
          </table:table-cell>
        </table:table-row>
        <table:table-row table:style-name="ro1">
          <table:table-cell office:value-type="float" office:value="2.163">
            <text:p>2,1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float" office:value="1.249">
            <text:p>1,2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float" office:value="2.89">
            <text:p>2,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42">
            <text:p>3942</text:p>
          </table:table-cell>
        </table:table-row>
        <table:table-row table:style-name="ro1">
          <table:table-cell office:value-type="float" office:value="1.279">
            <text:p>1,2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7">
            <text:p>3487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2">
            <text:p>3622</text:p>
          </table:table-cell>
        </table:table-row>
        <table:table-row table:style-name="ro1">
          <table:table-cell office:value-type="float" office:value="2.217">
            <text:p>2,2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1.28">
            <text:p>1,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1.251">
            <text:p>1,2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3">
            <text:p>3623</text:p>
          </table:table-cell>
        </table:table-row>
        <table:table-row table:style-name="ro1">
          <table:table-cell office:value-type="float" office:value="4.264">
            <text:p>4,2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float" office:value="1.281">
            <text:p>1,2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2">
            <text:p>3492</text:p>
          </table:table-cell>
        </table:table-row>
        <table:table-row table:style-name="ro1">
          <table:table-cell office:value-type="float" office:value="1.252">
            <text:p>1,2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office:value-type="float" office:value="2.164">
            <text:p>2,1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82">
            <text:p>3282</text:p>
          </table:table-cell>
        </table:table-row>
        <table:table-row table:style-name="ro1">
          <table:table-cell office:value-type="float" office:value="1.255">
            <text:p>1,2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7">
            <text:p>3617</text:p>
          </table:table-cell>
        </table:table-row>
        <table:table-row table:style-name="ro1">
          <table:table-cell office:value-type="float" office:value="1.253">
            <text:p>1,2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office:value-type="float" office:value="2.218">
            <text:p>2,2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float" office:value="1.282">
            <text:p>1,2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05">
            <text:p>3505</text:p>
          </table:table-cell>
        </table:table-row>
        <table:table-row table:style-name="ro1">
          <table:table-cell office:value-type="float" office:value="1.254">
            <text:p>1,2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float" office:value="4.265">
            <text:p>4,2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06">
            <text:p>3706</text:p>
          </table:table-cell>
        </table:table-row>
        <table:table-row table:style-name="ro1">
          <table:table-cell office:value-type="float" office:value="1.256">
            <text:p>1,2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office:value-type="float" office:value="2.165">
            <text:p>2,1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1.283">
            <text:p>1,2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4">
            <text:p>3514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984">
            <text:p>3984</text:p>
          </table:table-cell>
        </table:table-row>
        <table:table-row table:style-name="ro1">
          <table:table-cell office:value-type="float" office:value="1.284">
            <text:p>1,2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8">
            <text:p>3518</text:p>
          </table:table-cell>
        </table:table-row>
        <table:table-row table:style-name="ro1">
          <table:table-cell office:value-type="float" office:value="1.257">
            <text:p>1,2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0">
            <text:p>3640</text:p>
          </table:table-cell>
        </table:table-row>
        <table:table-row table:style-name="ro1">
          <table:table-cell office:value-type="float" office:value="2.166">
            <text:p>2,1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float" office:value="1.285">
            <text:p>1,2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9">
            <text:p>3519</text:p>
          </table:table-cell>
        </table:table-row>
        <table:table-row table:style-name="ro1">
          <table:table-cell office:value-type="float" office:value="1.258">
            <text:p>1,2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float" office:value="2.219">
            <text:p>2,2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1.286">
            <text:p>1,2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float" office:value="1.259">
            <text:p>1,2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office:value-type="float" office:value="4.266">
            <text:p>4,2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37">
            <text:p>3737</text:p>
          </table:table-cell>
        </table:table-row>
        <table:table-row table:style-name="ro1">
          <table:table-cell office:value-type="float" office:value="1.565">
            <text:p>1,5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1.26">
            <text:p>1,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2">
            <text:p>3652</text:p>
          </table:table-cell>
        </table:table-row>
        <table:table-row table:style-name="ro1">
          <table:table-cell office:value-type="float" office:value="2.167">
            <text:p>2,1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float" office:value="1.287">
            <text:p>1,2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float" office:value="1.261">
            <text:p>1,2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2.22">
            <text:p>2,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float" office:value="1.288">
            <text:p>1,2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5">
            <text:p>3535</text:p>
          </table:table-cell>
        </table:table-row>
        <table:table-row table:style-name="ro1">
          <table:table-cell office:value-type="float" office:value="1.262">
            <text:p>1,2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8">
            <text:p>3658</text:p>
          </table:table-cell>
        </table:table-row>
        <table:table-row table:style-name="ro1">
          <table:table-cell office:value-type="float" office:value="2.168">
            <text:p>2,1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float" office:value="1.566">
            <text:p>1,5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1.263">
            <text:p>1,2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float" office:value="2.91">
            <text:p>2,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27">
            <text:p>4027</text:p>
          </table:table-cell>
        </table:table-row>
        <table:table-row table:style-name="ro1">
          <table:table-cell office:value-type="float" office:value="1.289">
            <text:p>1,2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4">
            <text:p>3544</text:p>
          </table:table-cell>
        </table:table-row>
        <table:table-row table:style-name="ro1">
          <table:table-cell office:value-type="float" office:value="1.264">
            <text:p>1,2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5">
            <text:p>3665</text:p>
          </table:table-cell>
        </table:table-row>
        <table:table-row table:style-name="ro1">
          <table:table-cell office:value-type="float" office:value="4.267">
            <text:p>4,2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69">
            <text:p>3769</text:p>
          </table:table-cell>
        </table:table-row>
        <table:table-row table:style-name="ro1">
          <table:table-cell office:value-type="float" office:value="1.265">
            <text:p>1,2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2">
            <text:p>3662</text:p>
          </table:table-cell>
        </table:table-row>
        <table:table-row table:style-name="ro1">
          <table:table-cell office:value-type="float" office:value="2.169">
            <text:p>2,1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33">
            <text:p>3333</text:p>
          </table:table-cell>
        </table:table-row>
        <table:table-row table:style-name="ro1">
          <table:table-cell office:value-type="float" office:value="1.266">
            <text:p>1,2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1.29">
            <text:p>1,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1">
            <text:p>3561</text:p>
          </table:table-cell>
        </table:table-row>
        <table:table-row table:style-name="ro1">
          <table:table-cell office:value-type="float" office:value="2.221">
            <text:p>2,2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1.267">
            <text:p>1,2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office:value-type="float" office:value="1.567">
            <text:p>1,5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float" office:value="4.268">
            <text:p>4,2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88">
            <text:p>3788</text:p>
          </table:table-cell>
        </table:table-row>
        <table:table-row table:style-name="ro1">
          <table:table-cell office:value-type="float" office:value="1.268">
            <text:p>1,2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1.291">
            <text:p>1,2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71">
            <text:p>3571</text:p>
          </table:table-cell>
        </table:table-row>
        <table:table-row table:style-name="ro1">
          <table:table-cell office:value-type="float" office:value="2.17">
            <text:p>2,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1.269">
            <text:p>1,2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2.222">
            <text:p>2,2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1.568">
            <text:p>1,5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1.27">
            <text:p>1,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1.292">
            <text:p>1,2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2">
            <text:p>3582</text:p>
          </table:table-cell>
        </table:table-row>
        <table:table-row table:style-name="ro1">
          <table:table-cell office:value-type="float" office:value="4.269">
            <text:p>4,2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04">
            <text:p>3804</text:p>
          </table:table-cell>
        </table:table-row>
        <table:table-row table:style-name="ro1">
          <table:table-cell office:value-type="float" office:value="1.293">
            <text:p>1,2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float" office:value="2.171">
            <text:p>2,1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float" office:value="2.92">
            <text:p>2,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3.16">
            <text:p>3,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office:value-type="float" office:value="2.223">
            <text:p>2,2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float" office:value="1.569">
            <text:p>1,5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2.285">
            <text:p>2,2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3.161">
            <text:p>3,1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71">
            <text:p>3971</text:p>
          </table:table-cell>
        </table:table-row>
        <table:table-row table:style-name="ro1">
          <table:table-cell office:value-type="float" office:value="2.172">
            <text:p>2,1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1">
            <text:p>3371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34">
            <text:p>3834</text:p>
          </table:table-cell>
        </table:table-row>
        <table:table-row table:style-name="ro1">
          <table:table-cell office:value-type="float" office:value="1.573">
            <text:p>1,5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1.294">
            <text:p>1,2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3">
            <text:p>3613</text:p>
          </table:table-cell>
        </table:table-row>
        <table:table-row table:style-name="ro1">
          <table:table-cell office:value-type="float" office:value="2.173">
            <text:p>2,1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7">
            <text:p>3377</text:p>
          </table:table-cell>
        </table:table-row>
        <table:table-row table:style-name="ro1">
          <table:table-cell office:value-type="float" office:value="3.162">
            <text:p>3,1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office:value-type="float" office:value="2.287">
            <text:p>2,2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1.577">
            <text:p>1,5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4.271">
            <text:p>4,2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1.57">
            <text:p>1,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2.224">
            <text:p>2,2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float" office:value="1.295">
            <text:p>1,2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1">
            <text:p>3631</text:p>
          </table:table-cell>
        </table:table-row>
        <table:table-row table:style-name="ro1">
          <table:table-cell office:value-type="float" office:value="2.174">
            <text:p>2,1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float" office:value="3.163">
            <text:p>3,1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office:value-type="float" office:value="2.289">
            <text:p>2,2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2.93">
            <text:p>2,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35">
            <text:p>4135</text:p>
          </table:table-cell>
        </table:table-row>
        <table:table-row table:style-name="ro1">
          <table:table-cell office:value-type="float" office:value="1.296">
            <text:p>1,2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2.225">
            <text:p>2,2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float" office:value="1.571">
            <text:p>1,5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.291">
            <text:p>2,2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office:value-type="float" office:value="2.282">
            <text:p>2,2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float" office:value="4.272">
            <text:p>4,2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office:value-type="float" office:value="1.572">
            <text:p>1,5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2.175">
            <text:p>2,1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9">
            <text:p>3419</text:p>
          </table:table-cell>
        </table:table-row>
        <table:table-row table:style-name="ro1">
          <table:table-cell office:value-type="float" office:value="3.164">
            <text:p>3,1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2.293">
            <text:p>2,2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 office:value-type="float" office:value="2.226">
            <text:p>2,2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1.298">
            <text:p>1,2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8">
            <text:p>3668</text:p>
          </table:table-cell>
        </table:table-row>
        <table:table-row table:style-name="ro1">
          <table:table-cell office:value-type="float" office:value="2.176">
            <text:p>2,1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1.299">
            <text:p>1,2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office:value-type="float" office:value="1.392">
            <text:p>1,3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4.273">
            <text:p>4,2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float" office:value="1.574">
            <text:p>1,5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float" office:value="1.394">
            <text:p>1,3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float" office:value="2.94">
            <text:p>2,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85">
            <text:p>4185</text:p>
          </table:table-cell>
        </table:table-row>
        <table:table-row table:style-name="ro1">
          <table:table-cell office:value-type="float" office:value="3.165">
            <text:p>3,1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2.294">
            <text:p>2,2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2.283">
            <text:p>2,2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9">
            <text:p>3689</text:p>
          </table:table-cell>
        </table:table-row>
        <table:table-row table:style-name="ro1">
          <table:table-cell office:value-type="float" office:value="1.395">
            <text:p>1,3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0">
            <text:p>3260</text:p>
          </table:table-cell>
        </table:table-row>
        <table:table-row table:style-name="ro1">
          <table:table-cell office:value-type="float" office:value="4.274">
            <text:p>4,2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930">
            <text:p>3930</text:p>
          </table:table-cell>
        </table:table-row>
        <table:table-row table:style-name="ro1">
          <table:table-cell office:value-type="float" office:value="3.166">
            <text:p>3,1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office:value-type="float" office:value="1.396">
            <text:p>1,3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65">
            <text:p>3265</text:p>
          </table:table-cell>
        </table:table-row>
        <table:table-row table:style-name="ro1">
          <table:table-cell office:value-type="float" office:value="2.177">
            <text:p>2,1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1.301">
            <text:p>1,3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1.59">
            <text:p>1,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.227">
            <text:p>2,2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float" office:value="3.167">
            <text:p>3,1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office:value-type="float" office:value="1.397">
            <text:p>1,3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76">
            <text:p>3276</text:p>
          </table:table-cell>
        </table:table-row>
        <table:table-row table:style-name="ro1">
          <table:table-cell office:value-type="float" office:value="2.178">
            <text:p>2,1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float" office:value="1.575">
            <text:p>1,5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1.398">
            <text:p>1,3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0">
            <text:p>3280</text:p>
          </table:table-cell>
        </table:table-row>
        <table:table-row table:style-name="ro1">
          <table:table-cell office:value-type="float" office:value="2.95">
            <text:p>2,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office:value-type="float" office:value="3.168">
            <text:p>3,1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73">
            <text:p>4073</text:p>
          </table:table-cell>
        </table:table-row>
        <table:table-row table:style-name="ro1">
          <table:table-cell office:value-type="float" office:value="1.399">
            <text:p>1,3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float" office:value="2.284">
            <text:p>2,2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1.302">
            <text:p>1,3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28">
            <text:p>3728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7">
            <text:p>3287</text:p>
          </table:table-cell>
        </table:table-row>
        <table:table-row table:style-name="ro1">
          <table:table-cell office:value-type="float" office:value="2.228">
            <text:p>2,2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35">
            <text:p>3035</text:p>
          </table:table-cell>
        </table:table-row>
        <table:table-row table:style-name="ro1">
          <table:table-cell office:value-type="float" office:value="1.576">
            <text:p>1,5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1.402">
            <text:p>1,4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float" office:value="2.179">
            <text:p>2,1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83">
            <text:p>3483</text:p>
          </table:table-cell>
        </table:table-row>
        <table:table-row table:style-name="ro1">
          <table:table-cell office:value-type="float" office:value="3.169">
            <text:p>3,1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office:value-type="float" office:value="2.297">
            <text:p>2,2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2.229">
            <text:p>2,2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1.403">
            <text:p>1,4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1.303">
            <text:p>1,3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46">
            <text:p>3746</text:p>
          </table:table-cell>
        </table:table-row>
        <table:table-row table:style-name="ro1">
          <table:table-cell office:value-type="float" office:value="2.18">
            <text:p>2,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office:value-type="float" office:value="1.405">
            <text:p>1,4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1.304">
            <text:p>1,3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2">
            <text:p>3752</text:p>
          </table:table-cell>
        </table:table-row>
        <table:table-row table:style-name="ro1">
          <table:table-cell office:value-type="float" office:value="4.275">
            <text:p>4,2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01">
            <text:p>4001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2.96">
            <text:p>2,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office:value-type="float" office:value="2.299">
            <text:p>2,2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1.407">
            <text:p>1,4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298">
            <text:p>3298</text:p>
          </table:table-cell>
        </table:table-row>
        <table:table-row table:style-name="ro1">
          <table:table-cell office:value-type="float" office:value="2.23">
            <text:p>2,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1">
            <text:p>3061</text:p>
          </table:table-cell>
        </table:table-row>
        <table:table-row table:style-name="ro1">
          <table:table-cell office:value-type="float" office:value="1.305">
            <text:p>1,3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office:value-type="float" office:value="2.181">
            <text:p>2,1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office:value-type="float" office:value="1.306">
            <text:p>1,3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float" office:value="1.408">
            <text:p>1,4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2.231">
            <text:p>2,2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float" office:value="1.579">
            <text:p>1,5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2.301">
            <text:p>2,3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4.276">
            <text:p>4,2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float" office:value="3.17">
            <text:p>3,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float" office:value="2.286">
            <text:p>2,2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1.307">
            <text:p>1,3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5">
            <text:p>3785</text:p>
          </table:table-cell>
        </table:table-row>
        <table:table-row table:style-name="ro1">
          <table:table-cell office:value-type="float" office:value="1.41">
            <text:p>1,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office:value-type="float" office:value="2.303">
            <text:p>2,3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2.97">
            <text:p>2,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03">
            <text:p>4303</text:p>
          </table:table-cell>
        </table:table-row>
        <table:table-row table:style-name="ro1">
          <table:table-cell office:value-type="float" office:value="1.58">
            <text:p>1,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.304">
            <text:p>2,3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1.308">
            <text:p>1,3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96">
            <text:p>3796</text:p>
          </table:table-cell>
        </table:table-row>
        <table:table-row table:style-name="ro1">
          <table:table-cell office:value-type="float" office:value="2.182">
            <text:p>2,1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2.305">
            <text:p>2,3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1.581">
            <text:p>1,5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4.277">
            <text:p>4,2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float" office:value="1.309">
            <text:p>1,3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4">
            <text:p>3804</text:p>
          </table:table-cell>
        </table:table-row>
        <table:table-row table:style-name="ro1">
          <table:table-cell office:value-type="float" office:value="2.183">
            <text:p>2,1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44">
            <text:p>3544</text:p>
          </table:table-cell>
        </table:table-row>
        <table:table-row table:style-name="ro1">
          <table:table-cell office:value-type="float" office:value="1.411">
            <text:p>1,4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office:value-type="float" office:value="1.582">
            <text:p>1,5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2.232">
            <text:p>2,2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10">
            <text:p>3110</text:p>
          </table:table-cell>
        </table:table-row>
        <table:table-row table:style-name="ro1">
          <table:table-cell office:value-type="float" office:value="1.412">
            <text:p>1,4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49">
            <text:p>3349</text:p>
          </table:table-cell>
        </table:table-row>
        <table:table-row table:style-name="ro1">
          <table:table-cell office:value-type="float" office:value="2.307">
            <text:p>2,3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1.31">
            <text:p>1,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4">
            <text:p>3814</text:p>
          </table:table-cell>
        </table:table-row>
        <table:table-row table:style-name="ro1">
          <table:table-cell office:value-type="float" office:value="2.233">
            <text:p>2,2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09">
            <text:p>3109</text:p>
          </table:table-cell>
        </table:table-row>
        <table:table-row table:style-name="ro1">
          <table:table-cell office:value-type="float" office:value="1.311">
            <text:p>1,3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5">
            <text:p>3815</text:p>
          </table:table-cell>
        </table:table-row>
        <table:table-row table:style-name="ro1">
          <table:table-cell office:value-type="float" office:value="2.308">
            <text:p>2,3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1.413">
            <text:p>1,4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2.184">
            <text:p>2,1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1.583">
            <text:p>1,5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1.414">
            <text:p>1,4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60">
            <text:p>3360</text:p>
          </table:table-cell>
        </table:table-row>
        <table:table-row table:style-name="ro1">
          <table:table-cell office:value-type="float" office:value="4.278">
            <text:p>4,2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091">
            <text:p>4091</text:p>
          </table:table-cell>
        </table:table-row>
        <table:table-row table:style-name="ro1">
          <table:table-cell office:value-type="float" office:value="1.312">
            <text:p>1,3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2.288">
            <text:p>2,2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1.584">
            <text:p>1,5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2.311">
            <text:p>2,31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2.234">
            <text:p>2,2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float" office:value="2.185">
            <text:p>2,1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81">
            <text:p>3581</text:p>
          </table:table-cell>
        </table:table-row>
        <table:table-row table:style-name="ro1">
          <table:table-cell office:value-type="float" office:value="1.314">
            <text:p>1,3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0">
            <text:p>3840</text:p>
          </table:table-cell>
        </table:table-row>
        <table:table-row table:style-name="ro1">
          <table:table-cell office:value-type="float" office:value="4.279">
            <text:p>4,2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16">
            <text:p>4116</text:p>
          </table:table-cell>
        </table:table-row>
        <table:table-row table:style-name="ro1">
          <table:table-cell office:value-type="float" office:value="3.171">
            <text:p>3,1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31">
            <text:p>4231</text:p>
          </table:table-cell>
        </table:table-row>
        <table:table-row table:style-name="ro1">
          <table:table-cell office:value-type="float" office:value="2.312">
            <text:p>2,31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1.417">
            <text:p>1,4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float" office:value="4.28">
            <text:p>4,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19">
            <text:p>4119</text:p>
          </table:table-cell>
        </table:table-row>
        <table:table-row table:style-name="ro1">
          <table:table-cell office:value-type="float" office:value="1.585">
            <text:p>1,5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2.314">
            <text:p>2,31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2.186">
            <text:p>2,1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1.315">
            <text:p>1,3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float" office:value="1.418">
            <text:p>1,4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float" office:value="2.235">
            <text:p>2,2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59">
            <text:p>3159</text:p>
          </table:table-cell>
        </table:table-row>
        <table:table-row table:style-name="ro1">
          <table:table-cell office:value-type="float" office:value="1.586">
            <text:p>1,5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2.315">
            <text:p>2,31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2.236">
            <text:p>2,2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1.316">
            <text:p>1,3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68">
            <text:p>3868</text:p>
          </table:table-cell>
        </table:table-row>
        <table:table-row table:style-name="ro1">
          <table:table-cell office:value-type="float" office:value="1.419">
            <text:p>1,4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2.187">
            <text:p>2,1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.587">
            <text:p>1,5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2.316">
            <text:p>2,31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1.317">
            <text:p>1,3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8">
            <text:p>3878</text:p>
          </table:table-cell>
        </table:table-row>
        <table:table-row table:style-name="ro1">
          <table:table-cell office:value-type="float" office:value="4.281">
            <text:p>4,2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54">
            <text:p>4154</text:p>
          </table:table-cell>
        </table:table-row>
        <table:table-row table:style-name="ro1">
          <table:table-cell office:value-type="float" office:value="1.42">
            <text:p>1,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office:value-type="float" office:value="2.29">
            <text:p>2,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1.588">
            <text:p>1,5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1.421">
            <text:p>1,4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19">
            <text:p>3419</text:p>
          </table:table-cell>
        </table:table-row>
        <table:table-row table:style-name="ro1">
          <table:table-cell office:value-type="float" office:value="2.237">
            <text:p>2,2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180">
            <text:p>3180</text:p>
          </table:table-cell>
        </table:table-row>
        <table:table-row table:style-name="ro1">
          <table:table-cell office:value-type="float" office:value="1.318">
            <text:p>1,3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float" office:value="2.188">
            <text:p>2,1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30">
            <text:p>3630</text:p>
          </table:table-cell>
        </table:table-row>
        <table:table-row table:style-name="ro1">
          <table:table-cell office:value-type="float" office:value="1.319">
            <text:p>1,3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float" office:value="2.32">
            <text:p>2,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4.282">
            <text:p>4,2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78">
            <text:p>4178</text:p>
          </table:table-cell>
        </table:table-row>
        <table:table-row table:style-name="ro1">
          <table:table-cell office:value-type="float" office:value="1.589">
            <text:p>1,5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1.32">
            <text:p>1,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2">
            <text:p>3902</text:p>
          </table:table-cell>
        </table:table-row>
        <table:table-row table:style-name="ro1">
          <table:table-cell office:value-type="float" office:value="4.283">
            <text:p>4,2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82">
            <text:p>4182</text:p>
          </table:table-cell>
        </table:table-row>
        <table:table-row table:style-name="ro1">
          <table:table-cell office:value-type="float" office:value="1.425">
            <text:p>1,4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28">
            <text:p>3428</text:p>
          </table:table-cell>
        </table:table-row>
        <table:table-row table:style-name="ro1">
          <table:table-cell office:value-type="float" office:value="1.378">
            <text:p>1,3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office:value-type="float" office:value="2.238">
            <text:p>2,2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03">
            <text:p>3203</text:p>
          </table:table-cell>
        </table:table-row>
        <table:table-row table:style-name="ro1">
          <table:table-cell office:value-type="float" office:value="2.321">
            <text:p>2,32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323">
            <text:p>4323</text:p>
          </table:table-cell>
        </table:table-row>
        <table:table-row table:style-name="ro1">
          <table:table-cell office:value-type="float" office:value="1.426">
            <text:p>1,4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1">
            <text:p>3441</text:p>
          </table:table-cell>
        </table:table-row>
        <table:table-row table:style-name="ro1">
          <table:table-cell office:value-type="float" office:value="2.292">
            <text:p>2,2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1.321">
            <text:p>1,3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9">
            <text:p>3919</text:p>
          </table:table-cell>
        </table:table-row>
        <table:table-row table:style-name="ro1">
          <table:table-cell office:value-type="float" office:value="2.239">
            <text:p>2,2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float" office:value="1.427">
            <text:p>1,4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44">
            <text:p>3444</text:p>
          </table:table-cell>
        </table:table-row>
        <table:table-row table:style-name="ro1">
          <table:table-cell office:value-type="float" office:value="1.379">
            <text:p>1,3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office:value-type="float" office:value="2.323">
            <text:p>2,32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2.24">
            <text:p>2,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09">
            <text:p>3209</text:p>
          </table:table-cell>
        </table:table-row>
        <table:table-row table:style-name="ro1">
          <table:table-cell office:value-type="float" office:value="1.322">
            <text:p>1,3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31">
            <text:p>3931</text:p>
          </table:table-cell>
        </table:table-row>
        <table:table-row table:style-name="ro1">
          <table:table-cell office:value-type="float" office:value="4.284">
            <text:p>4,2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office:value-type="float" office:value="1.591">
            <text:p>1,5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2.324">
            <text:p>2,32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2.241">
            <text:p>2,2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5">
            <text:p>3215</text:p>
          </table:table-cell>
        </table:table-row>
        <table:table-row table:style-name="ro1">
          <table:table-cell office:value-type="float" office:value="1.323">
            <text:p>1,3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1.431">
            <text:p>1,4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52">
            <text:p>3452</text:p>
          </table:table-cell>
        </table:table-row>
        <table:table-row table:style-name="ro1">
          <table:table-cell office:value-type="float" office:value="2.242">
            <text:p>2,2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float" office:value="1.38">
            <text:p>1,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float" office:value="2.325">
            <text:p>2,3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2.243">
            <text:p>2,2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office:value-type="float" office:value="1.324">
            <text:p>1,3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1.592">
            <text:p>1,5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4.285">
            <text:p>4,2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41">
            <text:p>4241</text:p>
          </table:table-cell>
        </table:table-row>
        <table:table-row table:style-name="ro1">
          <table:table-cell office:value-type="float" office:value="2.326">
            <text:p>2,3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1.325">
            <text:p>1,3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4.286">
            <text:p>4,2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1.382">
            <text:p>1,3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08">
            <text:p>3708</text:p>
          </table:table-cell>
        </table:table-row>
        <table:table-row table:style-name="ro1">
          <table:table-cell office:value-type="float" office:value="2.244">
            <text:p>2,2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float" office:value="1.326">
            <text:p>1,3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69">
            <text:p>3969</text:p>
          </table:table-cell>
        </table:table-row>
        <table:table-row table:style-name="ro1">
          <table:table-cell office:value-type="float" office:value="2.327">
            <text:p>2,3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2.295">
            <text:p>2,2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1.593">
            <text:p>1,5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2.245">
            <text:p>2,2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36">
            <text:p>3236</text:p>
          </table:table-cell>
        </table:table-row>
        <table:table-row table:style-name="ro1">
          <table:table-cell office:value-type="float" office:value="3.173">
            <text:p>3,1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05">
            <text:p>4405</text:p>
          </table:table-cell>
        </table:table-row>
        <table:table-row table:style-name="ro1">
          <table:table-cell office:value-type="float" office:value="2.328">
            <text:p>2,3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2.246">
            <text:p>2,2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float" office:value="1.327">
            <text:p>1,3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2.329">
            <text:p>2,32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.199">
            <text:p>2,1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4.287">
            <text:p>4,2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288">
            <text:p>4288</text:p>
          </table:table-cell>
        </table:table-row>
        <table:table-row table:style-name="ro1">
          <table:table-cell office:value-type="float" office:value="1.328">
            <text:p>1,3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5">
            <text:p>3995</text:p>
          </table:table-cell>
        </table:table-row>
        <table:table-row table:style-name="ro1">
          <table:table-cell office:value-type="float" office:value="2.296">
            <text:p>2,2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.443">
            <text:p>1,4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2.33">
            <text:p>2,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1.383">
            <text:p>1,3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float" office:value="2.247">
            <text:p>2,2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55">
            <text:p>3255</text:p>
          </table:table-cell>
        </table:table-row>
        <table:table-row table:style-name="ro1">
          <table:table-cell office:value-type="float" office:value="1.329">
            <text:p>1,3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06">
            <text:p>4006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float" office:value="2.331">
            <text:p>2,3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1.384">
            <text:p>1,3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66">
            <text:p>3766</text:p>
          </table:table-cell>
        </table:table-row>
        <table:table-row table:style-name="ro1">
          <table:table-cell office:value-type="float" office:value="2.248">
            <text:p>2,2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2">
            <text:p>3262</text:p>
          </table:table-cell>
        </table:table-row>
        <table:table-row table:style-name="ro1">
          <table:table-cell office:value-type="float" office:value="3.174">
            <text:p>3,1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54">
            <text:p>4454</text:p>
          </table:table-cell>
        </table:table-row>
        <table:table-row table:style-name="ro1">
          <table:table-cell office:value-type="float" office:value="2.332">
            <text:p>2,33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2.249">
            <text:p>2,2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float" office:value="1.33">
            <text:p>1,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26">
            <text:p>4026</text:p>
          </table:table-cell>
        </table:table-row>
        <table:table-row table:style-name="ro1">
          <table:table-cell office:value-type="float" office:value="2.201">
            <text:p>2,2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02">
            <text:p>3702</text:p>
          </table:table-cell>
        </table:table-row>
        <table:table-row table:style-name="ro1">
          <table:table-cell office:value-type="float" office:value="1.595">
            <text:p>1,5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float" office:value="4.288">
            <text:p>4,2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35">
            <text:p>4335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498">
            <text:p>3498</text:p>
          </table:table-cell>
        </table:table-row>
        <table:table-row table:style-name="ro1">
          <table:table-cell office:value-type="float" office:value="2.333">
            <text:p>2,33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1.331">
            <text:p>1,3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37">
            <text:p>4037</text:p>
          </table:table-cell>
        </table:table-row>
        <table:table-row table:style-name="ro1">
          <table:table-cell office:value-type="float" office:value="4.289">
            <text:p>4,2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40">
            <text:p>4340</text:p>
          </table:table-cell>
        </table:table-row>
        <table:table-row table:style-name="ro1">
          <table:table-cell office:value-type="float" office:value="2.334">
            <text:p>2,3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1.385">
            <text:p>1,3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float" office:value="2.298">
            <text:p>2,2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3.175">
            <text:p>3,1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485">
            <text:p>4485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91">
            <text:p>3291</text:p>
          </table:table-cell>
        </table:table-row>
        <table:table-row table:style-name="ro1">
          <table:table-cell office:value-type="float" office:value="1.332">
            <text:p>1,3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2.335">
            <text:p>2,3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2.202">
            <text:p>2,2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float" office:value="1.596">
            <text:p>1,5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2.251">
            <text:p>2,2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float" office:value="3.176">
            <text:p>3,1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02">
            <text:p>4502</text:p>
          </table:table-cell>
        </table:table-row>
        <table:table-row table:style-name="ro1">
          <table:table-cell office:value-type="float" office:value="2.336">
            <text:p>2,3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1.456">
            <text:p>1,4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5">
            <text:p>3515</text:p>
          </table:table-cell>
        </table:table-row>
        <table:table-row table:style-name="ro1">
          <table:table-cell office:value-type="float" office:value="2.203">
            <text:p>2,20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38">
            <text:p>3738</text:p>
          </table:table-cell>
        </table:table-row>
        <table:table-row table:style-name="ro1">
          <table:table-cell office:value-type="float" office:value="1.333">
            <text:p>1,3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1">
            <text:p>4071</text:p>
          </table:table-cell>
        </table:table-row>
        <table:table-row table:style-name="ro1">
          <table:table-cell office:value-type="float" office:value="1.457">
            <text:p>1,4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16">
            <text:p>3516</text:p>
          </table:table-cell>
        </table:table-row>
        <table:table-row table:style-name="ro1">
          <table:table-cell office:value-type="float" office:value="2.252">
            <text:p>2,2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float" office:value="1.386">
            <text:p>1,3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2">
            <text:p>3842</text:p>
          </table:table-cell>
        </table:table-row>
        <table:table-row table:style-name="ro1">
          <table:table-cell office:value-type="float" office:value="4.29">
            <text:p>4,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387">
            <text:p>4387</text:p>
          </table:table-cell>
        </table:table-row>
        <table:table-row table:style-name="ro1">
          <table:table-cell office:value-type="float" office:value="2.338">
            <text:p>2,3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float" office:value="1.334">
            <text:p>1,3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office:value-type="float" office:value="2.253">
            <text:p>2,2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1.387">
            <text:p>1,3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3.177">
            <text:p>3,1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30">
            <text:p>4530</text:p>
          </table:table-cell>
        </table:table-row>
        <table:table-row table:style-name="ro1">
          <table:table-cell office:value-type="float" office:value="2.339">
            <text:p>2,3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2.254">
            <text:p>2,2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float" office:value="1.46">
            <text:p>1,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38">
            <text:p>3538</text:p>
          </table:table-cell>
        </table:table-row>
        <table:table-row table:style-name="ro1">
          <table:table-cell office:value-type="float" office:value="1.335">
            <text:p>1,3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office:value-type="float" office:value="2.204">
            <text:p>2,20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75">
            <text:p>3775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1.597">
            <text:p>1,5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1.461">
            <text:p>1,4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5">
            <text:p>3545</text:p>
          </table:table-cell>
        </table:table-row>
        <table:table-row table:style-name="ro1">
          <table:table-cell office:value-type="float" office:value="2.255">
            <text:p>2,2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office:value-type="float" office:value="3.178">
            <text:p>3,1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47">
            <text:p>4547</text:p>
          </table:table-cell>
        </table:table-row>
        <table:table-row table:style-name="ro1">
          <table:table-cell office:value-type="float" office:value="2.302">
            <text:p>2,3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1.336">
            <text:p>1,3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9">
            <text:p>4119</text:p>
          </table:table-cell>
        </table:table-row>
        <table:table-row table:style-name="ro1">
          <table:table-cell office:value-type="float" office:value="2.341">
            <text:p>2,34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4.291">
            <text:p>4,2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36">
            <text:p>4436</text:p>
          </table:table-cell>
        </table:table-row>
        <table:table-row table:style-name="ro1">
          <table:table-cell office:value-type="float" office:value="1.388">
            <text:p>1,3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3">
            <text:p>3893</text:p>
          </table:table-cell>
        </table:table-row>
        <table:table-row table:style-name="ro1">
          <table:table-cell office:value-type="float" office:value="1.465">
            <text:p>1,4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46">
            <text:p>3546</text:p>
          </table:table-cell>
        </table:table-row>
        <table:table-row table:style-name="ro1">
          <table:table-cell office:value-type="float" office:value="2.205">
            <text:p>2,20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797">
            <text:p>3797</text:p>
          </table:table-cell>
        </table:table-row>
        <table:table-row table:style-name="ro1">
          <table:table-cell office:value-type="float" office:value="1.337">
            <text:p>1,3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8">
            <text:p>4128</text:p>
          </table:table-cell>
        </table:table-row>
        <table:table-row table:style-name="ro1">
          <table:table-cell office:value-type="float" office:value="4.292">
            <text:p>4,2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48">
            <text:p>4448</text:p>
          </table:table-cell>
        </table:table-row>
        <table:table-row table:style-name="ro1">
          <table:table-cell office:value-type="float" office:value="1.598">
            <text:p>1,5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float" office:value="2.343">
            <text:p>2,34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2.256">
            <text:p>2,2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51">
            <text:p>3351</text:p>
          </table:table-cell>
        </table:table-row>
        <table:table-row table:style-name="ro1">
          <table:table-cell office:value-type="float" office:value="3.179">
            <text:p>3,1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75">
            <text:p>4575</text:p>
          </table:table-cell>
        </table:table-row>
        <table:table-row table:style-name="ro1">
          <table:table-cell office:value-type="float" office:value="2.306">
            <text:p>2,3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float" office:value="1.338">
            <text:p>1,3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2.344">
            <text:p>2,34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1.468">
            <text:p>1,4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 office:value-type="float" office:value="2.257">
            <text:p>2,2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float" office:value="1.389">
            <text:p>1,3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4">
            <text:p>3924</text:p>
          </table:table-cell>
        </table:table-row>
        <table:table-row table:style-name="ro1">
          <table:table-cell office:value-type="float" office:value="2.345">
            <text:p>2,34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2.206">
            <text:p>2,20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3.18">
            <text:p>3,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591">
            <text:p>4591</text:p>
          </table:table-cell>
        </table:table-row>
        <table:table-row table:style-name="ro1">
          <table:table-cell office:value-type="float" office:value="2.258">
            <text:p>2,2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float" office:value="1.339">
            <text:p>1,3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4">
            <text:p>4164</text:p>
          </table:table-cell>
        </table:table-row>
        <table:table-row table:style-name="ro1">
          <table:table-cell office:value-type="float" office:value="2.346">
            <text:p>2,34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float" office:value="2.309">
            <text:p>2,30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5">
            <text:p>3945</text:p>
          </table:table-cell>
        </table:table-row>
        <table:table-row table:style-name="ro1">
          <table:table-cell office:value-type="float" office:value="1.471">
            <text:p>1,4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float" office:value="4.293">
            <text:p>4,2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495">
            <text:p>4495</text:p>
          </table:table-cell>
        </table:table-row>
        <table:table-row table:style-name="ro1">
          <table:table-cell office:value-type="float" office:value="1.34">
            <text:p>1,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78">
            <text:p>4178</text:p>
          </table:table-cell>
        </table:table-row>
        <table:table-row table:style-name="ro1">
          <table:table-cell office:value-type="float" office:value="2.347">
            <text:p>2,34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293">
            <text:p>2293</text:p>
          </table:table-cell>
        </table:table-row>
        <table:table-row table:style-name="ro1">
          <table:table-cell office:value-type="float" office:value="2.259">
            <text:p>2,2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office:value-type="float" office:value="1.599">
            <text:p>1,5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2.207">
            <text:p>2,20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float" office:value="3.181">
            <text:p>3,1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22">
            <text:p>4622</text:p>
          </table:table-cell>
        </table:table-row>
        <table:table-row table:style-name="ro1">
          <table:table-cell office:value-type="float" office:value="2.348">
            <text:p>2,34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4.294">
            <text:p>4,2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1.341">
            <text:p>1,3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5">
            <text:p>4195</text:p>
          </table:table-cell>
        </table:table-row>
        <table:table-row table:style-name="ro1">
          <table:table-cell office:value-type="float" office:value="2.208">
            <text:p>2,20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860">
            <text:p>3860</text:p>
          </table:table-cell>
        </table:table-row>
        <table:table-row table:style-name="ro1">
          <table:table-cell office:value-type="float" office:value="2.349">
            <text:p>2,34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1.391">
            <text:p>1,3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1.477">
            <text:p>1,4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2.26">
            <text:p>2,2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99">
            <text:p>3399</text:p>
          </table:table-cell>
        </table:table-row>
        <table:table-row table:style-name="ro1">
          <table:table-cell office:value-type="float" office:value="3.182">
            <text:p>3,1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1.478">
            <text:p>1,47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597">
            <text:p>3597</text:p>
          </table:table-cell>
        </table:table-row>
        <table:table-row table:style-name="ro1">
          <table:table-cell office:value-type="float" office:value="2.313">
            <text:p>2,3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1.342">
            <text:p>1,3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office:value-type="float" office:value="4.295">
            <text:p>4,2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38">
            <text:p>4538</text:p>
          </table:table-cell>
        </table:table-row>
        <table:table-row table:style-name="ro1">
          <table:table-cell office:value-type="float" office:value="1.393">
            <text:p>1,3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office:value-type="float" office:value="2.351">
            <text:p>2,35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1.48">
            <text:p>1,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03">
            <text:p>3603</text:p>
          </table:table-cell>
        </table:table-row>
        <table:table-row table:style-name="ro1">
          <table:table-cell office:value-type="float" office:value="2.261">
            <text:p>2,2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3">
            <text:p>3413</text:p>
          </table:table-cell>
        </table:table-row>
        <table:table-row table:style-name="ro1">
          <table:table-cell office:value-type="float" office:value="1.343">
            <text:p>1,3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4.296">
            <text:p>4,2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48">
            <text:p>4548</text:p>
          </table:table-cell>
        </table:table-row>
        <table:table-row table:style-name="ro1">
          <table:table-cell office:value-type="float" office:value="1.401">
            <text:p>1,4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2.317">
            <text:p>2,3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1.344">
            <text:p>1,3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3">
            <text:p>4233</text:p>
          </table:table-cell>
        </table:table-row>
        <table:table-row table:style-name="ro1">
          <table:table-cell office:value-type="float" office:value="2.353">
            <text:p>2,35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1.481">
            <text:p>1,4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19">
            <text:p>3619</text:p>
          </table:table-cell>
        </table:table-row>
        <table:table-row table:style-name="ro1">
          <table:table-cell office:value-type="float" office:value="2.262">
            <text:p>2,2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27">
            <text:p>3427</text:p>
          </table:table-cell>
        </table:table-row>
        <table:table-row table:style-name="ro1">
          <table:table-cell office:value-type="float" office:value="3.183">
            <text:p>3,1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73">
            <text:p>4673</text:p>
          </table:table-cell>
        </table:table-row>
        <table:table-row table:style-name="ro1">
          <table:table-cell office:value-type="float" office:value="2.318">
            <text:p>2,31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.404">
            <text:p>1,4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1.482">
            <text:p>1,48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office:value-type="float" office:value="2.354">
            <text:p>2,35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1.345">
            <text:p>1,3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49">
            <text:p>4249</text:p>
          </table:table-cell>
        </table:table-row>
        <table:table-row table:style-name="ro1">
          <table:table-cell office:value-type="float" office:value="2.263">
            <text:p>2,2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2.355">
            <text:p>2,35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1.346">
            <text:p>1,3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2.319">
            <text:p>2,31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float" office:value="1.483">
            <text:p>1,48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39">
            <text:p>3639</text:p>
          </table:table-cell>
        </table:table-row>
        <table:table-row table:style-name="ro1">
          <table:table-cell office:value-type="float" office:value="1.409">
            <text:p>1,4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office:value-type="float" office:value="4.297">
            <text:p>4,2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89">
            <text:p>4589</text:p>
          </table:table-cell>
        </table:table-row>
        <table:table-row table:style-name="ro1">
          <table:table-cell office:value-type="float" office:value="2.356">
            <text:p>2,35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38">
            <text:p>2338</text:p>
          </table:table-cell>
        </table:table-row>
        <table:table-row table:style-name="ro1">
          <table:table-cell office:value-type="float" office:value="1.347">
            <text:p>1,3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4.298">
            <text:p>4,2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594">
            <text:p>4594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50">
            <text:p>3650</text:p>
          </table:table-cell>
        </table:table-row>
        <table:table-row table:style-name="ro1">
          <table:table-cell office:value-type="float" office:value="1.348">
            <text:p>1,3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office:value-type="float" office:value="2.264">
            <text:p>2,2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float" office:value="2.357">
            <text:p>2,35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3.184">
            <text:p>3,1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19">
            <text:p>4719</text:p>
          </table:table-cell>
        </table:table-row>
        <table:table-row table:style-name="ro1">
          <table:table-cell office:value-type="float" office:value="2.322">
            <text:p>2,32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float" office:value="1.349">
            <text:p>1,3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6">
            <text:p>4276</text:p>
          </table:table-cell>
        </table:table-row>
        <table:table-row table:style-name="ro1">
          <table:table-cell office:value-type="float" office:value="1.486">
            <text:p>1,48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62">
            <text:p>3662</text:p>
          </table:table-cell>
        </table:table-row>
        <table:table-row table:style-name="ro1">
          <table:table-cell office:value-type="float" office:value="2.265">
            <text:p>2,2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0">
            <text:p>4280</text:p>
          </table:table-cell>
        </table:table-row>
        <table:table-row table:style-name="ro1">
          <table:table-cell office:value-type="float" office:value="2.266">
            <text:p>2,2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1.415">
            <text:p>1,4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2">
            <text:p>3992</text:p>
          </table:table-cell>
        </table:table-row>
        <table:table-row table:style-name="ro1">
          <table:table-cell office:value-type="float" office:value="2.358">
            <text:p>2,35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3.19">
            <text:p>3,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4.299">
            <text:p>4,2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625">
            <text:p>4625</text:p>
          </table:table-cell>
        </table:table-row>
        <table:table-row table:style-name="ro1">
          <table:table-cell office:value-type="float" office:value="3.185">
            <text:p>3,1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37">
            <text:p>4737</text:p>
          </table:table-cell>
        </table:table-row>
        <table:table-row table:style-name="ro1">
          <table:table-cell office:value-type="float" office:value="2.267">
            <text:p>2,2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.351">
            <text:p>1,3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95">
            <text:p>4295</text:p>
          </table:table-cell>
        </table:table-row>
        <table:table-row table:style-name="ro1">
          <table:table-cell office:value-type="float" office:value="2.359">
            <text:p>2,35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1.487">
            <text:p>1,48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office:value-type="float" office:value="2.268">
            <text:p>2,2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office:value-type="float" office:value="1.416">
            <text:p>1,4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11">
            <text:p>4011</text:p>
          </table:table-cell>
        </table:table-row>
        <table:table-row table:style-name="ro1">
          <table:table-cell office:value-type="float" office:value="2.269">
            <text:p>2,2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float" office:value="1.352">
            <text:p>1,3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07">
            <text:p>4307</text:p>
          </table:table-cell>
        </table:table-row>
        <table:table-row table:style-name="ro1">
          <table:table-cell office:value-type="float" office:value="2.36">
            <text:p>2,3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1.488">
            <text:p>1,48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650">
            <text:p>4650</text:p>
          </table:table-cell>
        </table:table-row>
        <table:table-row table:style-name="ro1">
          <table:table-cell office:value-type="float" office:value="1.353">
            <text:p>1,3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09">
            <text:p>4309</text:p>
          </table:table-cell>
        </table:table-row>
        <table:table-row table:style-name="ro1">
          <table:table-cell office:value-type="float" office:value="2.361">
            <text:p>2,36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4.301">
            <text:p>4,3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3.186">
            <text:p>3,1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69">
            <text:p>4769</text:p>
          </table:table-cell>
        </table:table-row>
        <table:table-row table:style-name="ro1">
          <table:table-cell office:value-type="float" office:value="1.489">
            <text:p>1,48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06">
            <text:p>3706</text:p>
          </table:table-cell>
        </table:table-row>
        <table:table-row table:style-name="ro1">
          <table:table-cell office:value-type="float" office:value="2.27">
            <text:p>2,2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76">
            <text:p>3476</text:p>
          </table:table-cell>
        </table:table-row>
        <table:table-row table:style-name="ro1">
          <table:table-cell office:value-type="float" office:value="2.362">
            <text:p>2,36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float" office:value="1.354">
            <text:p>1,3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2">
            <text:p>4322</text:p>
          </table:table-cell>
        </table:table-row>
        <table:table-row table:style-name="ro1">
          <table:table-cell office:value-type="float" office:value="2.271">
            <text:p>2,2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73">
            <text:p>3473</text:p>
          </table:table-cell>
        </table:table-row>
        <table:table-row table:style-name="ro1">
          <table:table-cell office:value-type="float" office:value="1.49">
            <text:p>1,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14">
            <text:p>3714</text:p>
          </table:table-cell>
        </table:table-row>
        <table:table-row table:style-name="ro1">
          <table:table-cell office:value-type="float" office:value="1.355">
            <text:p>1,3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4">
            <text:p>4324</text:p>
          </table:table-cell>
        </table:table-row>
        <table:table-row table:style-name="ro1">
          <table:table-cell office:value-type="float" office:value="2.272">
            <text:p>2,2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office:value-type="float" office:value="1.356">
            <text:p>1,3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29">
            <text:p>4329</text:p>
          </table:table-cell>
        </table:table-row>
        <table:table-row table:style-name="ro1">
          <table:table-cell office:value-type="float" office:value="2.363">
            <text:p>2,36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4.302">
            <text:p>4,30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682">
            <text:p>4682</text:p>
          </table:table-cell>
        </table:table-row>
        <table:table-row table:style-name="ro1">
          <table:table-cell office:value-type="float" office:value="1.491">
            <text:p>1,49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27">
            <text:p>3727</text:p>
          </table:table-cell>
        </table:table-row>
        <table:table-row table:style-name="ro1">
          <table:table-cell office:value-type="float" office:value="3.187">
            <text:p>3,1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96">
            <text:p>4796</text:p>
          </table:table-cell>
        </table:table-row>
        <table:table-row table:style-name="ro1">
          <table:table-cell office:value-type="float" office:value="2.273">
            <text:p>2,2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float" office:value="1.357">
            <text:p>1,3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41">
            <text:p>4341</text:p>
          </table:table-cell>
        </table:table-row>
        <table:table-row table:style-name="ro1">
          <table:table-cell office:value-type="float" office:value="2.364">
            <text:p>2,36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1.492">
            <text:p>1,49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37">
            <text:p>3737</text:p>
          </table:table-cell>
        </table:table-row>
        <table:table-row table:style-name="ro1">
          <table:table-cell office:value-type="float" office:value="2.274">
            <text:p>2,2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44">
            <text:p>3444</text:p>
          </table:table-cell>
        </table:table-row>
        <table:table-row table:style-name="ro1">
          <table:table-cell office:value-type="float" office:value="1.423">
            <text:p>1,4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office:value-type="float" office:value="3.191">
            <text:p>3,1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2.31">
            <text:p>2,3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13">
            <text:p>2813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1.493">
            <text:p>1,49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46">
            <text:p>3746</text:p>
          </table:table-cell>
        </table:table-row>
        <table:table-row table:style-name="ro1">
          <table:table-cell office:value-type="float" office:value="2.276">
            <text:p>2,2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office:value-type="float" office:value="1.358">
            <text:p>1,3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60">
            <text:p>4360</text:p>
          </table:table-cell>
        </table:table-row>
        <table:table-row table:style-name="ro1">
          <table:table-cell office:value-type="float" office:value="4.303">
            <text:p>4,30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14">
            <text:p>4714</text:p>
          </table:table-cell>
        </table:table-row>
        <table:table-row table:style-name="ro1">
          <table:table-cell office:value-type="float" office:value="1.494">
            <text:p>1,49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2">
            <text:p>3752</text:p>
          </table:table-cell>
        </table:table-row>
        <table:table-row table:style-name="ro1">
          <table:table-cell office:value-type="float" office:value="1.424">
            <text:p>1,4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1">
            <text:p>4071</text:p>
          </table:table-cell>
        </table:table-row>
        <table:table-row table:style-name="ro1">
          <table:table-cell office:value-type="float" office:value="4.304">
            <text:p>4,30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1.495">
            <text:p>1,49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1.359">
            <text:p>1,3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office:value-type="float" office:value="2.277">
            <text:p>2,2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float" office:value="2.369">
            <text:p>2,36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float" office:value="1.496">
            <text:p>1,49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66">
            <text:p>3766</text:p>
          </table:table-cell>
        </table:table-row>
        <table:table-row table:style-name="ro1">
          <table:table-cell office:value-type="float" office:value="2.278">
            <text:p>2,2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float" office:value="1.361">
            <text:p>1,3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float" office:value="2.279">
            <text:p>2,2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float" office:value="1.428">
            <text:p>1,4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2.37">
            <text:p>2,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1.497">
            <text:p>1,49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float" office:value="4.305">
            <text:p>4,30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3.189">
            <text:p>3,1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2.28">
            <text:p>2,2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83">
            <text:p>3383</text:p>
          </table:table-cell>
        </table:table-row>
        <table:table-row table:style-name="ro1">
          <table:table-cell office:value-type="float" office:value="1.362">
            <text:p>1,3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94">
            <text:p>4394</text:p>
          </table:table-cell>
        </table:table-row>
        <table:table-row table:style-name="ro1">
          <table:table-cell office:value-type="float" office:value="2.371">
            <text:p>2,37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float" office:value="1.498">
            <text:p>1,49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783">
            <text:p>3783</text:p>
          </table:table-cell>
        </table:table-row>
        <table:table-row table:style-name="ro1">
          <table:table-cell office:value-type="float" office:value="1.363">
            <text:p>1,3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395">
            <text:p>4395</text:p>
          </table:table-cell>
        </table:table-row>
        <table:table-row table:style-name="ro1">
          <table:table-cell office:value-type="float" office:value="2.337">
            <text:p>2,33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7">
            <text:p>2687</text:p>
          </table:table-cell>
        </table:table-row>
        <table:table-row table:style-name="ro1">
          <table:table-cell office:value-type="float" office:value="1.429">
            <text:p>1,4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5">
            <text:p>4105</text:p>
          </table:table-cell>
        </table:table-row>
        <table:table-row table:style-name="ro1">
          <table:table-cell office:value-type="float" office:value="2.281">
            <text:p>2,2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3378">
            <text:p>3378</text:p>
          </table:table-cell>
        </table:table-row>
        <table:table-row table:style-name="ro1">
          <table:table-cell office:value-type="float" office:value="3.192">
            <text:p>3,1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857">
            <text:p>4857</text:p>
          </table:table-cell>
        </table:table-row>
        <table:table-row table:style-name="ro1">
          <table:table-cell office:value-type="float" office:value="2.372">
            <text:p>2,37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4.306">
            <text:p>4,30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1.364">
            <text:p>1,3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07">
            <text:p>4407</text:p>
          </table:table-cell>
        </table:table-row>
        <table:table-row table:style-name="ro1">
          <table:table-cell office:value-type="float" office:value="2.373">
            <text:p>2,37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41">
            <text:p>2441</text:p>
          </table:table-cell>
        </table:table-row>
        <table:table-row table:style-name="ro1">
          <table:table-cell office:value-type="float" office:value="1.43">
            <text:p>1,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float" office:value="4.307">
            <text:p>4,30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74">
            <text:p>4774</text:p>
          </table:table-cell>
        </table:table-row>
        <table:table-row table:style-name="ro1">
          <table:table-cell office:value-type="float" office:value="1.499">
            <text:p>1,49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float" office:value="2.35">
            <text:p>2,3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1.432">
            <text:p>1,4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float" office:value="2.374">
            <text:p>2,37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47">
            <text:p>2447</text:p>
          </table:table-cell>
        </table:table-row>
        <table:table-row table:style-name="ro1">
          <table:table-cell office:value-type="float" office:value="1.485">
            <text:p>1,48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81">
            <text:p>3881</text:p>
          </table:table-cell>
        </table:table-row>
        <table:table-row table:style-name="ro1">
          <table:table-cell office:value-type="float" office:value="2.342">
            <text:p>2,34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87">
            <text:p>2687</text:p>
          </table:table-cell>
        </table:table-row>
        <table:table-row table:style-name="ro1">
          <table:table-cell office:value-type="float" office:value="1.365">
            <text:p>1,36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25">
            <text:p>442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23">
            <text:p>3823</text:p>
          </table:table-cell>
        </table:table-row>
        <table:table-row table:style-name="ro1">
          <table:table-cell office:value-type="float" office:value="4.308">
            <text:p>4,30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1.433">
            <text:p>1,4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7">
            <text:p>4127</text:p>
          </table:table-cell>
        </table:table-row>
        <table:table-row table:style-name="ro1">
          <table:table-cell office:value-type="float" office:value="2.352">
            <text:p>2,35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1.501">
            <text:p>1,50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2.375">
            <text:p>2,3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1.366">
            <text:p>1,3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39">
            <text:p>4439</text:p>
          </table:table-cell>
        </table:table-row>
        <table:table-row table:style-name="ro1">
          <table:table-cell office:value-type="float" office:value="4.309">
            <text:p>4,30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798">
            <text:p>4798</text:p>
          </table:table-cell>
        </table:table-row>
        <table:table-row table:style-name="ro1">
          <table:table-cell office:value-type="float" office:value="1.434">
            <text:p>1,4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2.376">
            <text:p>2,37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1.503">
            <text:p>1,50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31">
            <text:p>3831</text:p>
          </table:table-cell>
        </table:table-row>
        <table:table-row table:style-name="ro1">
          <table:table-cell office:value-type="float" office:value="4.31">
            <text:p>4,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1.367">
            <text:p>1,3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47">
            <text:p>4447</text:p>
          </table:table-cell>
        </table:table-row>
        <table:table-row table:style-name="ro1">
          <table:table-cell office:value-type="float" office:value="4.311">
            <text:p>4,31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05">
            <text:p>4805</text:p>
          </table:table-cell>
        </table:table-row>
        <table:table-row table:style-name="ro1">
          <table:table-cell office:value-type="float" office:value="1.435">
            <text:p>1,4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2.377">
            <text:p>2,37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office:value-type="float" office:value="4.312">
            <text:p>4,3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07">
            <text:p>4807</text:p>
          </table:table-cell>
        </table:table-row>
        <table:table-row table:style-name="ro1">
          <table:table-cell office:value-type="float" office:value="1.368">
            <text:p>1,36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59">
            <text:p>4459</text:p>
          </table:table-cell>
        </table:table-row>
        <table:table-row table:style-name="ro1">
          <table:table-cell office:value-type="float" office:value="1.504">
            <text:p>1,50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49">
            <text:p>3849</text:p>
          </table:table-cell>
        </table:table-row>
        <table:table-row table:style-name="ro1">
          <table:table-cell office:value-type="float" office:value="4.313">
            <text:p>4,31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11">
            <text:p>4811</text:p>
          </table:table-cell>
        </table:table-row>
        <table:table-row table:style-name="ro1">
          <table:table-cell office:value-type="float" office:value="1.436">
            <text:p>1,4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0">
            <text:p>4160</text:p>
          </table:table-cell>
        </table:table-row>
        <table:table-row table:style-name="ro1">
          <table:table-cell office:value-type="float" office:value="2.378">
            <text:p>2,37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float" office:value="3.193">
            <text:p>3,1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934">
            <text:p>4934</text:p>
          </table:table-cell>
        </table:table-row>
        <table:table-row table:style-name="ro1">
          <table:table-cell office:value-type="float" office:value="1.369">
            <text:p>1,3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67">
            <text:p>4467</text:p>
          </table:table-cell>
        </table:table-row>
        <table:table-row table:style-name="ro1">
          <table:table-cell office:value-type="float" office:value="4.314">
            <text:p>4,31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13">
            <text:p>4813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office:value-type="float" office:value="4.315">
            <text:p>4,31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14">
            <text:p>4814</text:p>
          </table:table-cell>
        </table:table-row>
        <table:table-row table:style-name="ro1">
          <table:table-cell office:value-type="float" office:value="2.379">
            <text:p>2,37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1.37">
            <text:p>1,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78">
            <text:p>4478</text:p>
          </table:table-cell>
        </table:table-row>
        <table:table-row table:style-name="ro1">
          <table:table-cell office:value-type="float" office:value="4.316">
            <text:p>4,31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1.505">
            <text:p>1,50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71">
            <text:p>3871</text:p>
          </table:table-cell>
        </table:table-row>
        <table:table-row table:style-name="ro1">
          <table:table-cell office:value-type="float" office:value="1.371">
            <text:p>1,37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81">
            <text:p>4481</text:p>
          </table:table-cell>
        </table:table-row>
        <table:table-row table:style-name="ro1">
          <table:table-cell office:value-type="float" office:value="4.317">
            <text:p>4,31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22">
            <text:p>4822</text:p>
          </table:table-cell>
        </table:table-row>
        <table:table-row table:style-name="ro1">
          <table:table-cell office:value-type="float" office:value="1.439">
            <text:p>1,4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81">
            <text:p>4181</text:p>
          </table:table-cell>
        </table:table-row>
        <table:table-row table:style-name="ro1">
          <table:table-cell office:value-type="float" office:value="2.38">
            <text:p>2,3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1.506">
            <text:p>1,50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82">
            <text:p>3882</text:p>
          </table:table-cell>
        </table:table-row>
        <table:table-row table:style-name="ro1">
          <table:table-cell office:value-type="float" office:value="4.318">
            <text:p>4,31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24">
            <text:p>4824</text:p>
          </table:table-cell>
        </table:table-row>
        <table:table-row table:style-name="ro1">
          <table:table-cell office:value-type="float" office:value="1.372">
            <text:p>1,3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490">
            <text:p>4490</text:p>
          </table:table-cell>
        </table:table-row>
        <table:table-row table:style-name="ro1">
          <table:table-cell office:value-type="float" office:value="4.319">
            <text:p>4,31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1.502">
            <text:p>1,50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11">
            <text:p>3911</text:p>
          </table:table-cell>
        </table:table-row>
        <table:table-row table:style-name="ro1">
          <table:table-cell office:value-type="float" office:value="2.381">
            <text:p>2,38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1.44">
            <text:p>1,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office:value-type="float" office:value="4.32">
            <text:p>4,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1.507">
            <text:p>1,50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float" office:value="1.373">
            <text:p>1,3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02">
            <text:p>4502</text:p>
          </table:table-cell>
        </table:table-row>
        <table:table-row table:style-name="ro1">
          <table:table-cell office:value-type="float" office:value="4.321">
            <text:p>4,32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31">
            <text:p>4831</text:p>
          </table:table-cell>
        </table:table-row>
        <table:table-row table:style-name="ro1">
          <table:table-cell office:value-type="float" office:value="1.508">
            <text:p>1,50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float" office:value="2.382">
            <text:p>2,38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1.441">
            <text:p>1,4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04">
            <text:p>4204</text:p>
          </table:table-cell>
        </table:table-row>
        <table:table-row table:style-name="ro1">
          <table:table-cell office:value-type="float" office:value="4.322">
            <text:p>4,32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36">
            <text:p>4836</text:p>
          </table:table-cell>
        </table:table-row>
        <table:table-row table:style-name="ro1">
          <table:table-cell office:value-type="float" office:value="2.383">
            <text:p>2,38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1.374">
            <text:p>1,3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14">
            <text:p>4514</text:p>
          </table:table-cell>
        </table:table-row>
        <table:table-row table:style-name="ro1">
          <table:table-cell office:value-type="float" office:value="2.365">
            <text:p>2,36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1.509">
            <text:p>1,50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float" office:value="1.442">
            <text:p>1,4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float" office:value="4.323">
            <text:p>4,3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46">
            <text:p>4846</text:p>
          </table:table-cell>
        </table:table-row>
        <table:table-row table:style-name="ro1">
          <table:table-cell office:value-type="float" office:value="2.384">
            <text:p>2,38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25">
            <text:p>4525</text:p>
          </table:table-cell>
        </table:table-row>
        <table:table-row table:style-name="ro1">
          <table:table-cell office:value-type="float" office:value="1.51">
            <text:p>1,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0">
            <text:p>3920</text:p>
          </table:table-cell>
        </table:table-row>
        <table:table-row table:style-name="ro1">
          <table:table-cell office:value-type="float" office:value="2.366">
            <text:p>2,36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57">
            <text:p>2657</text:p>
          </table:table-cell>
        </table:table-row>
        <table:table-row table:style-name="ro1">
          <table:table-cell office:value-type="float" office:value="1.444">
            <text:p>1,4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22">
            <text:p>4222</text:p>
          </table:table-cell>
        </table:table-row>
        <table:table-row table:style-name="ro1">
          <table:table-cell office:value-type="float" office:value="2.368">
            <text:p>2,36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2.385">
            <text:p>2,38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1.376">
            <text:p>1,3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36">
            <text:p>4536</text:p>
          </table:table-cell>
        </table:table-row>
        <table:table-row table:style-name="ro1">
          <table:table-cell office:value-type="float" office:value="1.511">
            <text:p>1,51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office:value-type="float" office:value="2.367">
            <text:p>2,36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1.445">
            <text:p>1,4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31">
            <text:p>4231</text:p>
          </table:table-cell>
        </table:table-row>
        <table:table-row table:style-name="ro1">
          <table:table-cell office:value-type="float" office:value="4.324">
            <text:p>4,32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3.194">
            <text:p>3,1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2.386">
            <text:p>2,38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1.377">
            <text:p>1,37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45">
            <text:p>4545</text:p>
          </table:table-cell>
        </table:table-row>
        <table:table-row table:style-name="ro1">
          <table:table-cell office:value-type="float" office:value="4.325">
            <text:p>4,3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1.512">
            <text:p>1,51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float" office:value="1.446">
            <text:p>1,4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44">
            <text:p>4244</text:p>
          </table:table-cell>
        </table:table-row>
        <table:table-row table:style-name="ro1">
          <table:table-cell office:value-type="float" office:value="4.326">
            <text:p>4,32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1.514">
            <text:p>1,51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2">
            <text:p>3942</text:p>
          </table:table-cell>
        </table:table-row>
        <table:table-row table:style-name="ro1">
          <table:table-cell office:value-type="float" office:value="2.387">
            <text:p>2,38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1.381">
            <text:p>1,38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43">
            <text:p>4543</text:p>
          </table:table-cell>
        </table:table-row>
        <table:table-row table:style-name="ro1">
          <table:table-cell office:value-type="float" office:value="4.327">
            <text:p>4,32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79">
            <text:p>4879</text:p>
          </table:table-cell>
        </table:table-row>
        <table:table-row table:style-name="ro1">
          <table:table-cell office:value-type="float" office:value="1.513">
            <text:p>1,51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53">
            <text:p>3953</text:p>
          </table:table-cell>
        </table:table-row>
        <table:table-row table:style-name="ro1">
          <table:table-cell office:value-type="float" office:value="1.447">
            <text:p>1,4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4">
            <text:p>4254</text:p>
          </table:table-cell>
        </table:table-row>
        <table:table-row table:style-name="ro1">
          <table:table-cell office:value-type="float" office:value="4.328">
            <text:p>4,32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float" office:value="2.388">
            <text:p>2,38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1.448">
            <text:p>1,4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office:value-type="float" office:value="1.515">
            <text:p>1,51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57">
            <text:p>3957</text:p>
          </table:table-cell>
        </table:table-row>
        <table:table-row table:style-name="ro1">
          <table:table-cell office:value-type="float" office:value="4.329">
            <text:p>4,32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86">
            <text:p>4886</text:p>
          </table:table-cell>
        </table:table-row>
        <table:table-row table:style-name="ro1">
          <table:table-cell office:value-type="float" office:value="1.449">
            <text:p>1,4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office:value-type="float" office:value="4.33">
            <text:p>4,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88">
            <text:p>4888</text:p>
          </table:table-cell>
        </table:table-row>
        <table:table-row table:style-name="ro1">
          <table:table-cell office:value-type="float" office:value="1.52">
            <text:p>1,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45">
            <text:p>3945</text:p>
          </table:table-cell>
        </table:table-row>
        <table:table-row table:style-name="ro1">
          <table:table-cell office:value-type="float" office:value="1.451">
            <text:p>1,4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office:value-type="float" office:value="2.389">
            <text:p>2,38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4.331">
            <text:p>4,33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1.452">
            <text:p>1,4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office:value-type="float" office:value="1.516">
            <text:p>1,51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5">
            <text:p>3975</text:p>
          </table:table-cell>
        </table:table-row>
        <table:table-row table:style-name="ro1">
          <table:table-cell office:value-type="float" office:value="4.332">
            <text:p>4,3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2.39">
            <text:p>2,3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float" office:value="3.195">
            <text:p>3,1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4.333">
            <text:p>4,33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897">
            <text:p>4897</text:p>
          </table:table-cell>
        </table:table-row>
        <table:table-row table:style-name="ro1">
          <table:table-cell office:value-type="float" office:value="1.454">
            <text:p>1,4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9">
            <text:p>4269</text:p>
          </table:table-cell>
        </table:table-row>
        <table:table-row table:style-name="ro1">
          <table:table-cell office:value-type="float" office:value="1.521">
            <text:p>1,52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68">
            <text:p>3968</text:p>
          </table:table-cell>
        </table:table-row>
        <table:table-row table:style-name="ro1">
          <table:table-cell office:value-type="float" office:value="4.334">
            <text:p>4,3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1.455">
            <text:p>1,4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0">
            <text:p>4270</text:p>
          </table:table-cell>
        </table:table-row>
        <table:table-row table:style-name="ro1">
          <table:table-cell office:value-type="float" office:value="2.391">
            <text:p>2,39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1.517">
            <text:p>1,51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5">
            <text:p>3995</text:p>
          </table:table-cell>
        </table:table-row>
        <table:table-row table:style-name="ro1">
          <table:table-cell office:value-type="float" office:value="4.335">
            <text:p>4,3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1.458">
            <text:p>1,4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6">
            <text:p>4266</text:p>
          </table:table-cell>
        </table:table-row>
        <table:table-row table:style-name="ro1">
          <table:table-cell office:value-type="float" office:value="1.523">
            <text:p>1,52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75">
            <text:p>3975</text:p>
          </table:table-cell>
        </table:table-row>
        <table:table-row table:style-name="ro1">
          <table:table-cell office:value-type="float" office:value="4.336">
            <text:p>4,3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04">
            <text:p>4904</text:p>
          </table:table-cell>
        </table:table-row>
        <table:table-row table:style-name="ro1">
          <table:table-cell office:value-type="float" office:value="1.459">
            <text:p>1,4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office:value-type="float" office:value="2.392">
            <text:p>2,39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.518">
            <text:p>1,51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4.337">
            <text:p>4,3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1.462">
            <text:p>1,4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.338">
            <text:p>4,3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1.525">
            <text:p>1,52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office:value-type="float" office:value="2.393">
            <text:p>2,39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float" office:value="1.463">
            <text:p>1,4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1.519">
            <text:p>1,51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office:value-type="float" office:value="4.339">
            <text:p>4,3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13">
            <text:p>4913</text:p>
          </table:table-cell>
        </table:table-row>
        <table:table-row table:style-name="ro1">
          <table:table-cell office:value-type="float" office:value="1.464">
            <text:p>1,4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0">
            <text:p>4270</text:p>
          </table:table-cell>
        </table:table-row>
        <table:table-row table:style-name="ro1">
          <table:table-cell office:value-type="float" office:value="4.34">
            <text:p>4,3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1.466">
            <text:p>1,46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8">
            <text:p>4268</text:p>
          </table:table-cell>
        </table:table-row>
        <table:table-row table:style-name="ro1">
          <table:table-cell office:value-type="float" office:value="2.394">
            <text:p>2,394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4.341">
            <text:p>4,34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1.467">
            <text:p>1,46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9">
            <text:p>4269</text:p>
          </table:table-cell>
        </table:table-row>
        <table:table-row table:style-name="ro1">
          <table:table-cell office:value-type="float" office:value="4.342">
            <text:p>4,34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19">
            <text:p>4919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68">
            <text:p>4268</text:p>
          </table:table-cell>
        </table:table-row>
        <table:table-row table:style-name="ro1">
          <table:table-cell office:value-type="float" office:value="2.395">
            <text:p>2,39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float" office:value="1.531">
            <text:p>1,53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3992">
            <text:p>3992</text:p>
          </table:table-cell>
        </table:table-row>
        <table:table-row table:style-name="ro1">
          <table:table-cell office:value-type="float" office:value="4.343">
            <text:p>4,34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1.47">
            <text:p>1,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2">
            <text:p>4272</text:p>
          </table:table-cell>
        </table:table-row>
        <table:table-row table:style-name="ro1">
          <table:table-cell office:value-type="float" office:value="1.522">
            <text:p>1,52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.344">
            <text:p>4,34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1.472">
            <text:p>1,47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1">
            <text:p>4271</text:p>
          </table:table-cell>
        </table:table-row>
        <table:table-row table:style-name="ro1">
          <table:table-cell office:value-type="float" office:value="2.396">
            <text:p>2,396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float" office:value="3.197">
            <text:p>3,1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4.345">
            <text:p>4,34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27">
            <text:p>4927</text:p>
          </table:table-cell>
        </table:table-row>
        <table:table-row table:style-name="ro1">
          <table:table-cell office:value-type="float" office:value="1.473">
            <text:p>1,47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3">
            <text:p>4273</text:p>
          </table:table-cell>
        </table:table-row>
        <table:table-row table:style-name="ro1">
          <table:table-cell office:value-type="float" office:value="2.397">
            <text:p>2,39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4.346">
            <text:p>4,34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1.474">
            <text:p>1,47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8">
            <text:p>4278</text:p>
          </table:table-cell>
        </table:table-row>
        <table:table-row table:style-name="ro1">
          <table:table-cell office:value-type="float" office:value="1.524">
            <text:p>1,52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56">
            <text:p>4056</text:p>
          </table:table-cell>
        </table:table-row>
        <table:table-row table:style-name="ro1">
          <table:table-cell office:value-type="float" office:value="4.347">
            <text:p>4,34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34">
            <text:p>4934</text:p>
          </table:table-cell>
        </table:table-row>
        <table:table-row table:style-name="ro1">
          <table:table-cell office:value-type="float" office:value="1.475">
            <text:p>1,47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9">
            <text:p>4279</text:p>
          </table:table-cell>
        </table:table-row>
        <table:table-row table:style-name="ro1">
          <table:table-cell office:value-type="float" office:value="4.348">
            <text:p>4,3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35">
            <text:p>4935</text:p>
          </table:table-cell>
        </table:table-row>
        <table:table-row table:style-name="ro1">
          <table:table-cell office:value-type="float" office:value="1.476">
            <text:p>1,47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83">
            <text:p>4283</text:p>
          </table:table-cell>
        </table:table-row>
        <table:table-row table:style-name="ro1">
          <table:table-cell office:value-type="float" office:value="1.526">
            <text:p>1,52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2.398">
            <text:p>2,39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4.349">
            <text:p>4,34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1.479">
            <text:p>1,47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276">
            <text:p>4276</text:p>
          </table:table-cell>
        </table:table-row>
        <table:table-row table:style-name="ro1">
          <table:table-cell office:value-type="float" office:value="2.399">
            <text:p>2,399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float" office:value="3.196">
            <text:p>3,1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28">
            <text:p>5228</text:p>
          </table:table-cell>
        </table:table-row>
        <table:table-row table:style-name="ro1">
          <table:table-cell office:value-type="float" office:value="4.35">
            <text:p>4,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43">
            <text:p>4943</text:p>
          </table:table-cell>
        </table:table-row>
        <table:table-row table:style-name="ro1">
          <table:table-cell office:value-type="float" office:value="3.198">
            <text:p>3,1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16">
            <text:p>5216</text:p>
          </table:table-cell>
        </table:table-row>
        <table:table-row table:style-name="ro1">
          <table:table-cell office:value-type="float" office:value="4.351">
            <text:p>4,35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1.527">
            <text:p>1,52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76">
            <text:p>4076</text:p>
          </table:table-cell>
        </table:table-row>
        <table:table-row table:style-name="ro1">
          <table:table-cell office:value-type="float" office:value="4.352">
            <text:p>4,35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1.528">
            <text:p>1,52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2">
            <text:p>4082</text:p>
          </table:table-cell>
        </table:table-row>
        <table:table-row table:style-name="ro1">
          <table:table-cell office:value-type="float" office:value="4.353">
            <text:p>4,3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1.529">
            <text:p>1,52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1.53">
            <text:p>1,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office:value-type="float" office:value="4.354">
            <text:p>4,35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55">
            <text:p>4955</text:p>
          </table:table-cell>
        </table:table-row>
        <table:table-row table:style-name="ro1">
          <table:table-cell office:value-type="float" office:value="1.532">
            <text:p>1,53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87">
            <text:p>4087</text:p>
          </table:table-cell>
        </table:table-row>
        <table:table-row table:style-name="ro1">
          <table:table-cell office:value-type="float" office:value="4.355">
            <text:p>4,35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61">
            <text:p>4961</text:p>
          </table:table-cell>
        </table:table-row>
        <table:table-row table:style-name="ro1">
          <table:table-cell office:value-type="float" office:value="3.199">
            <text:p>3,1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52">
            <text:p>5252</text:p>
          </table:table-cell>
        </table:table-row>
        <table:table-row table:style-name="ro1">
          <table:table-cell office:value-type="float" office:value="4.356">
            <text:p>4,35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65">
            <text:p>4965</text:p>
          </table:table-cell>
        </table:table-row>
        <table:table-row table:style-name="ro1">
          <table:table-cell office:value-type="float" office:value="1.533">
            <text:p>1,53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4.357">
            <text:p>4,35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68">
            <text:p>4968</text:p>
          </table:table-cell>
        </table:table-row>
        <table:table-row table:style-name="ro1">
          <table:table-cell office:value-type="float" office:value="1.534">
            <text:p>1,53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float" office:value="4.358">
            <text:p>4,35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72">
            <text:p>4972</text:p>
          </table:table-cell>
        </table:table-row>
        <table:table-row table:style-name="ro1">
          <table:table-cell office:value-type="float" office:value="1.535">
            <text:p>1,53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office:value-type="float" office:value="4.359">
            <text:p>4,35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76">
            <text:p>4976</text:p>
          </table:table-cell>
        </table:table-row>
        <table:table-row table:style-name="ro1">
          <table:table-cell office:value-type="float" office:value="1.536">
            <text:p>1,53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office:value-type="float" office:value="1.537">
            <text:p>1,53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7">
            <text:p>4107</text:p>
          </table:table-cell>
        </table:table-row>
        <table:table-row table:style-name="ro1">
          <table:table-cell office:value-type="float" office:value="4.36">
            <text:p>4,3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1.538">
            <text:p>1,53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1">
            <text:p>4111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98">
            <text:p>5298</text:p>
          </table:table-cell>
        </table:table-row>
        <table:table-row table:style-name="ro1">
          <table:table-cell office:value-type="float" office:value="4.361">
            <text:p>4,36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89">
            <text:p>4989</text:p>
          </table:table-cell>
        </table:table-row>
        <table:table-row table:style-name="ro1">
          <table:table-cell office:value-type="float" office:value="1.539">
            <text:p>1,53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float" office:value="4.362">
            <text:p>4,36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office:value-type="float" office:value="1.54">
            <text:p>1,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4">
            <text:p>4124</text:p>
          </table:table-cell>
        </table:table-row>
        <table:table-row table:style-name="ro1">
          <table:table-cell office:value-type="float" office:value="4.363">
            <text:p>4,36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1.541">
            <text:p>1,54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7">
            <text:p>4127</text:p>
          </table:table-cell>
        </table:table-row>
        <table:table-row table:style-name="ro1">
          <table:table-cell office:value-type="float" office:value="4.364">
            <text:p>4,36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1.542">
            <text:p>1,54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1">
            <text:p>4131</text:p>
          </table:table-cell>
        </table:table-row>
        <table:table-row table:style-name="ro1">
          <table:table-cell office:value-type="float" office:value="4.365">
            <text:p>4,36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02">
            <text:p>5002</text:p>
          </table:table-cell>
        </table:table-row>
        <table:table-row table:style-name="ro1">
          <table:table-cell office:value-type="float" office:value="1.543">
            <text:p>1,54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7">
            <text:p>4127</text:p>
          </table:table-cell>
        </table:table-row>
        <table:table-row table:style-name="ro1">
          <table:table-cell office:value-type="float" office:value="4.366">
            <text:p>4,36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09">
            <text:p>5009</text:p>
          </table:table-cell>
        </table:table-row>
        <table:table-row table:style-name="ro1">
          <table:table-cell office:value-type="float" office:value="1.544">
            <text:p>1,54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1">
            <text:p>4131</text:p>
          </table:table-cell>
        </table:table-row>
        <table:table-row table:style-name="ro1">
          <table:table-cell office:value-type="float" office:value="3.201">
            <text:p>3,20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4.367">
            <text:p>4,36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14">
            <text:p>5014</text:p>
          </table:table-cell>
        </table:table-row>
        <table:table-row table:style-name="ro1">
          <table:table-cell office:value-type="float" office:value="1.545">
            <text:p>1,54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9">
            <text:p>4129</text:p>
          </table:table-cell>
        </table:table-row>
        <table:table-row table:style-name="ro1">
          <table:table-cell office:value-type="float" office:value="4.368">
            <text:p>4,36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15">
            <text:p>5015</text:p>
          </table:table-cell>
        </table:table-row>
        <table:table-row table:style-name="ro1">
          <table:table-cell office:value-type="float" office:value="1.546">
            <text:p>1,54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30">
            <text:p>4130</text:p>
          </table:table-cell>
        </table:table-row>
        <table:table-row table:style-name="ro1">
          <table:table-cell office:value-type="float" office:value="4.369">
            <text:p>4,36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19">
            <text:p>5019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6">
            <text:p>4126</text:p>
          </table:table-cell>
        </table:table-row>
        <table:table-row table:style-name="ro1">
          <table:table-cell office:value-type="float" office:value="4.37">
            <text:p>4,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24">
            <text:p>5024</text:p>
          </table:table-cell>
        </table:table-row>
        <table:table-row table:style-name="ro1">
          <table:table-cell office:value-type="float" office:value="1.548">
            <text:p>1,54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8">
            <text:p>4128</text:p>
          </table:table-cell>
        </table:table-row>
        <table:table-row table:style-name="ro1">
          <table:table-cell office:value-type="float" office:value="4.371">
            <text:p>4,37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1.549">
            <text:p>1,54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2">
            <text:p>4122</text:p>
          </table:table-cell>
        </table:table-row>
        <table:table-row table:style-name="ro1">
          <table:table-cell office:value-type="float" office:value="4.372">
            <text:p>4,37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32">
            <text:p>5032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2">
            <text:p>4122</text:p>
          </table:table-cell>
        </table:table-row>
        <table:table-row table:style-name="ro1">
          <table:table-cell office:value-type="float" office:value="4.373">
            <text:p>4,37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1.551">
            <text:p>1,55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5">
            <text:p>4115</text:p>
          </table:table-cell>
        </table:table-row>
        <table:table-row table:style-name="ro1">
          <table:table-cell office:value-type="float" office:value="2.275">
            <text:p>2,275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125">
            <text:p>4125</text:p>
          </table:table-cell>
        </table:table-row>
        <table:table-row table:style-name="ro1">
          <table:table-cell office:value-type="float" office:value="1.552">
            <text:p>1,55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5">
            <text:p>4115</text:p>
          </table:table-cell>
        </table:table-row>
        <table:table-row table:style-name="ro1">
          <table:table-cell office:value-type="float" office:value="4.374">
            <text:p>4,37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3.202">
            <text:p>3,20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4.375">
            <text:p>4,37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47">
            <text:p>5047</text:p>
          </table:table-cell>
        </table:table-row>
        <table:table-row table:style-name="ro1">
          <table:table-cell office:value-type="float" office:value="1.553">
            <text:p>1,55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9">
            <text:p>4119</text:p>
          </table:table-cell>
        </table:table-row>
        <table:table-row table:style-name="ro1">
          <table:table-cell office:value-type="float" office:value="4.376">
            <text:p>4,37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52">
            <text:p>5052</text:p>
          </table:table-cell>
        </table:table-row>
        <table:table-row table:style-name="ro1">
          <table:table-cell office:value-type="float" office:value="1.554">
            <text:p>1,55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20">
            <text:p>4120</text:p>
          </table:table-cell>
        </table:table-row>
        <table:table-row table:style-name="ro1">
          <table:table-cell office:value-type="float" office:value="4.377">
            <text:p>4,37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1.555">
            <text:p>1,555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1">
            <text:p>4111</text:p>
          </table:table-cell>
        </table:table-row>
        <table:table-row table:style-name="ro1">
          <table:table-cell office:value-type="float" office:value="4.378">
            <text:p>4,37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58">
            <text:p>5058</text:p>
          </table:table-cell>
        </table:table-row>
        <table:table-row table:style-name="ro1">
          <table:table-cell office:value-type="float" office:value="1.556">
            <text:p>1,5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12">
            <text:p>4112</text:p>
          </table:table-cell>
        </table:table-row>
        <table:table-row table:style-name="ro1">
          <table:table-cell office:value-type="float" office:value="4.379">
            <text:p>4,37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63">
            <text:p>5063</text:p>
          </table:table-cell>
        </table:table-row>
        <table:table-row table:style-name="ro1">
          <table:table-cell office:value-type="float" office:value="1.557">
            <text:p>1,557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3">
            <text:p>4103</text:p>
          </table:table-cell>
        </table:table-row>
        <table:table-row table:style-name="ro1">
          <table:table-cell office:value-type="float" office:value="1.558">
            <text:p>1,558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3">
            <text:p>4103</text:p>
          </table:table-cell>
        </table:table-row>
        <table:table-row table:style-name="ro1">
          <table:table-cell office:value-type="float" office:value="4.38">
            <text:p>4,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68">
            <text:p>5068</text:p>
          </table:table-cell>
        </table:table-row>
        <table:table-row table:style-name="ro1">
          <table:table-cell office:value-type="float" office:value="3.206">
            <text:p>3,20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31">
            <text:p>5431</text:p>
          </table:table-cell>
        </table:table-row>
        <table:table-row table:style-name="ro1">
          <table:table-cell office:value-type="float" office:value="3.203">
            <text:p>3,20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3.207">
            <text:p>3,20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4.381">
            <text:p>4,38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74">
            <text:p>5074</text:p>
          </table:table-cell>
        </table:table-row>
        <table:table-row table:style-name="ro1">
          <table:table-cell office:value-type="float" office:value="1.559">
            <text:p>1,559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4">
            <text:p>4104</text:p>
          </table:table-cell>
        </table:table-row>
        <table:table-row table:style-name="ro1">
          <table:table-cell office:value-type="float" office:value="4.382">
            <text:p>4,38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1.56">
            <text:p>1,56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105">
            <text:p>4105</text:p>
          </table:table-cell>
        </table:table-row>
        <table:table-row table:style-name="ro1">
          <table:table-cell office:value-type="float" office:value="1.561">
            <text:p>1,561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9">
            <text:p>4099</text:p>
          </table:table-cell>
        </table:table-row>
        <table:table-row table:style-name="ro1">
          <table:table-cell office:value-type="float" office:value="4.383">
            <text:p>4,38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1.562">
            <text:p>1,562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9">
            <text:p>4099</text:p>
          </table:table-cell>
        </table:table-row>
        <table:table-row table:style-name="ro1">
          <table:table-cell office:value-type="float" office:value="4.384">
            <text:p>4,38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1.563">
            <text:p>1,563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office:value-type="float" office:value="4.385">
            <text:p>4,38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91">
            <text:p>5091</text:p>
          </table:table-cell>
        </table:table-row>
        <table:table-row table:style-name="ro1">
          <table:table-cell office:value-type="float" office:value="1.564">
            <text:p>1,564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093">
            <text:p>4093</text:p>
          </table:table-cell>
        </table:table-row>
        <table:table-row table:style-name="ro1">
          <table:table-cell office:value-type="float" office:value="4.386">
            <text:p>4,38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94">
            <text:p>5094</text:p>
          </table:table-cell>
        </table:table-row>
        <table:table-row table:style-name="ro1">
          <table:table-cell office:value-type="float" office:value="3.204">
            <text:p>3,20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3.205">
            <text:p>3,20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8">
            <text:p>5498</text:p>
          </table:table-cell>
        </table:table-row>
        <table:table-row table:style-name="ro1">
          <table:table-cell office:value-type="float" office:value="4.387">
            <text:p>4,38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099">
            <text:p>5099</text:p>
          </table:table-cell>
        </table:table-row>
        <table:table-row table:style-name="ro1">
          <table:table-cell office:value-type="float" office:value="4.388">
            <text:p>4,38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05">
            <text:p>5105</text:p>
          </table:table-cell>
        </table:table-row>
        <table:table-row table:style-name="ro1">
          <table:table-cell office:value-type="float" office:value="3.208">
            <text:p>3,20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4.389">
            <text:p>4,38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07">
            <text:p>5107</text:p>
          </table:table-cell>
        </table:table-row>
        <table:table-row table:style-name="ro1">
          <table:table-cell office:value-type="float" office:value="4.39">
            <text:p>4,3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09">
            <text:p>5109</text:p>
          </table:table-cell>
        </table:table-row>
        <table:table-row table:style-name="ro1">
          <table:table-cell office:value-type="float" office:value="3.209">
            <text:p>3,20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6">
            <text:p>5496</text:p>
          </table:table-cell>
        </table:table-row>
        <table:table-row table:style-name="ro1">
          <table:table-cell office:value-type="float" office:value="4.391">
            <text:p>4,39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3.21">
            <text:p>3,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6">
            <text:p>5496</text:p>
          </table:table-cell>
        </table:table-row>
        <table:table-row table:style-name="ro1">
          <table:table-cell office:value-type="float" office:value="3.211">
            <text:p>3,21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4.392">
            <text:p>4,39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3.212">
            <text:p>3,21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6">
            <text:p>5496</text:p>
          </table:table-cell>
        </table:table-row>
        <table:table-row table:style-name="ro1">
          <table:table-cell office:value-type="float" office:value="4.393">
            <text:p>4,39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20">
            <text:p>5120</text:p>
          </table:table-cell>
        </table:table-row>
        <table:table-row table:style-name="ro1">
          <table:table-cell office:value-type="float" office:value="3.213">
            <text:p>3,21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4.394">
            <text:p>4,394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24">
            <text:p>5124</text:p>
          </table:table-cell>
        </table:table-row>
        <table:table-row table:style-name="ro1">
          <table:table-cell office:value-type="float" office:value="3.214">
            <text:p>3,21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4.395">
            <text:p>4,39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.215">
            <text:p>3,21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3.216">
            <text:p>3,21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6">
            <text:p>5496</text:p>
          </table:table-cell>
        </table:table-row>
        <table:table-row table:style-name="ro1">
          <table:table-cell office:value-type="float" office:value="4.396">
            <text:p>4,396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34">
            <text:p>5134</text:p>
          </table:table-cell>
        </table:table-row>
        <table:table-row table:style-name="ro1">
          <table:table-cell office:value-type="float" office:value="3.217">
            <text:p>3,21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4.397">
            <text:p>4,39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39">
            <text:p>5139</text:p>
          </table:table-cell>
        </table:table-row>
        <table:table-row table:style-name="ro1">
          <table:table-cell office:value-type="float" office:value="3.218">
            <text:p>3,21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4.398">
            <text:p>4,39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3.22">
            <text:p>3,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3.221">
            <text:p>3,22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4.399">
            <text:p>4,399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5151">
            <text:p>5151</text:p>
          </table:table-cell>
        </table:table-row>
        <table:table-row table:style-name="ro1">
          <table:table-cell office:value-type="float" office:value="3.222">
            <text:p>3,22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3.223">
            <text:p>3,2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3.224">
            <text:p>3,2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3">
            <text:p>5493</text:p>
          </table:table-cell>
        </table:table-row>
        <table:table-row table:style-name="ro1">
          <table:table-cell office:value-type="float" office:value="3.225">
            <text:p>3,2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3.226">
            <text:p>3,2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3.227">
            <text:p>3,2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3.228">
            <text:p>3,2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3.229">
            <text:p>3,2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3.23">
            <text:p>3,2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3.231">
            <text:p>3,23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3.232">
            <text:p>3,23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3.233">
            <text:p>3,23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45">
            <text:p>5545</text:p>
          </table:table-cell>
        </table:table-row>
        <table:table-row table:style-name="ro1">
          <table:table-cell office:value-type="float" office:value="3.234">
            <text:p>3,23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47">
            <text:p>5547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54">
            <text:p>5554</text:p>
          </table:table-cell>
        </table:table-row>
        <table:table-row table:style-name="ro1">
          <table:table-cell office:value-type="float" office:value="3.236">
            <text:p>3,23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3.237">
            <text:p>3,23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72">
            <text:p>5572</text:p>
          </table:table-cell>
        </table:table-row>
        <table:table-row table:style-name="ro1">
          <table:table-cell office:value-type="float" office:value="3.238">
            <text:p>3,23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75">
            <text:p>5575</text:p>
          </table:table-cell>
        </table:table-row>
        <table:table-row table:style-name="ro1">
          <table:table-cell office:value-type="float" office:value="3.239">
            <text:p>3,23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83">
            <text:p>5583</text:p>
          </table:table-cell>
        </table:table-row>
        <table:table-row table:style-name="ro1">
          <table:table-cell office:value-type="float" office:value="3.24">
            <text:p>3,2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3.241">
            <text:p>3,24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93">
            <text:p>5593</text:p>
          </table:table-cell>
        </table:table-row>
        <table:table-row table:style-name="ro1">
          <table:table-cell office:value-type="float" office:value="3.242">
            <text:p>3,24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3.243">
            <text:p>3,24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08">
            <text:p>5608</text:p>
          </table:table-cell>
        </table:table-row>
        <table:table-row table:style-name="ro1">
          <table:table-cell office:value-type="float" office:value="3.244">
            <text:p>3,24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09">
            <text:p>5609</text:p>
          </table:table-cell>
        </table:table-row>
        <table:table-row table:style-name="ro1">
          <table:table-cell office:value-type="float" office:value="3.245">
            <text:p>3,24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22">
            <text:p>5622</text:p>
          </table:table-cell>
        </table:table-row>
        <table:table-row table:style-name="ro1">
          <table:table-cell office:value-type="float" office:value="3.246">
            <text:p>3,24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3.247">
            <text:p>3,24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3.248">
            <text:p>3,24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3.249">
            <text:p>3,24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59">
            <text:p>5659</text:p>
          </table:table-cell>
        </table:table-row>
        <table:table-row table:style-name="ro1">
          <table:table-cell office:value-type="float" office:value="3.251">
            <text:p>3,25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3.252">
            <text:p>3,25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66">
            <text:p>5666</text:p>
          </table:table-cell>
        </table:table-row>
        <table:table-row table:style-name="ro1">
          <table:table-cell office:value-type="float" office:value="3.253">
            <text:p>3,25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76">
            <text:p>5676</text:p>
          </table:table-cell>
        </table:table-row>
        <table:table-row table:style-name="ro1">
          <table:table-cell office:value-type="float" office:value="3.254">
            <text:p>3,25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3.255">
            <text:p>3,25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85">
            <text:p>5685</text:p>
          </table:table-cell>
        </table:table-row>
        <table:table-row table:style-name="ro1">
          <table:table-cell office:value-type="float" office:value="3.256">
            <text:p>3,25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3.257">
            <text:p>3,25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694">
            <text:p>5694</text:p>
          </table:table-cell>
        </table:table-row>
        <table:table-row table:style-name="ro1">
          <table:table-cell office:value-type="float" office:value="3.258">
            <text:p>3,25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07">
            <text:p>5707</text:p>
          </table:table-cell>
        </table:table-row>
        <table:table-row table:style-name="ro1">
          <table:table-cell office:value-type="float" office:value="3.259">
            <text:p>3,25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13">
            <text:p>5713</text:p>
          </table:table-cell>
        </table:table-row>
        <table:table-row table:style-name="ro1">
          <table:table-cell office:value-type="float" office:value="3.26">
            <text:p>3,2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15">
            <text:p>5715</text:p>
          </table:table-cell>
        </table:table-row>
        <table:table-row table:style-name="ro1">
          <table:table-cell office:value-type="float" office:value="3.261">
            <text:p>3,26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3.262">
            <text:p>3,26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3.263">
            <text:p>3,26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35">
            <text:p>5735</text:p>
          </table:table-cell>
        </table:table-row>
        <table:table-row table:style-name="ro1">
          <table:table-cell office:value-type="float" office:value="3.264">
            <text:p>3,26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38">
            <text:p>5738</text:p>
          </table:table-cell>
        </table:table-row>
        <table:table-row table:style-name="ro1">
          <table:table-cell office:value-type="float" office:value="3.265">
            <text:p>3,26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44">
            <text:p>5744</text:p>
          </table:table-cell>
        </table:table-row>
        <table:table-row table:style-name="ro1">
          <table:table-cell office:value-type="float" office:value="3.266">
            <text:p>3,26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56">
            <text:p>5756</text:p>
          </table:table-cell>
        </table:table-row>
        <table:table-row table:style-name="ro1">
          <table:table-cell office:value-type="float" office:value="3.267">
            <text:p>3,26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59">
            <text:p>5759</text:p>
          </table:table-cell>
        </table:table-row>
        <table:table-row table:style-name="ro1">
          <table:table-cell office:value-type="float" office:value="3.268">
            <text:p>3,26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65">
            <text:p>5765</text:p>
          </table:table-cell>
        </table:table-row>
        <table:table-row table:style-name="ro1">
          <table:table-cell office:value-type="float" office:value="3.269">
            <text:p>3,26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3.27">
            <text:p>3,2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74">
            <text:p>5774</text:p>
          </table:table-cell>
        </table:table-row>
        <table:table-row table:style-name="ro1">
          <table:table-cell office:value-type="float" office:value="3.271">
            <text:p>3,27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3.272">
            <text:p>3,27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84">
            <text:p>5784</text:p>
          </table:table-cell>
        </table:table-row>
        <table:table-row table:style-name="ro1">
          <table:table-cell office:value-type="float" office:value="3.273">
            <text:p>3,27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88">
            <text:p>5788</text:p>
          </table:table-cell>
        </table:table-row>
        <table:table-row table:style-name="ro1">
          <table:table-cell office:value-type="float" office:value="3.274">
            <text:p>3,27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3.275">
            <text:p>3,27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797">
            <text:p>5797</text:p>
          </table:table-cell>
        </table:table-row>
        <table:table-row table:style-name="ro1">
          <table:table-cell office:value-type="float" office:value="3.276">
            <text:p>3,27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03">
            <text:p>5803</text:p>
          </table:table-cell>
        </table:table-row>
        <table:table-row table:style-name="ro1">
          <table:table-cell office:value-type="float" office:value="3.277">
            <text:p>3,27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07">
            <text:p>5807</text:p>
          </table:table-cell>
        </table:table-row>
        <table:table-row table:style-name="ro1">
          <table:table-cell office:value-type="float" office:value="3.278">
            <text:p>3,27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12">
            <text:p>5812</text:p>
          </table:table-cell>
        </table:table-row>
        <table:table-row table:style-name="ro1">
          <table:table-cell office:value-type="float" office:value="3.279">
            <text:p>3,27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16">
            <text:p>5816</text:p>
          </table:table-cell>
        </table:table-row>
        <table:table-row table:style-name="ro1">
          <table:table-cell office:value-type="float" office:value="3.28">
            <text:p>3,2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21">
            <text:p>5821</text:p>
          </table:table-cell>
        </table:table-row>
        <table:table-row table:style-name="ro1">
          <table:table-cell office:value-type="float" office:value="3.281">
            <text:p>3,28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27">
            <text:p>5827</text:p>
          </table:table-cell>
        </table:table-row>
        <table:table-row table:style-name="ro1">
          <table:table-cell office:value-type="float" office:value="3.282">
            <text:p>3,28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3.283">
            <text:p>3,28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3.284">
            <text:p>3,28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3.285">
            <text:p>3,28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46">
            <text:p>5846</text:p>
          </table:table-cell>
        </table:table-row>
        <table:table-row table:style-name="ro1">
          <table:table-cell office:value-type="float" office:value="3.286">
            <text:p>3,28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50">
            <text:p>5850</text:p>
          </table:table-cell>
        </table:table-row>
        <table:table-row table:style-name="ro1">
          <table:table-cell office:value-type="float" office:value="3.287">
            <text:p>3,28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54">
            <text:p>5854</text:p>
          </table:table-cell>
        </table:table-row>
        <table:table-row table:style-name="ro1">
          <table:table-cell office:value-type="float" office:value="3.288">
            <text:p>3,28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58">
            <text:p>5858</text:p>
          </table:table-cell>
        </table:table-row>
        <table:table-row table:style-name="ro1">
          <table:table-cell office:value-type="float" office:value="3.289">
            <text:p>3,28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62">
            <text:p>5862</text:p>
          </table:table-cell>
        </table:table-row>
        <table:table-row table:style-name="ro1">
          <table:table-cell office:value-type="float" office:value="3.29">
            <text:p>3,2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65">
            <text:p>5865</text:p>
          </table:table-cell>
        </table:table-row>
        <table:table-row table:style-name="ro1">
          <table:table-cell office:value-type="float" office:value="3.291">
            <text:p>3,291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70">
            <text:p>5870</text:p>
          </table:table-cell>
        </table:table-row>
        <table:table-row table:style-name="ro1">
          <table:table-cell office:value-type="float" office:value="3.292">
            <text:p>3,292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3.293">
            <text:p>3,293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78">
            <text:p>5878</text:p>
          </table:table-cell>
        </table:table-row>
        <table:table-row table:style-name="ro1">
          <table:table-cell office:value-type="float" office:value="3.294">
            <text:p>3,294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83">
            <text:p>5883</text:p>
          </table:table-cell>
        </table:table-row>
        <table:table-row table:style-name="ro1">
          <table:table-cell office:value-type="float" office:value="3.295">
            <text:p>3,295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87">
            <text:p>5887</text:p>
          </table:table-cell>
        </table:table-row>
        <table:table-row table:style-name="ro1">
          <table:table-cell office:value-type="float" office:value="3.296">
            <text:p>3,296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91">
            <text:p>5891</text:p>
          </table:table-cell>
        </table:table-row>
        <table:table-row table:style-name="ro1">
          <table:table-cell office:value-type="float" office:value="3.297">
            <text:p>3,297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95">
            <text:p>5895</text:p>
          </table:table-cell>
        </table:table-row>
        <table:table-row table:style-name="ro1">
          <table:table-cell office:value-type="float" office:value="3.298">
            <text:p>3,298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901">
            <text:p>5901</text:p>
          </table:table-cell>
        </table:table-row>
        <table:table-row table:style-name="ro1">
          <table:table-cell office:value-type="float" office:value="3.299">
            <text:p>3,299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906">
            <text:p>5906</text:p>
          </table:table-cell>
        </table:table-row>
      </table:table>
      <table:table table:name="Means" table:style-name="ta1">
        <table:shapes>
          <draw:frame draw:z-index="0" draw:style-name="gr1" svg:width="15.999cm" svg:height="8.999cm" svg:x="0.001cm" svg:y="3.401cm">
            <draw:object draw:notify-on-update-of-ranges="Means.D2:Means.E2 Means.A3:Means.A3 Means.D3:Means.E3 Means.A4:Means.A4 Means.D4:Means.E4 Means.A5:Means.A5 Means.D5:Means.E5 Means.A6:Means.A6 Means.D6:Means.E6 Means.A7:Means.A7 Means.D7:Means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5.805cm" svg:y="3.401cm">
            <draw:object draw:notify-on-update-of-ranges="Means.A3:Means.A7 Means.D2:Means.D2 Means.D3:Means.D7 Means.E2:Means.E2 Means.E3:Means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Seconds</text:p>
          </table:table-cell>
          <table:covered-table-cell/>
          <table:table-cell table:style-name="ce1" office:value-type="string" table:number-columns-spanned="2" table:number-rows-spanned="1">
            <text:p>Minutes</text:p>
          </table:table-cell>
          <table:covered-table-cell/>
        </table:table-row>
        <table:table-row table:style-name="ro1">
          <table:table-cell office:value-type="string">
            <text:p>OD</text:p>
          </table:table-cell>
          <table:table-cell office:value-type="string">
            <text:p>First</text:p>
          </table:table-cell>
          <table:table-cell office:value-type="string">
            <text:p>Best</text:p>
          </table:table-cell>
          <table:table-cell table:formula="of:=[.B2]" office:value-type="string" office:string-value="First">
            <text:p>First</text:p>
          </table:table-cell>
          <table:table-cell table:formula="of:=[.C2]" office:value-type="string" office:string-value="Best">
            <text:p>Best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float" office:value="4496.08">
            <text:p>4496,08</text:p>
          </table:table-cell>
          <table:table-cell office:value-type="float" office:value="3438.35">
            <text:p>3438,35</text:p>
          </table:table-cell>
          <table:table-cell table:formula="of:=ROUND([.B3]/60;2)" office:value-type="float" office:value="74.93">
            <text:p>74,93</text:p>
          </table:table-cell>
          <table:table-cell table:formula="of:=ROUND([.C3]/60;2)" office:value-type="float" office:value="57.31">
            <text:p>57,31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float" office:value="4215.36">
            <text:p>4215,36</text:p>
          </table:table-cell>
          <table:table-cell office:value-type="float" office:value="2817.02">
            <text:p>2817,02</text:p>
          </table:table-cell>
          <table:table-cell table:formula="of:=ROUND([.B4]/60;2)" office:value-type="float" office:value="70.26">
            <text:p>70,26</text:p>
          </table:table-cell>
          <table:table-cell table:formula="of:=ROUND([.C4]/60;2)" office:value-type="float" office:value="46.95">
            <text:p>46,95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float" office:value="3125.7">
            <text:p>3125,7</text:p>
          </table:table-cell>
          <table:table-cell office:value-type="float" office:value="3920.9">
            <text:p>3920,9</text:p>
          </table:table-cell>
          <table:table-cell table:formula="of:=ROUND([.B5]/60;2)" office:value-type="float" office:value="52.1">
            <text:p>52,1</text:p>
          </table:table-cell>
          <table:table-cell table:formula="of:=ROUND([.C5]/60;2)" office:value-type="float" office:value="65.35">
            <text:p>65,35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float" office:value="2650.68">
            <text:p>2650,68</text:p>
          </table:table-cell>
          <table:table-cell office:value-type="float" office:value="3126.21">
            <text:p>3126,21</text:p>
          </table:table-cell>
          <table:table-cell table:formula="of:=ROUND([.B6]/60;2)" office:value-type="float" office:value="44.18">
            <text:p>44,18</text:p>
          </table:table-cell>
          <table:table-cell table:formula="of:=ROUND([.C6]/60;2)" office:value-type="float" office:value="52.1">
            <text:p>52,1</text:p>
          </table:table-cell>
        </table:table-row>
        <table:table-row table:style-name="ro1">
          <table:table-cell office:value-type="string">
            <text:p>All</text:p>
          </table:table-cell>
          <table:table-cell table:formula="of:=ROUND(([.B3]*600+[.B4]*400+[.B5]*300+[.B6]*400)/1700;2)" office:value-type="float" office:value="3753.98">
            <text:p>3753,98</text:p>
          </table:table-cell>
          <table:table-cell table:formula="of:=ROUND(([.C3]*600+[.C4]*400+[.C5]*300+[.C6]*400)/1700;2)" office:value-type="float" office:value="3303.87">
            <text:p>3303,87</text:p>
          </table:table-cell>
          <table:table-cell table:formula="of:=ROUND(([.D3]*600+[.D4]*400+[.D5]*300+[.D6]*400)/1700;2)" office:value-type="float" office:value="62.57">
            <text:p>62,57</text:p>
          </table:table-cell>
          <table:table-cell table:formula="of:=ROUND(([.E3]*600+[.E4]*400+[.E5]*300+[.E6]*400)/1700;2)" office:value-type="float" office:value="55.07">
            <text:p>55,07</text:p>
          </table:table-cell>
        </table:table-row>
      </table:table>
      <table:database-ranges>
        <table:database-range table:name="__Anonymous_Sheet_DB__0" table:target-range-address="it0000.A1:it0000.D1701" table:display-filter-buttons="true"/>
        <table:database-range table:name="__Anonymous_Sheet_DB__1" table:target-range-address="it1080.A1:it1080.D17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3/12/2013</text:date>, <text:time>18:27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3-12-23T18:27:17</dc:date>
    <dc:creator>Gabriel </dc:creator>
    <meta:editing-duration>PT3H46M44S</meta:editing-duration>
    <meta:editing-cycles>9</meta:editing-cycles>
    <meta:document-statistic meta:table-count="3" meta:cell-count="13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Average travel time per OD-pair</text:p>
        </chart:title>
        <chart:legend chart:legend-position="end" svg:x="14.716cm" svg:y="3.205cm" style:legend-expansion="high" chart:style-name="ch3"/>
        <chart:plot-area chart:style-name="ch4" table:cell-range-address="Means.D2:Means.E7 Means.A3:Means.A7" chart:data-source-has-labels="both" svg:x="1.331cm" svg:y="1.635cm" svg:width="12.745cm" svg:height="6.765cm">
          <chartooo:coordinate-region svg:x="1.952cm" svg:y="1.834cm" svg:width="12.124cm" svg:height="5.919cm"/>
          <chart:axis chart:dimension="x" chart:name="primary-x" chart:style-name="ch5" chartooo:axis-type="auto">
            <chartooo:date-scale/>
            <chart:categories table:cell-range-address="Means.D2:Means.E2"/>
          </chart:axis>
          <chart:axis chart:dimension="y" chart:name="primary-y" chart:style-name="ch6">
            <chart:title svg:x="0.451cm" svg:y="6.225cm" chart:style-name="ch7">
              <text:p>travel time (min)</text:p>
            </chart:title>
          </chart:axis>
          <chart:series chart:style-name="ch8" chart:values-cell-range-address="Means.D3:Means.E3" chart:label-cell-address="Means.A3:Means.A3" chart:class="chart:bar">
            <chart:data-point chart:repeated="2"/>
          </chart:series>
          <chart:series chart:style-name="ch9" chart:values-cell-range-address="Means.D4:Means.E4" chart:label-cell-address="Means.A4:Means.A4" chart:class="chart:bar">
            <chart:data-point chart:repeated="2"/>
          </chart:series>
          <chart:series chart:style-name="ch10" chart:values-cell-range-address="Means.D5:Means.E5" chart:label-cell-address="Means.A5:Means.A5" chart:class="chart:bar">
            <chart:data-point chart:repeated="2"/>
          </chart:series>
          <chart:series chart:style-name="ch11" chart:values-cell-range-address="Means.D6:Means.E6" chart:label-cell-address="Means.A6:Means.A6" chart:class="chart:bar">
            <chart:data-point chart:repeated="2"/>
          </chart:series>
          <chart:series chart:style-name="ch12" chart:values-cell-range-address="Means.D7:Means.E7" chart:label-cell-address="Means.A7:Means.A7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Means.D2:Means.E2</svg:desc>
                </draw:g>
              </table:table-cell>
              <table:table-cell office:value-type="string">
                <text:p>Best</text:p>
              </table:table-cell>
            </table:table-row>
          </table:table-header-rows>
          <table:table-rows>
            <table:table-row>
              <table:table-cell office:value-type="string">
                <text:p>AL</text:p>
                <draw:g>
                  <svg:desc>Means.A3:Means.A3</svg:desc>
                </draw:g>
              </table:table-cell>
              <table:table-cell office:value-type="float" office:value="74.93">
                <text:p>74.93</text:p>
                <draw:g>
                  <svg:desc>Means.D3:Means.E3</svg:desc>
                </draw:g>
              </table:table-cell>
              <table:table-cell office:value-type="float" office:value="57.31">
                <text:p>57.31</text:p>
              </table:table-cell>
            </table:table-row>
            <table:table-row>
              <table:table-cell office:value-type="string">
                <text:p>AM</text:p>
                <draw:g>
                  <svg:desc>Means.A4:Means.A4</svg:desc>
                </draw:g>
              </table:table-cell>
              <table:table-cell office:value-type="float" office:value="70.26">
                <text:p>70.26</text:p>
                <draw:g>
                  <svg:desc>Means.D4:Means.E4</svg:desc>
                </draw:g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string">
                <text:p>BL</text:p>
                <draw:g>
                  <svg:desc>Means.A5:Means.A5</svg:desc>
                </draw:g>
              </table:table-cell>
              <table:table-cell office:value-type="float" office:value="52.1">
                <text:p>52.1</text:p>
                <draw:g>
                  <svg:desc>Means.D5:Means.E5</svg:desc>
                </draw:g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BM</text:p>
                <draw:g>
                  <svg:desc>Means.A6:Means.A6</svg:desc>
                </draw:g>
              </table:table-cell>
              <table:table-cell office:value-type="float" office:value="44.18">
                <text:p>44.18</text:p>
                <draw:g>
                  <svg:desc>Means.D6:Means.E6</svg:desc>
                </draw:g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All</text:p>
                <draw:g>
                  <svg:desc>Means.A7:Means.A7</svg:desc>
                </draw:g>
              </table:table-cell>
              <table:table-cell office:value-type="float" office:value="62.57">
                <text:p>62.57</text:p>
                <draw:g>
                  <svg:desc>Means.D7:Means.E7</svg:desc>
                </draw:g>
              </table:table-cell>
              <table:table-cell office:value-type="float" office:value="55.07">
                <text:p>55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4.755cm" svg:y="0.316cm" chart:style-name="ch2">
          <text:p>Average travel time per OD-pair</text:p>
        </chart:title>
        <chart:legend chart:legend-position="end" svg:x="14.531cm" svg:y="3.952cm" style:legend-expansion="high" chart:style-name="ch3"/>
        <chart:plot-area chart:style-name="ch4" table:cell-range-address="Means.A3:Means.A7 Means.D2:Means.E7" chart:data-source-has-labels="both" svg:x="1.331cm" svg:y="1.635cm" svg:width="12.56cm" svg:height="6.204cm">
          <chartooo:coordinate-region svg:x="1.952cm" svg:y="1.834cm" svg:width="11.939cm" svg:height="5.358cm"/>
          <chart:axis chart:dimension="x" chart:name="primary-x" chart:style-name="ch5" chartooo:axis-type="auto">
            <chartooo:date-scale/>
            <chart:title svg:x="6.985cm" svg:y="8.019cm" chart:style-name="ch6">
              <text:p>OD-pair</text:p>
            </chart:title>
            <chart:categories table:cell-range-address="Means.A3:Means.A7"/>
          </chart:axis>
          <chart:axis chart:dimension="y" chart:name="primary-y" chart:style-name="ch7">
            <chart:title svg:x="0.451cm" svg:y="5.945cm" chart:style-name="ch8">
              <text:p>travel time (min)</text:p>
            </chart:title>
          </chart:axis>
          <chart:series chart:style-name="ch9" chart:values-cell-range-address="Means.D3:Means.D7" chart:label-cell-address="Means.D2:Means.D2" chart:class="chart:bar">
            <chart:data-point chart:repeated="5"/>
          </chart:series>
          <chart:series chart:style-name="ch10" chart:values-cell-range-address="Means.E3:Means.E7" chart:label-cell-address="Means.E2:Means.E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Means.D2:Means.D2</svg:desc>
                </draw:g>
              </table:table-cell>
              <table:table-cell office:value-type="string">
                <text:p>Best</text:p>
                <draw:g>
                  <svg:desc>Means.E2:Mean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</text:p>
                <draw:g>
                  <svg:desc>Means.A3:Means.A7</svg:desc>
                </draw:g>
              </table:table-cell>
              <table:table-cell office:value-type="float" office:value="74.93">
                <text:p>74.93</text:p>
                <draw:g>
                  <svg:desc>Means.D3:Means.D7</svg:desc>
                </draw:g>
              </table:table-cell>
              <table:table-cell office:value-type="float" office:value="57.31">
                <text:p>57.31</text:p>
                <draw:g>
                  <svg:desc>Means.E3:Means.E7</svg:desc>
                </draw:g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70.26">
                <text:p>70.26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52.1">
                <text:p>52.1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BM</text:p>
              </table:table-cell>
              <table:table-cell office:value-type="float" office:value="44.18">
                <text:p>44.1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62.57">
                <text:p>62.57</text:p>
              </table:table-cell>
              <table:table-cell office:value-type="float" office:value="55.07">
                <text:p>5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